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Titre1" style:master-page-name="MP0" style:list-style-name="WW_OutlineListStyle_4" style:family="paragraph">
      <style:paragraph-properties fo:break-before="page"/>
    </style:style>
    <style:style style:name="P2" style:parent-style-name="Normal" style:family="paragraph">
      <style:paragraph-properties fo:text-indent="0.4916in"/>
    </style:style>
    <style:style style:name="T3" style:parent-style-name="Policepardéfaut" style:family="text">
      <style:text-properties style:language-asian="fr" style:country-asian="FR"/>
    </style:style>
    <style:style style:name="P4" style:parent-style-name="Normal" style:family="paragraph">
      <style:paragraph-properties fo:text-align="center"/>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P7" style:parent-style-name="Normal" style:family="paragraph">
      <style:paragraph-properties fo:text-align="center"/>
    </style:style>
    <style:style style:name="T8" style:parent-style-name="Policepardéfaut" style:family="text">
      <style:text-properties fo:color="#000000" fo:font-size="12pt" style:font-size-asian="12pt" style:font-size-complex="12pt"/>
    </style:style>
    <style:style style:name="P9" style:parent-style-name="Normal" style:family="paragraph">
      <style:paragraph-properties fo:text-align="center"/>
    </style:style>
    <style:style style:name="T10" style:parent-style-name="Policepardéfaut" style:family="text">
      <style:text-properties fo:color="#000000" fo:font-size="12pt" style:font-size-asian="12pt" style:font-size-complex="12pt"/>
    </style:style>
    <style:style style:name="P11" style:parent-style-name="Normal" style:family="paragraph">
      <style:paragraph-properties fo:text-align="center"/>
    </style:style>
    <style:style style:name="T12" style:parent-style-name="Policepardéfaut" style:family="text">
      <style:text-properties fo:color="#000000" fo:font-size="12pt" style:font-size-asian="12pt" style:font-size-complex="12pt"/>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T21" style:parent-style-name="Policepardéfaut" style:family="text">
      <style:text-properties style:language-asian="fr" style:country-asian="FR"/>
    </style:style>
    <style:style style:name="P22" style:parent-style-name="Normal" style:family="paragraph">
      <style:paragraph-properties fo:text-align="center"/>
      <style:text-properties fo:font-size="12pt" style:font-size-asian="12pt" style:font-size-complex="12pt"/>
    </style:style>
    <style:style style:name="P23" style:parent-style-name="Normal" style:family="paragraph">
      <style:paragraph-properties fo:text-align="center"/>
      <style:text-properties fo:font-size="12pt" style:font-size-asian="12pt" style:font-size-complex="12pt"/>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T26" style:parent-style-name="Policepardéfaut" style:family="text">
      <style:text-properties style:language-asian="fr" style:country-asian="FR"/>
    </style:style>
    <style:style style:name="P27" style:parent-style-name="Normal" style:family="paragraph">
      <style:paragraph-properties fo:text-align="center"/>
      <style:text-properties fo:font-size="12pt" style:font-size-asian="12pt" style:font-size-complex="12pt"/>
    </style:style>
    <style:style style:name="T28" style:parent-style-name="Policepardéfaut" style:family="text">
      <style:text-properties style:language-asian="fr" style:country-asian="FR"/>
    </style:style>
    <style:style style:name="P29" style:parent-style-name="Normal" style:family="paragraph">
      <style:paragraph-properties fo:text-align="center"/>
      <style:text-properties fo:font-size="12pt" style:font-size-asian="12pt" style:font-size-complex="12pt"/>
    </style:style>
    <style:style style:name="TableColumn31" style:family="table-column">
      <style:table-column-properties style:column-width="1.9458in"/>
    </style:style>
    <style:style style:name="TableColumn32" style:family="table-column">
      <style:table-column-properties style:column-width="5.5347in"/>
    </style:style>
    <style:style style:name="Table30" style:family="table">
      <style:table-properties style:width="7.4805in" fo:margin-left="0in" table:align="left"/>
    </style:style>
    <style:style style:name="TableRow33" style:family="table-row">
      <style:table-row-properties/>
    </style:style>
    <style:style style:name="TableCell34"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35"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Cell36"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37"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Row38" style:family="table-row">
      <style:table-row-properties/>
    </style:style>
    <style:style style:name="TableCell39" style:family="table-cell">
      <style:table-cell-properties fo:border="0.0138in solid #000000" fo:background-color="#C0C0C0" fo:padding-top="0in" fo:padding-left="0.075in" fo:padding-bottom="0in" fo:padding-right="0.075in"/>
    </style:style>
    <style:style style:name="P40"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41" style:family="table-cell">
      <style:table-cell-properties fo:border="0.0138in solid #000000" fo:background-color="#C0C0C0" fo:padding-top="0in" fo:padding-left="0.075in" fo:padding-bottom="0in" fo:padding-right="0.075in"/>
    </style:style>
    <style:style style:name="P42" style:parent-style-name="Normal" style:family="paragraph">
      <style:paragraph-properties fo:margin-bottom="0in" fo:line-height="100%"/>
    </style:style>
    <style:style style:name="TableRow43" style:family="table-row">
      <style:table-row-properties/>
    </style:style>
    <style:style style:name="TableCell44" style:family="table-cell">
      <style:table-cell-properties fo:border="0.0138in solid #000000" fo:padding-top="0in" fo:padding-left="0.075in" fo:padding-bottom="0in" fo:padding-right="0.075in"/>
    </style:style>
    <style:style style:name="P45"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46" style:family="table-cell">
      <style:table-cell-properties fo:border="0.0138in solid #000000"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138in solid #000000" fo:background-color="#C0C0C0" fo:padding-top="0in" fo:padding-left="0.075in" fo:padding-bottom="0in" fo:padding-right="0.075in"/>
    </style:style>
    <style:style style:name="P50"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51" style:family="table-cell">
      <style:table-cell-properties fo:border="0.0138in solid #000000" fo:background-color="#C0C0C0" fo:padding-top="0in" fo:padding-left="0.075in" fo:padding-bottom="0in" fo:padding-right="0.075in"/>
    </style:style>
    <style:style style:name="P52" style:parent-style-name="Normal" style:family="paragraph">
      <style:paragraph-properties fo:margin-bottom="0in" fo:line-height="100%"/>
    </style:style>
    <style:style style:name="TableRow53" style:family="table-row">
      <style:table-row-properties/>
    </style:style>
    <style:style style:name="TableCell54" style:family="table-cell">
      <style:table-cell-properties fo:border="0.0138in solid #000000" fo:padding-top="0in" fo:padding-left="0.075in" fo:padding-bottom="0in" fo:padding-right="0.075in"/>
    </style:style>
    <style:style style:name="P55"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56" style:family="table-cell">
      <style:table-cell-properties fo:border="0.0138in solid #000000"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138in solid #000000" fo:background-color="#C0C0C0" fo:padding-top="0in" fo:padding-left="0.075in" fo:padding-bottom="0in" fo:padding-right="0.075in"/>
    </style:style>
    <style:style style:name="P60"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61" style:family="table-cell">
      <style:table-cell-properties fo:border="0.0138in solid #000000" fo:background-color="#C0C0C0" fo:padding-top="0in" fo:padding-left="0.075in" fo:padding-bottom="0in" fo:padding-right="0.075in"/>
    </style:style>
    <style:style style:name="P62" style:parent-style-name="Normal" style:family="paragraph">
      <style:paragraph-properties fo:margin-bottom="0in" fo:line-height="100%"/>
    </style:style>
    <style:style style:name="P63" style:parent-style-name="Normal" style:family="paragraph">
      <style:paragraph-properties fo:break-before="page"/>
    </style:style>
    <style:style style:name="P64" style:parent-style-name="Normal" style:family="paragraph">
      <style:paragraph-properties fo:text-align="center"/>
      <style:text-properties fo:font-weight="bold" style:font-weight-asian="bold" fo:color="#C00000" fo:font-size="16pt" style:font-size-asian="16pt" style:font-size-complex="16pt"/>
    </style:style>
    <style:style style:name="T65" style:parent-style-name="Policepardéfaut" style:family="text">
      <style:text-properties fo:font-weight="bold" style:font-weight-asian="bold" fo:color="#C00000" fo:font-size="16pt" style:font-size-asian="16pt" style:font-size-complex="16pt" style:language-asian="fr" style:country-asian="FR"/>
    </style:style>
    <style:style style:name="P66" style:parent-style-name="Normal" style:family="paragraph">
      <style:paragraph-properties fo:text-align="center"/>
    </style:style>
    <style:style style:name="T67" style:parent-style-name="Policepardéfaut" style:family="text">
      <style:text-properties fo:font-size="12pt" style:font-size-asian="12pt" style:font-size-complex="12pt"/>
    </style:style>
    <style:style style:name="P68" style:parent-style-name="Normal" style:family="paragraph">
      <style:paragraph-properties fo:text-align="center"/>
    </style:style>
    <style:style style:name="T69" style:parent-style-name="Policepardéfaut" style:family="text">
      <style:text-properties fo:color="#000000" fo:font-size="12pt" style:font-size-asian="12pt" style:font-size-complex="12pt"/>
    </style:style>
    <style:style style:name="P70" style:parent-style-name="Normal" style:family="paragraph">
      <style:paragraph-properties fo:text-align="center"/>
      <style:text-properties fo:font-weight="bold" style:font-weight-asian="bold" fo:color="#C00000" fo:font-size="16pt" style:font-size-asian="16pt" style:font-size-complex="16pt"/>
    </style:style>
    <style:style style:name="T71" style:parent-style-name="Policepardéfaut" style:family="text">
      <style:text-properties fo:font-weight="bold" style:font-weight-asian="bold" fo:color="#C00000" fo:font-size="16pt" style:font-size-asian="16pt" style:font-size-complex="16pt" style:language-asian="fr" style:country-asian="FR"/>
    </style:style>
    <style:style style:name="P72" style:parent-style-name="Normal" style:family="paragraph">
      <style:paragraph-properties fo:text-align="center"/>
    </style:style>
    <style:style style:name="T73" style:parent-style-name="Policepardéfaut" style:family="text">
      <style:text-properties fo:font-size="12pt" style:font-size-asian="12pt" style:font-size-complex="12pt"/>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T79" style:parent-style-name="Policepardéfaut" style:family="text">
      <style:text-properties style:language-asian="fr" style:country-asian="FR"/>
    </style:style>
    <style:style style:name="P80" style:parent-style-name="Normal" style:family="paragraph">
      <style:paragraph-properties fo:text-align="center"/>
    </style:style>
    <style:style style:name="T81" style:parent-style-name="Policepardéfaut" style:family="text">
      <style:text-properties fo:font-size="12pt" style:font-size-asian="12pt" style:font-size-complex="12pt"/>
    </style:style>
    <style:style style:name="P82" style:parent-style-name="Normal" style:family="paragraph">
      <style:paragraph-properties fo:text-align="center"/>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paragraph-properties fo:text-align="center"/>
    </style:style>
    <style:style style:name="P86" style:parent-style-name="Normal" style:family="paragraph">
      <style:paragraph-properties fo:break-before="page"/>
    </style:style>
    <style:style style:name="P87" style:parent-style-name="Normal" style:family="paragraph">
      <style:paragraph-properties fo:text-align="center"/>
    </style:style>
    <style:style style:name="T88" style:parent-style-name="Policepardéfaut" style:family="text">
      <style:text-properties fo:font-weight="bold" style:font-weight-asian="bold" fo:color="#C00000" fo:font-size="16pt" style:font-size-asian="16pt" style:font-size-complex="16pt" style:language-asian="fr" style:country-asian="FR"/>
    </style:style>
    <style:style style:name="P89" style:parent-style-name="Normal" style:family="paragraph">
      <style:paragraph-properties fo:text-align="center"/>
    </style:style>
    <style:style style:name="T90" style:parent-style-name="Policepardéfaut" style:family="text">
      <style:text-properties fo:font-size="12pt" style:font-size-asian="12pt" style:font-size-complex="12pt"/>
    </style:style>
    <style:style style:name="T91" style:parent-style-name="Policepardéfaut" style:family="text">
      <style:text-properties fo:font-weight="bold" style:font-weight-asian="bold" fo:color="#C00000" fo:font-size="16pt" style:font-size-asian="16pt" style:font-size-complex="16pt"/>
    </style:style>
    <style:style style:name="T92" style:parent-style-name="Policepardéfaut" style:family="text">
      <style:text-properties fo:font-weight="bold" style:font-weight-asian="bold" fo:color="#C00000" fo:font-size="16pt" style:font-size-asian="16pt" style:font-size-complex="16pt"/>
    </style:style>
    <style:style style:name="T93" style:parent-style-name="Policepardéfaut" style:family="text">
      <style:text-properties style:language-asian="fr" style:country-asian="FR"/>
    </style:style>
    <style:style style:name="P94" style:parent-style-name="Normal" style:family="paragraph">
      <style:paragraph-properties fo:text-align="end" fo:margin-bottom="0in"/>
      <style:text-properties fo:font-size="8pt" style:font-size-asian="8pt" style:font-size-complex="8pt"/>
    </style:style>
    <style:style style:name="P95" style:parent-style-name="Normal" style:family="paragraph">
      <style:paragraph-properties fo:text-align="end" fo:margin-bottom="0in"/>
      <style:text-properties fo:font-size="8pt" style:font-size-asian="8pt" style:font-size-complex="8pt"/>
    </style:style>
    <style:style style:name="T96" style:parent-style-name="Policepardéfaut" style:family="text">
      <style:text-properties style:language-asian="fr" style:country-asian="FR"/>
    </style:style>
    <style:style style:name="P97" style:parent-style-name="Normal" style:family="paragraph">
      <style:paragraph-properties fo:margin-bottom="0in"/>
      <style:text-properties fo:font-size="8pt" style:font-size-asian="8pt" style:font-size-complex="8pt"/>
    </style:style>
    <style:style style:name="P98" style:parent-style-name="Normal" style:family="paragraph">
      <style:text-properties fo:font-size="8pt" style:font-size-asian="8pt" style:font-size-complex="8pt"/>
    </style:style>
    <style:style style:name="T99" style:parent-style-name="Policepardéfaut" style:family="text">
      <style:text-properties style:language-asian="fr" style:country-asian="FR"/>
    </style:style>
    <style:style style:name="P100" style:parent-style-name="Normal" style:family="paragraph">
      <style:paragraph-properties fo:text-align="end" fo:margin-bottom="0in"/>
      <style:text-properties fo:font-size="8pt" style:font-size-asian="8pt" style:font-size-complex="8pt"/>
    </style:style>
    <style:style style:name="P101" style:parent-style-name="Normal" style:family="paragraph">
      <style:paragraph-properties fo:text-align="end" fo:margin-bottom="0in"/>
      <style:text-properties fo:font-size="8pt" style:font-size-asian="8pt" style:font-size-complex="8pt"/>
    </style:style>
    <style:style style:name="T102" style:parent-style-name="Policepardéfaut" style:family="text">
      <style:text-properties style:language-asian="fr" style:country-asian="FR"/>
    </style:style>
    <style:style style:name="P103" style:parent-style-name="Normal" style:family="paragraph">
      <style:paragraph-properties fo:margin-bottom="0in"/>
      <style:text-properties fo:font-size="8pt" style:font-size-asian="8pt" style:font-size-complex="8pt"/>
    </style:style>
    <style:style style:name="P104" style:parent-style-name="Normal" style:family="paragraph">
      <style:text-properties fo:font-size="8pt" style:font-size-asian="8pt" style:font-size-complex="8pt"/>
    </style:style>
    <style:style style:name="T105" style:parent-style-name="Policepardéfaut" style:family="text">
      <style:text-properties style:language-asian="fr" style:country-asian="FR"/>
    </style:style>
    <style:style style:name="P106" style:parent-style-name="Normal" style:family="paragraph">
      <style:paragraph-properties fo:text-align="end" fo:margin-bottom="0in"/>
      <style:text-properties fo:font-size="8pt" style:font-size-asian="8pt" style:font-size-complex="8pt"/>
    </style:style>
    <style:style style:name="P107" style:parent-style-name="Normal" style:family="paragraph">
      <style:paragraph-properties fo:text-align="end" fo:margin-bottom="0in"/>
      <style:text-properties fo:font-size="8pt" style:font-size-asian="8pt" style:font-size-complex="8pt"/>
    </style:style>
    <style:style style:name="T108" style:parent-style-name="Policepardéfaut" style:family="text">
      <style:text-properties style:language-asian="fr" style:country-asian="FR"/>
    </style:style>
    <style:style style:name="P109" style:parent-style-name="Normal" style:family="paragraph">
      <style:paragraph-properties fo:margin-bottom="0in"/>
      <style:text-properties fo:font-size="8pt" style:font-size-asian="8pt" style:font-size-complex="8pt"/>
    </style:style>
    <style:style style:name="P110" style:parent-style-name="Normal" style:family="paragraph">
      <style:text-properties fo:font-size="8pt" style:font-size-asian="8pt" style:font-size-complex="8pt"/>
    </style:style>
    <style:style style:name="T111" style:parent-style-name="Policepardéfaut" style:family="text">
      <style:text-properties style:language-asian="fr" style:country-asian="FR"/>
    </style:style>
    <style:style style:name="T112" style:parent-style-name="Policepardéfaut" style:family="text">
      <style:text-properties style:language-asian="fr" style:country-asian="FR"/>
    </style:style>
    <style:style style:name="T113" style:parent-style-name="Policepardéfaut" style:family="text">
      <style:text-properties style:language-asian="fr" style:country-asian="FR"/>
    </style:style>
    <style:style style:name="P114" style:parent-style-name="Normal" style:family="paragraph">
      <style:paragraph-properties fo:margin-bottom="0in"/>
      <style:text-properties fo:font-size="8pt" style:font-size-asian="8pt" style:font-size-complex="8pt"/>
    </style:style>
    <style:style style:name="P115" style:parent-style-name="Normal" style:family="paragraph">
      <style:text-properties fo:font-size="8pt" style:font-size-asian="8pt" style:font-size-complex="8pt"/>
    </style:style>
    <style:style style:name="P116" style:parent-style-name="Normal" style:family="paragraph">
      <style:text-properties fo:font-size="8pt" style:font-size-asian="8pt" style:font-size-complex="8pt"/>
    </style:style>
    <style:style style:name="T117" style:parent-style-name="Policepardéfaut" style:family="text">
      <style:text-properties style:language-asian="fr" style:country-asian="FR"/>
    </style:style>
    <style:style style:name="P118" style:parent-style-name="Normal" style:family="paragraph">
      <style:paragraph-properties fo:text-align="center"/>
    </style:style>
    <style:style style:name="P119" style:parent-style-name="Normal" style:family="paragraph">
      <style:paragraph-properties fo:text-align="center"/>
      <style:text-properties fo:font-weight="bold" style:font-weight-asian="bold"/>
    </style:style>
    <style:style style:name="P120" style:parent-style-name="Normal" style:family="paragraph">
      <style:paragraph-properties fo:text-align="center"/>
    </style:style>
    <style:style style:name="P121" style:parent-style-name="Normal" style:family="paragraph">
      <style:text-properties fo:font-size="8pt" style:font-size-asian="8pt" style:font-size-complex="8pt"/>
    </style:style>
    <style:style style:name="P122" style:parent-style-name="Normal" style:family="paragraph">
      <style:text-properties fo:font-size="8pt" style:font-size-asian="8pt" style:font-size-complex="8pt"/>
    </style:style>
    <style:style style:name="P123" style:parent-style-name="Normal" style:family="paragraph">
      <style:paragraph-properties fo:text-align="center"/>
    </style:style>
    <style:style style:name="T124" style:parent-style-name="Policepardéfaut" style:family="text">
      <style:text-properties fo:color="#000000" fo:font-size="12pt" style:font-size-asian="12pt" style:font-size-complex="12pt"/>
    </style:style>
    <style:style style:name="P125" style:parent-style-name="Normal" style:family="paragraph">
      <style:text-properties fo:font-size="8pt" style:font-size-asian="8pt" style:font-size-complex="8pt"/>
    </style:style>
    <style:style style:name="P126" style:parent-style-name="Normal" style:family="paragraph">
      <style:text-properties fo:font-size="8pt" style:font-size-asian="8pt" style:font-size-complex="8pt"/>
    </style:style>
    <style:style style:name="P127" style:parent-style-name="Normal" style:family="paragraph">
      <style:text-properties fo:font-size="8pt" style:font-size-asian="8pt" style:font-size-complex="8pt"/>
    </style:style>
    <style:style style:name="T128" style:parent-style-name="Policepardéfaut" style:family="text">
      <style:text-properties style:language-asian="fr" style:country-asian="FR"/>
    </style:style>
    <style:style style:name="P129" style:parent-style-name="Normal" style:family="paragraph">
      <style:paragraph-properties fo:text-align="center"/>
      <style:text-properties fo:font-weight="bold" style:font-weight-asian="bold"/>
    </style:style>
    <style:style style:name="P130" style:parent-style-name="Normal" style:family="paragraph">
      <style:paragraph-properties fo:text-align="center"/>
    </style:style>
    <style:style style:name="T131" style:parent-style-name="Policepardéfaut" style:family="text">
      <style:text-properties fo:font-size="9pt" style:font-size-asian="9pt" style:font-size-complex="9pt"/>
    </style:style>
    <style:style style:name="P132" style:parent-style-name="Normal" style:family="paragraph">
      <style:paragraph-properties fo:text-align="center"/>
      <style:text-properties fo:font-size="8pt" style:font-size-asian="8pt" style:font-size-complex="8pt"/>
    </style:style>
    <style:style style:name="P133" style:parent-style-name="Normal" style:family="paragraph">
      <style:paragraph-properties fo:text-align="center"/>
    </style:style>
    <style:style style:name="P134" style:parent-style-name="Normal" style:family="paragraph">
      <style:text-properties fo:font-size="8pt" style:font-size-asian="8pt" style:font-size-complex="8pt"/>
    </style:style>
    <style:style style:name="P135" style:parent-style-name="Normal" style:family="paragraph">
      <style:paragraph-properties fo:text-align="end"/>
    </style:style>
    <style:style style:name="P136" style:parent-style-name="Normal" style:family="paragraph">
      <style:text-properties fo:font-size="8pt" style:font-size-asian="8pt" style:font-size-complex="8pt"/>
    </style:style>
    <style:style style:name="P137" style:parent-style-name="Normal" style:family="paragraph">
      <style:text-properties fo:font-size="8pt" style:font-size-asian="8pt" style:font-size-complex="8pt"/>
    </style:style>
    <style:style style:name="P138" style:parent-style-name="Normal" style:family="paragraph">
      <style:text-properties fo:font-size="8pt" style:font-size-asian="8pt" style:font-size-complex="8pt"/>
    </style:style>
    <style:style style:name="P139" style:parent-style-name="Normal" style:family="paragraph">
      <style:paragraph-properties fo:text-align="center"/>
    </style:style>
    <style:style style:name="T140" style:parent-style-name="Policepardéfaut" style:family="text">
      <style:text-properties fo:color="#000000" fo:font-size="12pt" style:font-size-asian="12pt" style:font-size-complex="12pt"/>
    </style:style>
    <style:style style:name="P141" style:parent-style-name="Normal" style:family="paragraph">
      <style:paragraph-properties fo:text-align="center"/>
    </style:style>
    <style:style style:name="T142" style:parent-style-name="Policepardéfaut" style:family="text">
      <style:text-properties fo:color="#000000" fo:font-size="12pt" style:font-size-asian="12pt" style:font-size-complex="12pt"/>
    </style:style>
    <style:style style:name="P143" style:parent-style-name="Normal" style:family="paragraph">
      <style:paragraph-properties fo:text-align="center"/>
    </style:style>
    <style:style style:name="T144" style:parent-style-name="Policepardéfaut" style:family="text">
      <style:text-properties fo:color="#000000" fo:font-size="12pt" style:font-size-asian="12pt" style:font-size-complex="12pt"/>
    </style:style>
    <style:style style:name="P145" style:parent-style-name="Normal" style:family="paragraph">
      <style:paragraph-properties fo:text-align="center"/>
    </style:style>
    <style:style style:name="T146" style:parent-style-name="Policepardéfaut" style:family="text">
      <style:text-properties fo:color="#000000" fo:font-size="12pt" style:font-size-asian="12pt" style:font-size-complex="12pt"/>
    </style:style>
    <style:style style:name="P147" style:parent-style-name="Normal" style:family="paragraph">
      <style:paragraph-properties fo:text-align="center"/>
      <style:text-properties fo:font-size="8pt" style:font-size-asian="8pt" style:font-size-complex="8pt"/>
    </style:style>
    <style:style style:name="T148" style:parent-style-name="Policepardéfaut" style:family="text">
      <style:text-properties style:language-asian="fr" style:country-asian="FR"/>
    </style:style>
    <style:style style:name="P149" style:parent-style-name="Normal" style:family="paragraph">
      <style:paragraph-properties fo:text-align="center"/>
    </style:style>
    <style:style style:name="P150" style:parent-style-name="Normal" style:family="paragraph">
      <style:paragraph-properties fo:text-align="center"/>
      <style:text-properties fo:font-weight="bold" style:font-weight-asian="bold" fo:font-size="8pt" style:font-size-asian="8pt" style:font-size-complex="8pt"/>
    </style:style>
    <style:style style:name="P151" style:parent-style-name="Normal" style:family="paragraph">
      <style:paragraph-properties fo:text-align="center"/>
    </style:style>
    <style:style style:name="P152" style:parent-style-name="Normal" style:family="paragraph">
      <style:text-properties fo:font-size="8pt" style:font-size-asian="8pt" style:font-size-complex="8pt" fo:language="en" fo:country="US"/>
    </style:style>
    <style:style style:name="T153" style:parent-style-name="Policepardéfaut" style:family="text">
      <style:text-properties style:language-asian="fr" style:country-asian="FR"/>
    </style:style>
    <style:style style:name="P154" style:parent-style-name="Normal" style:family="paragraph">
      <style:paragraph-properties fo:text-align="center"/>
    </style:style>
    <style:style style:name="P155" style:parent-style-name="Normal" style:family="paragraph">
      <style:paragraph-properties fo:text-align="center"/>
    </style:style>
    <style:style style:name="T156" style:parent-style-name="Policepardéfaut" style:family="text">
      <style:text-properties fo:font-size="9pt" style:font-size-asian="9pt" style:font-size-complex="9pt"/>
    </style:style>
    <style:style style:name="P157" style:parent-style-name="Normal" style:family="paragraph">
      <style:paragraph-properties fo:text-align="center"/>
      <style:text-properties fo:font-weight="bold" style:font-weight-asian="bold"/>
    </style:style>
    <style:style style:name="P158" style:parent-style-name="Normal" style:family="paragraph">
      <style:paragraph-properties fo:break-before="page"/>
    </style:style>
    <style:style style:name="TableColumn160" style:family="table-column">
      <style:table-column-properties style:column-width="1.1965in"/>
    </style:style>
    <style:style style:name="TableColumn161" style:family="table-column">
      <style:table-column-properties style:column-width="2.0527in"/>
    </style:style>
    <style:style style:name="TableColumn162" style:family="table-column">
      <style:table-column-properties style:column-width="2.5388in"/>
    </style:style>
    <style:style style:name="TableColumn163" style:family="table-column">
      <style:table-column-properties style:column-width="1.5479in"/>
    </style:style>
    <style:style style:name="Table159" style:family="table">
      <style:table-properties style:width="7.3361in" fo:margin-left="0in" table:align="left"/>
    </style:style>
    <style:style style:name="TableRow164" style:family="table-row">
      <style:table-row-properties/>
    </style:style>
    <style:style style:name="TableCell165"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166"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Cell167"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168"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Cell169"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170"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Cell171" style:family="table-cell">
      <style:table-cell-properties fo:border-top="0.0138in solid #000000" fo:border-left="0.0138in solid #000000" fo:border-bottom="0.0312in solid #000000" fo:border-right="0.0138in solid #000000" fo:padding-top="0in" fo:padding-left="0.075in" fo:padding-bottom="0in" fo:padding-right="0.075in"/>
    </style:style>
    <style:style style:name="P172" style:parent-style-name="Normal" style:family="paragraph">
      <style:paragraph-properties fo:text-align="center" fo:margin-bottom="0in" fo:line-height="100%"/>
      <style:text-properties style:font-name="Cambria" style:font-name-asian="Times New Roman" fo:font-weight="bold" style:font-weight-asian="bold" style:font-weight-complex="bold"/>
    </style:style>
    <style:style style:name="TableRow173" style:family="table-row">
      <style:table-row-properties/>
    </style:style>
    <style:style style:name="TableCell174" style:family="table-cell">
      <style:table-cell-properties fo:border="0.0138in solid #000000" fo:background-color="#C0C0C0" fo:padding-top="0in" fo:padding-left="0.075in" fo:padding-bottom="0in" fo:padding-right="0.075in"/>
    </style:style>
    <style:style style:name="P175"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176" style:family="table-cell">
      <style:table-cell-properties fo:border="0.0138in solid #000000" fo:background-color="#C0C0C0" fo:padding-top="0in" fo:padding-left="0.075in" fo:padding-bottom="0in" fo:padding-right="0.075in"/>
    </style:style>
    <style:style style:name="P177" style:parent-style-name="Normal" style:family="paragraph">
      <style:paragraph-properties fo:margin-bottom="0in" fo:line-height="100%"/>
    </style:style>
    <style:style style:name="TableCell178" style:family="table-cell">
      <style:table-cell-properties fo:border="0.0138in solid #000000" fo:background-color="#C0C0C0"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138in solid #000000" fo:background-color="#C0C0C0" fo:padding-top="0in" fo:padding-left="0.075in" fo:padding-bottom="0in" fo:padding-right="0.075in"/>
    </style:style>
    <style:style style:name="P181" style:parent-style-name="Normal" style:family="paragraph">
      <style:paragraph-properties fo:margin-bottom="0in" fo:line-height="100%"/>
    </style:style>
    <style:style style:name="TableRow182" style:family="table-row">
      <style:table-row-properties/>
    </style:style>
    <style:style style:name="TableCell183" style:family="table-cell">
      <style:table-cell-properties fo:border="0.0138in solid #000000" fo:padding-top="0in" fo:padding-left="0.075in" fo:padding-bottom="0in" fo:padding-right="0.075in"/>
    </style:style>
    <style:style style:name="P184"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185" style:family="table-cell">
      <style:table-cell-properties fo:border="0.0138in solid #000000"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138in solid #000000"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138in solid #000000" fo:padding-top="0in" fo:padding-left="0.075in" fo:padding-bottom="0in" fo:padding-right="0.075in"/>
    </style:style>
    <style:style style:name="P190" style:parent-style-name="Normal" style:family="paragraph">
      <style:paragraph-properties fo:margin-bottom="0in" fo:line-height="100%"/>
    </style:style>
    <style:style style:name="TableRow191" style:family="table-row">
      <style:table-row-properties/>
    </style:style>
    <style:style style:name="TableCell192" style:family="table-cell">
      <style:table-cell-properties fo:border="0.0138in solid #000000" fo:background-color="#C0C0C0" fo:padding-top="0in" fo:padding-left="0.075in" fo:padding-bottom="0in" fo:padding-right="0.075in"/>
    </style:style>
    <style:style style:name="P193"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194" style:family="table-cell">
      <style:table-cell-properties fo:border="0.0138in solid #000000" fo:background-color="#C0C0C0" fo:padding-top="0in" fo:padding-left="0.075in" fo:padding-bottom="0in" fo:padding-right="0.075in"/>
    </style:style>
    <style:style style:name="P195" style:parent-style-name="Normal" style:family="paragraph">
      <style:paragraph-properties fo:margin-bottom="0in" fo:line-height="100%"/>
    </style:style>
    <style:style style:name="TableCell196" style:family="table-cell">
      <style:table-cell-properties fo:border="0.0138in solid #000000" fo:background-color="#C0C0C0"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138in solid #000000" fo:background-color="#C0C0C0" fo:padding-top="0in" fo:padding-left="0.075in" fo:padding-bottom="0in" fo:padding-right="0.075in"/>
    </style:style>
    <style:style style:name="P199" style:parent-style-name="Normal" style:family="paragraph">
      <style:paragraph-properties fo:margin-bottom="0in" fo:line-height="100%"/>
    </style:style>
    <style:style style:name="TableRow200" style:family="table-row">
      <style:table-row-properties/>
    </style:style>
    <style:style style:name="TableCell201" style:family="table-cell">
      <style:table-cell-properties fo:border="0.0138in solid #000000" fo:padding-top="0in" fo:padding-left="0.075in" fo:padding-bottom="0in" fo:padding-right="0.075in"/>
    </style:style>
    <style:style style:name="P202"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203" style:family="table-cell">
      <style:table-cell-properties fo:border="0.0138in solid #000000" fo:padding-top="0in" fo:padding-left="0.075in" fo:padding-bottom="0in" fo:padding-right="0.075in"/>
    </style:style>
    <style:style style:name="P204" style:parent-style-name="Normal" style:family="paragraph">
      <style:paragraph-properties fo:margin-bottom="0in" fo:line-height="100%"/>
    </style:style>
    <style:style style:name="TableCell205" style:family="table-cell">
      <style:table-cell-properties fo:border="0.0138in solid #000000"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0.0138in solid #000000" fo:padding-top="0in" fo:padding-left="0.075in" fo:padding-bottom="0in" fo:padding-right="0.075in"/>
    </style:style>
    <style:style style:name="P208" style:parent-style-name="Normal" style:family="paragraph">
      <style:paragraph-properties fo:margin-bottom="0in" fo:line-height="100%"/>
    </style:style>
    <style:style style:name="TableRow209" style:family="table-row">
      <style:table-row-properties/>
    </style:style>
    <style:style style:name="TableCell210" style:family="table-cell">
      <style:table-cell-properties fo:border="0.0138in solid #000000" fo:background-color="#C0C0C0" fo:padding-top="0in" fo:padding-left="0.075in" fo:padding-bottom="0in" fo:padding-right="0.075in"/>
    </style:style>
    <style:style style:name="P211" style:parent-style-name="Normal" style:family="paragraph">
      <style:paragraph-properties fo:margin-bottom="0in" fo:line-height="100%"/>
      <style:text-properties style:font-name="Cambria" style:font-name-asian="Times New Roman" fo:font-weight="bold" style:font-weight-asian="bold" style:font-weight-complex="bold"/>
    </style:style>
    <style:style style:name="TableCell212" style:family="table-cell">
      <style:table-cell-properties fo:border="0.0138in solid #000000" fo:background-color="#C0C0C0" fo:padding-top="0in" fo:padding-left="0.075in" fo:padding-bottom="0in" fo:padding-right="0.075in"/>
    </style:style>
    <style:style style:name="P213" style:parent-style-name="Normal" style:family="paragraph">
      <style:paragraph-properties fo:margin-bottom="0in" fo:line-height="100%"/>
    </style:style>
    <style:style style:name="TableCell214" style:family="table-cell">
      <style:table-cell-properties fo:border="0.0138in solid #000000" fo:background-color="#C0C0C0"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0.0138in solid #000000" fo:background-color="#C0C0C0" fo:padding-top="0in" fo:padding-left="0.075in" fo:padding-bottom="0in" fo:padding-right="0.075in"/>
    </style:style>
    <style:style style:name="P217" style:parent-style-name="Normal" style:family="paragraph">
      <style:paragraph-properties fo:margin-bottom="0in" fo:line-height="100%"/>
    </style:style>
    <style:style style:name="P218" style:parent-style-name="Normal" style:family="paragraph">
      <style:paragraph-properties fo:text-align="center"/>
      <style:text-properties fo:font-weight="bold" style:font-weight-asian="bold" fo:color="#C00000" fo:font-size="16pt" style:font-size-asian="16pt" style:font-size-complex="16pt"/>
    </style:style>
    <style:style style:name="T219" style:parent-style-name="Policepardéfaut" style:family="text">
      <style:text-properties style:language-asian="fr" style:country-asian="FR"/>
    </style:style>
    <style:style style:name="P220" style:parent-style-name="Normal" style:family="paragraph">
      <style:paragraph-properties fo:text-align="center"/>
    </style:style>
    <style:style style:name="P221" style:parent-style-name="Normal" style:family="paragraph">
      <style:paragraph-properties fo:text-align="center"/>
      <style:text-properties fo:color="#000000"/>
    </style:style>
    <style:style style:name="P222" style:parent-style-name="Normal" style:family="paragraph">
      <style:paragraph-properties fo:text-align="center"/>
    </style:style>
    <style:style style:name="P223" style:parent-style-name="NormalWeb" style:family="paragraph">
      <style:paragraph-properties fo:text-align="center" fo:margin-top="0in" fo:margin-bottom="0.1388in" fo:line-height="115%"/>
    </style:style>
    <style:style style:name="T224" style:parent-style-name="Policepardéfaut" style:family="text">
      <style:text-properties style:font-name-asian="Calibri" fo:color="#000000" fo:font-size="11pt" style:font-size-asian="11pt" style:font-size-complex="11pt"/>
    </style:style>
    <style:style style:name="P225" style:parent-style-name="NormalWeb" style:family="paragraph">
      <style:paragraph-properties fo:text-align="center" fo:margin-top="0in" fo:margin-bottom="0.1388in" fo:line-height="115%"/>
    </style:style>
    <style:style style:name="T226" style:parent-style-name="Policepardéfaut" style:family="text">
      <style:text-properties style:font-name-asian="Calibri" fo:font-size="11pt" style:font-size-asian="11pt" style:font-size-complex="11pt"/>
    </style:style>
    <style:style style:name="P227" style:parent-style-name="NormalWeb" style:family="paragraph">
      <style:paragraph-properties fo:text-align="center" fo:margin-top="0in" fo:margin-bottom="0.1388in" fo:line-height="115%"/>
    </style:style>
    <style:style style:name="T228" style:parent-style-name="Policepardéfaut" style:family="text">
      <style:text-properties style:font-name-asian="Calibri" fo:color="#000000" fo:font-size="11pt" style:font-size-asian="11pt" style:font-size-complex="11pt"/>
    </style:style>
    <style:style style:name="P229" style:parent-style-name="NormalWeb" style:family="paragraph">
      <style:paragraph-properties fo:text-align="center" fo:margin-top="0in" fo:margin-bottom="0.1388in" fo:line-height="115%"/>
    </style:style>
    <style:style style:name="T230" style:parent-style-name="Policepardéfaut" style:family="text">
      <style:text-properties style:font-name-asian="Calibri" fo:font-size="11pt" style:font-size-asian="11pt" style:font-size-complex="11pt"/>
    </style:style>
    <style:style style:name="P231" style:parent-style-name="NormalWeb" style:family="paragraph">
      <style:paragraph-properties fo:text-align="center" fo:margin-top="0in" fo:margin-bottom="0.1388in" fo:line-height="115%"/>
    </style:style>
    <style:style style:name="T232" style:parent-style-name="Policepardéfaut" style:family="text">
      <style:text-properties style:font-name-asian="Calibri" fo:color="#000000" fo:font-size="11pt" style:font-size-asian="11pt" style:font-size-complex="11pt"/>
    </style:style>
    <style:style style:name="P233" style:parent-style-name="NormalWeb" style:family="paragraph">
      <style:paragraph-properties fo:text-align="center" fo:margin-top="0in" fo:margin-bottom="0.1388in" fo:line-height="115%"/>
    </style:style>
    <style:style style:name="T234" style:parent-style-name="Policepardéfaut" style:family="text">
      <style:text-properties style:font-name-asian="Calibri" fo:font-size="11pt" style:font-size-asian="11pt" style:font-size-complex="11pt"/>
    </style:style>
    <style:style style:name="P235" style:parent-style-name="NormalWeb" style:family="paragraph">
      <style:paragraph-properties fo:margin-top="0in" fo:margin-bottom="0.1388in" fo:line-height="115%"/>
    </style:style>
    <style:style style:name="T236" style:parent-style-name="Policepardéfaut" style:family="text">
      <style:text-properties style:font-name-asian="Calibri" fo:font-size="11pt" style:font-size-asian="11pt" style:font-size-complex="11pt"/>
    </style:style>
    <style:style style:name="P237" style:parent-style-name="NormalWeb" style:family="paragraph">
      <style:paragraph-properties fo:text-align="center" fo:margin-top="0in" fo:margin-bottom="0.1388in" fo:line-height="115%"/>
    </style:style>
    <style:style style:name="T238" style:parent-style-name="Policepardéfaut" style:family="text">
      <style:text-properties style:font-name-asian="Calibri" fo:font-size="11pt" style:font-size-asian="11pt" style:font-size-complex="11pt"/>
    </style:style>
    <style:style style:name="P239" style:parent-style-name="NormalWeb" style:family="paragraph">
      <style:paragraph-properties fo:text-align="center" fo:margin-top="0in" fo:margin-bottom="0.1388in" fo:line-height="115%"/>
    </style:style>
    <style:style style:name="T240" style:parent-style-name="Policepardéfaut" style:family="text">
      <style:text-properties style:font-name-asian="Calibri" fo:color="#000000" fo:font-size="11pt" style:font-size-asian="11pt" style:font-size-complex="11pt"/>
    </style:style>
    <style:style style:name="P241" style:parent-style-name="NormalWeb" style:family="paragraph">
      <style:paragraph-properties fo:text-align="center" fo:margin-top="0in" fo:margin-bottom="0.1388in" fo:line-height="115%"/>
    </style:style>
    <style:style style:name="T242" style:parent-style-name="Policepardéfaut" style:family="text">
      <style:text-properties style:font-name-asian="Calibri" fo:color="#000000" fo:font-size="11pt" style:font-size-asian="11pt" style:font-size-complex="11pt"/>
    </style:style>
    <style:style style:name="P243" style:parent-style-name="Normal" style:family="paragraph">
      <style:text-properties style:font-name-asian="Times New Roman"/>
    </style:style>
    <style:style style:name="P244" style:parent-style-name="NormalWeb" style:family="paragraph">
      <style:paragraph-properties fo:margin-top="0in" fo:margin-bottom="0.1388in" fo:line-height="115%"/>
    </style:style>
    <style:style style:name="T245" style:parent-style-name="Policepardéfaut" style:family="text">
      <style:text-properties style:font-name-asian="Calibri" fo:font-size="11pt" style:font-size-asian="11pt" style:font-size-complex="11pt"/>
    </style:style>
    <style:style style:name="T246" style:parent-style-name="Policepardéfaut" style:family="text">
      <style:text-properties style:language-asian="fr" style:country-asian="FR"/>
    </style:style>
    <style:style style:name="P247" style:parent-style-name="Normal" style:family="paragraph">
      <style:text-properties style:font-name-asian="Times New Roman"/>
    </style:style>
    <style:style style:name="P248" style:parent-style-name="NormalWeb" style:family="paragraph">
      <style:paragraph-properties fo:margin-top="0in" fo:margin-bottom="0.1388in" fo:line-height="115%"/>
    </style:style>
    <style:style style:name="T249" style:parent-style-name="Policepardéfaut" style:family="text">
      <style:text-properties style:font-name-asian="Calibri" fo:font-size="11pt" style:font-size-asian="11pt" style:font-size-complex="11pt"/>
    </style:style>
    <style:style style:name="P250" style:parent-style-name="NormalWeb" style:family="paragraph">
      <style:paragraph-properties fo:margin-top="0in" fo:margin-bottom="0.1388in" fo:line-height="115%"/>
    </style:style>
    <style:style style:name="T251" style:parent-style-name="Policepardéfaut" style:family="text">
      <style:text-properties fo:font-size="11pt" style:font-size-asian="11pt" style:font-size-complex="11pt"/>
    </style:style>
    <style:style style:name="P252" style:parent-style-name="NormalWeb" style:family="paragraph">
      <style:paragraph-properties fo:margin-top="0in" fo:margin-bottom="0.1388in" fo:line-height="115%"/>
    </style:style>
    <style:style style:name="T253" style:parent-style-name="Policepardéfaut" style:family="text">
      <style:text-properties style:font-name-asian="Calibri" fo:font-size="11pt" style:font-size-asian="11pt" style:font-size-complex="11pt"/>
    </style:style>
    <style:style style:name="P254" style:parent-style-name="Normal" style:family="paragraph">
      <style:paragraph-properties fo:margin-bottom="0in"/>
      <style:text-properties fo:color="#000000"/>
    </style:style>
    <style:style style:name="P255" style:parent-style-name="Paragraphedeliste" style:list-style-name="LFO6" style:family="paragraph">
      <style:paragraph-properties fo:margin-bottom="0in" fo:margin-left="0.1972in" fo:text-indent="-0.1972in">
        <style:tab-stops/>
      </style:paragraph-properties>
      <style:text-properties fo:color="#000000"/>
    </style:style>
    <style:style style:name="P256" style:parent-style-name="Paragraphedeliste" style:list-style-name="LFO6" style:family="paragraph">
      <style:paragraph-properties fo:margin-bottom="0in" fo:margin-left="0.1972in" fo:text-indent="-0.1972in">
        <style:tab-stops/>
      </style:paragraph-properties>
      <style:text-properties fo:color="#000000"/>
    </style:style>
    <style:style style:name="P257" style:parent-style-name="Paragraphedeliste" style:list-style-name="LFO6" style:family="paragraph">
      <style:paragraph-properties fo:margin-bottom="0in" fo:margin-left="0.1972in" fo:text-indent="-0.1972in">
        <style:tab-stops/>
      </style:paragraph-properties>
      <style:text-properties fo:color="#000000"/>
    </style:style>
    <style:style style:name="P258" style:parent-style-name="Paragraphedeliste" style:list-style-name="LFO6" style:family="paragraph">
      <style:paragraph-properties fo:margin-bottom="0in" fo:margin-left="0.1972in" fo:text-indent="-0.1972in">
        <style:tab-stops/>
      </style:paragraph-properties>
      <style:text-properties fo:color="#000000"/>
    </style:style>
    <style:style style:name="P259" style:parent-style-name="Paragraphedeliste" style:list-style-name="LFO6" style:family="paragraph">
      <style:paragraph-properties fo:margin-bottom="0in" fo:margin-left="0.1972in" fo:text-indent="-0.1972in">
        <style:tab-stops/>
      </style:paragraph-properties>
      <style:text-properties fo:color="#000000"/>
    </style:style>
    <style:style style:name="P260" style:parent-style-name="NormalWeb" style:family="paragraph">
      <style:paragraph-properties fo:text-align="center" fo:margin-top="0in" fo:margin-bottom="0.1388in" fo:line-height="115%"/>
    </style:style>
    <style:style style:name="T261" style:parent-style-name="Policepardéfaut" style:family="text">
      <style:text-properties style:font-name-asian="Calibri" fo:color="#000000" fo:font-size="11pt" style:font-size-asian="11pt" style:font-size-complex="11pt"/>
    </style:style>
    <style:style style:name="P262" style:parent-style-name="NormalWeb" style:family="paragraph">
      <style:paragraph-properties fo:text-align="center" fo:margin-top="0in" fo:margin-bottom="0.1388in" fo:line-height="115%"/>
    </style:style>
    <style:style style:name="T263" style:parent-style-name="Policepardéfaut" style:family="text">
      <style:text-properties style:font-name-asian="Calibri" fo:font-size="11pt" style:font-size-asian="11pt" style:font-size-complex="11pt"/>
    </style:style>
    <style:style style:name="P264" style:parent-style-name="NormalWeb" style:family="paragraph">
      <style:paragraph-properties fo:text-align="center" fo:margin-top="0in" fo:margin-bottom="0.1388in" fo:line-height="115%"/>
    </style:style>
    <style:style style:name="T265" style:parent-style-name="Policepardéfaut" style:family="text">
      <style:text-properties style:font-name-asian="Calibri" fo:color="#000000" fo:font-size="11pt" style:font-size-asian="11pt" style:font-size-complex="11pt"/>
    </style:style>
    <style:style style:name="P266" style:parent-style-name="NormalWeb" style:family="paragraph">
      <style:paragraph-properties fo:text-align="center" fo:margin-top="0in" fo:margin-bottom="0.1388in" fo:line-height="115%"/>
    </style:style>
    <style:style style:name="T267" style:parent-style-name="Policepardéfaut" style:family="text">
      <style:text-properties style:font-name-asian="Calibri" fo:color="#000000" fo:font-size="11pt" style:font-size-asian="11pt" style:font-size-complex="11pt"/>
    </style:style>
    <style:style style:name="P268" style:parent-style-name="NormalWeb" style:family="paragraph">
      <style:paragraph-properties fo:text-align="center" fo:margin-top="0in" fo:margin-bottom="0.1388in" fo:line-height="115%"/>
    </style:style>
    <style:style style:name="T269" style:parent-style-name="Policepardéfaut" style:family="text">
      <style:text-properties style:font-name-asian="Calibri" fo:font-size="11pt" style:font-size-asian="11pt" style:font-size-complex="11pt"/>
    </style:style>
    <style:style style:name="P270" style:parent-style-name="NormalWeb" style:family="paragraph">
      <style:paragraph-properties fo:text-align="center" fo:margin-top="0in" fo:margin-bottom="0.1388in" fo:line-height="115%"/>
    </style:style>
    <style:style style:name="T271" style:parent-style-name="Policepardéfaut" style:family="text">
      <style:text-properties style:font-name-asian="Calibri" fo:color="#000000" fo:font-size="11pt" style:font-size-asian="11pt" style:font-size-complex="11pt"/>
    </style:style>
    <style:style style:name="P272" style:parent-style-name="NormalWeb" style:family="paragraph">
      <style:paragraph-properties fo:text-align="center" fo:margin-top="0in" fo:margin-bottom="0.1388in" fo:line-height="115%"/>
    </style:style>
    <style:style style:name="T273" style:parent-style-name="Policepardéfaut" style:family="text">
      <style:text-properties style:font-name-asian="Calibri" fo:font-size="11pt" style:font-size-asian="11pt" style:font-size-complex="11pt"/>
    </style:style>
    <style:style style:name="P274" style:parent-style-name="NormalWeb" style:family="paragraph">
      <style:paragraph-properties fo:text-align="center" fo:margin-top="0in" fo:margin-bottom="0.1388in" fo:line-height="115%"/>
    </style:style>
    <style:style style:name="T275" style:parent-style-name="Policepardéfaut" style:family="text">
      <style:text-properties style:font-name-asian="Calibri" fo:font-size="11pt" style:font-size-asian="11pt" style:font-size-complex="11pt"/>
    </style:style>
    <style:style style:name="P276" style:parent-style-name="NormalWeb" style:family="paragraph">
      <style:paragraph-properties fo:margin-top="0in" fo:margin-bottom="0.1388in" fo:line-height="115%"/>
    </style:style>
    <style:style style:name="T277" style:parent-style-name="Policepardéfaut" style:family="text">
      <style:text-properties style:font-name-asian="Calibri" fo:font-size="11pt" style:font-size-asian="11pt" style:font-size-complex="11pt"/>
    </style:style>
    <style:style style:name="P278" style:parent-style-name="NormalWeb" style:family="paragraph">
      <style:paragraph-properties fo:text-align="center" fo:margin-top="0in" fo:margin-bottom="0.1388in" fo:line-height="115%"/>
    </style:style>
    <style:style style:name="T279" style:parent-style-name="Policepardéfaut" style:family="text">
      <style:text-properties style:font-name-asian="Calibri" fo:font-size="11pt" style:font-size-asian="11pt" style:font-size-complex="11pt"/>
    </style:style>
    <style:style style:name="T280" style:parent-style-name="Policepardéfaut" style:family="text">
      <style:text-properties style:font-name-asian="Calibri" fo:font-size="11pt" style:font-size-asian="11pt" style:font-size-complex="11pt"/>
    </style:style>
    <style:style style:name="P281" style:parent-style-name="Sansinterligne" style:family="paragraph">
      <style:paragraph-properties fo:text-align="center"/>
    </style:style>
    <style:style style:name="T282" style:parent-style-name="Policepardéfaut" style:family="text">
      <style:text-properties style:language-asian="fr" style:country-asian="FR"/>
    </style:style>
    <style:style style:name="P283" style:parent-style-name="NormalWeb" style:family="paragraph">
      <style:paragraph-properties fo:margin-top="0in" fo:margin-bottom="0.1388in" fo:line-height="115%"/>
    </style:style>
    <style:style style:name="T284" style:parent-style-name="Policepardéfaut" style:family="text">
      <style:text-properties fo:font-size="11pt" style:font-size-asian="11pt" style:font-size-complex="11pt"/>
    </style:style>
    <style:style style:name="P285" style:parent-style-name="NormalWeb" style:family="paragraph">
      <style:paragraph-properties fo:margin-top="0in" fo:margin-bottom="0.1388in" fo:line-height="115%"/>
    </style:style>
    <style:style style:name="T286" style:parent-style-name="Policepardéfaut" style:family="text">
      <style:text-properties style:font-name-asian="Calibri" fo:font-size="11pt" style:font-size-asian="11pt" style:font-size-complex="11pt"/>
    </style:style>
    <style:style style:name="P287" style:parent-style-name="NormalWeb" style:family="paragraph">
      <style:paragraph-properties fo:margin-top="0in" fo:margin-bottom="0.1388in" fo:line-height="115%"/>
    </style:style>
    <style:style style:name="T288" style:parent-style-name="Policepardéfaut" style:family="text">
      <style:text-properties fo:font-size="11pt" style:font-size-asian="11pt" style:font-size-complex="11pt"/>
    </style:style>
    <style:style style:name="P289" style:parent-style-name="NormalWeb" style:family="paragraph">
      <style:paragraph-properties fo:margin-top="0in" fo:margin-bottom="0.1388in" fo:line-height="115%"/>
    </style:style>
    <style:style style:name="T290" style:parent-style-name="Policepardéfaut" style:family="text">
      <style:text-properties style:font-name-asian="Calibri" fo:font-size="11pt" style:font-size-asian="11pt" style:font-size-complex="11pt"/>
    </style:style>
    <style:style style:name="P291" style:parent-style-name="NormalWeb" style:family="paragraph">
      <style:paragraph-properties fo:text-align="center" fo:margin-top="0in" fo:margin-bottom="0.1388in" fo:line-height="115%"/>
    </style:style>
    <style:style style:name="T292" style:parent-style-name="Policepardéfaut" style:family="text">
      <style:text-properties style:font-name-asian="Calibri" fo:color="#000000" fo:font-size="11pt" style:font-size-asian="11pt" style:font-size-complex="11pt"/>
    </style:style>
    <style:style style:name="P293" style:parent-style-name="NormalWeb" style:family="paragraph">
      <style:paragraph-properties fo:text-align="center" fo:margin-top="0in" fo:margin-bottom="0.1388in" fo:line-height="115%"/>
    </style:style>
    <style:style style:name="T294" style:parent-style-name="Policepardéfaut" style:family="text">
      <style:text-properties style:font-name-asian="Calibri" fo:font-size="11pt" style:font-size-asian="11pt" style:font-size-complex="11pt"/>
    </style:style>
    <style:style style:name="P295" style:parent-style-name="NormalWeb" style:family="paragraph">
      <style:paragraph-properties fo:text-align="center" fo:margin-top="0in" fo:margin-bottom="0.1388in" fo:line-height="115%"/>
    </style:style>
    <style:style style:name="T296" style:parent-style-name="Policepardéfaut" style:family="text">
      <style:text-properties style:font-name-asian="Calibri" fo:color="#000000" fo:font-size="11pt" style:font-size-asian="11pt" style:font-size-complex="11pt"/>
    </style:style>
    <style:style style:name="P297" style:parent-style-name="NormalWeb" style:family="paragraph">
      <style:paragraph-properties fo:margin-top="0in" fo:margin-bottom="0in" fo:line-height="115%"/>
      <style:text-properties style:font-name-asian="Calibri" fo:font-size="11pt" style:font-size-asian="11pt" style:font-size-complex="11pt"/>
    </style:style>
    <style:style style:name="P298" style:parent-style-name="NormalWeb" style:family="paragraph">
      <style:paragraph-properties fo:margin-top="0in" fo:margin-bottom="0in" fo:line-height="115%"/>
    </style:style>
    <style:style style:name="T299" style:parent-style-name="Policepardéfaut" style:family="text">
      <style:text-properties style:font-name-asian="Calibri" fo:font-size="11pt" style:font-size-asian="11pt" style:font-size-complex="11pt"/>
    </style:style>
    <style:style style:name="P300" style:parent-style-name="NormalWeb" style:family="paragraph">
      <style:paragraph-properties fo:text-align="center" fo:margin-top="0in" fo:margin-bottom="0.1388in" fo:line-height="115%"/>
      <style:text-properties style:font-name-asian="Calibri" fo:color="#000000" fo:font-size="11pt" style:font-size-asian="11pt" style:font-size-complex="11pt"/>
    </style:style>
    <style:style style:name="P301" style:parent-style-name="NormalWeb" style:family="paragraph">
      <style:paragraph-properties fo:text-align="center" fo:margin-top="0in" fo:margin-bottom="0.1388in" fo:line-height="115%"/>
    </style:style>
    <style:style style:name="T302" style:parent-style-name="Policepardéfaut" style:family="text">
      <style:text-properties style:font-name-asian="Calibri" fo:font-size="11pt" style:font-size-asian="11pt" style:font-size-complex="11pt"/>
    </style:style>
    <style:style style:name="P303" style:parent-style-name="NormalWeb" style:family="paragraph">
      <style:paragraph-properties fo:text-align="center" fo:margin-top="0in" fo:margin-bottom="0.1388in" fo:line-height="115%"/>
    </style:style>
    <style:style style:name="T304" style:parent-style-name="Policepardéfaut" style:family="text">
      <style:text-properties style:font-name-asian="Calibri" fo:color="#000000" fo:font-size="11pt" style:font-size-asian="11pt" style:font-size-complex="11pt"/>
    </style:style>
    <style:style style:name="P305" style:parent-style-name="NormalWeb" style:family="paragraph">
      <style:paragraph-properties fo:margin-top="0in" fo:margin-bottom="0in" fo:line-height="115%"/>
    </style:style>
    <style:style style:name="T306" style:parent-style-name="Policepardéfaut" style:family="text">
      <style:text-properties style:font-name-asian="Calibri" fo:font-size="11pt" style:font-size-asian="11pt" style:font-size-complex="11pt"/>
    </style:style>
    <style:style style:name="P307" style:parent-style-name="NormalWeb" style:family="paragraph">
      <style:paragraph-properties fo:margin-top="0in" fo:margin-bottom="0in" fo:line-height="115%"/>
    </style:style>
    <style:style style:name="T308" style:parent-style-name="Policepardéfaut" style:family="text">
      <style:text-properties style:font-name-asian="Calibri" fo:font-size="11pt" style:font-size-asian="11pt" style:font-size-complex="11pt"/>
    </style:style>
    <style:style style:family="graphic" style:name="a122">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23">
      <style:graphic-properties draw:fill="solid" draw:fill-color="#000000" draw:opacity="100%" draw:stroke="solid" svg:stroke-width="0.02778in" svg:stroke-color="#000000" svg:stroke-opacity="100%"/>
    </style:style>
    <style:style style:family="graphic" style:name="a3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5">
      <style:graphic-properties draw:fill="none" draw:stroke="solid" svg:stroke-width="0.01042in" svg:stroke-color="#000000" draw:marker-end="a124" svg:stroke-opacity="100%"/>
    </style:style>
    <style:style style:family="graphic" style:name="a3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7">
      <style:graphic-properties draw:fill="none" draw:stroke="solid" svg:stroke-width="0.01042in" svg:stroke-color="#000000" draw:marker-end="a126" svg:stroke-opacity="100%"/>
    </style:style>
    <style:style style:family="graphic" style:name="a3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graphic-properties style:wrap="parallel" style:wrap-contour="false" style:horizontal-rel="paragraph" style:vertical-rel="paragraph" style:horizontal-pos="from-left" style:vertical-pos="from-top"/>
    </style:style>
    <style:style style:family="graphic" style:name="a129">
      <style:graphic-properties draw:fill="none" draw:stroke="solid" svg:stroke-width="0.01042in" svg:stroke-color="#000000" draw:marker-end="a128" svg:stroke-opacity="100%"/>
    </style:style>
    <style:style style:family="graphic" style:name="a35">
      <style:graphic-properties draw:fill="solid" draw:fill-color="#ffffff" draw:opacity="100%" draw:stroke="solid" svg:stroke-width="0.02778in" svg:stroke-color="#f79646" svg:stroke-opacity="100%"/>
    </style:style>
    <style:style style:family="graphic" style:name="a3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0"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1">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73">
      <style:graphic-properties draw:fill="none" draw:stroke="solid" svg:stroke-width="0.01042in" svg:stroke-color="#000000" draw:marker-end="a172" svg:stroke-opacity="100%"/>
    </style:style>
    <style:style style:family="graphic" style:name="a174">
      <style:graphic-properties fo:wrap-option="wrap" fo:padding-top="0.03937in" fo:padding-bottom="0.03937in" fo:padding-left="0.03937in" fo:padding-right="0.03937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8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76">
      <style:graphic-properties draw:fill="none" draw:stroke="solid" svg:stroke-width="0.01042in" svg:stroke-color="#000000" draw:marker-end="a175" svg:stroke-opacity="100%"/>
    </style:style>
    <style:style style:family="graphic" style:name="a82">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77">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3">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84">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79">
      <style:graphic-properties draw:fill="none" draw:stroke="solid" svg:stroke-width="0.01042in" svg:stroke-color="#000000" draw:marker-end="a178" svg:stroke-opacity="100%"/>
    </style:style>
    <style:style style:family="graphic" style:name="a8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
      <style:graphic-properties style:wrap="run-through" style:run-through="foreground" style:horizontal-rel="paragraph" style:vertical-rel="paragraph" style:horizontal-pos="from-left" style:vertical-pos="from-top"/>
    </style:style>
    <style:style style:family="graphic" style:name="a87">
      <style:graphic-properties draw:fill="solid" draw:fill-color="#ffffff" draw:opacity="100%" draw:stroke="solid" svg:stroke-width="0.02778in" svg:stroke-color="#f79646" svg:stroke-opacity="100%"/>
    </style:style>
    <style:style style:family="graphic" style:name="a88">
      <style:graphic-properties fo:wrap-option="wrap" fo:padding-top="0.05in" fo:padding-bottom="0.05in" fo:padding-left="0.1in" fo:padding-right="0.1in" draw:textarea-vertical-align="middle" draw:textarea-horizontal-align="left" draw:fill="none" draw:stroke="solid" svg:stroke-width="0.02778in" svg:stroke-color="#f79646" svg:stroke-opacity="100%" draw:auto-grow-width="false" draw:auto-grow-height="false"/>
      <style:paragraph-properties style:font-independent-line-spacing="true" style:writing-mode="lr-tb"/>
    </style:style>
    <style:style style:family="graphic" style:name="a89">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f79646" svg:stroke-opacity="100%" draw:auto-grow-width="false" draw:auto-grow-height="false"/>
      <style:paragraph-properties style:font-independent-line-spacing="true" style:writing-mode="lr-tb"/>
    </style:style>
    <style:style style:family="graphic" style:name="a130">
      <style:graphic-properties fo:wrap-option="wrap" fo:padding-top="0.05in" fo:padding-bottom="0.05in" fo:padding-left="0.1in" fo:padding-right="0.1in" draw:textarea-vertical-align="middle" draw:textarea-horizontal-align="left" draw:fill="solid" draw:fill-color="#000000" draw:opacity="100%" draw:stroke="solid" svg:stroke-width="0.01389in" svg:stroke-color="#000000" svg:stroke-opacity="100%" draw:auto-grow-width="false" draw:auto-grow-height="false"/>
      <style:paragraph-properties style:font-independent-line-spacing="true" style:writing-mode="lr-tb"/>
    </style:style>
    <style:style style:family="graphic" style:name="a131"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3">
      <style:graphic-properties draw:fill="none" draw:stroke="solid" svg:stroke-width="0.01042in" svg:stroke-color="#000000" draw:marker-end="a132" svg:stroke-opacity="100%"/>
    </style:style>
    <style:style style:family="graphic" style:name="a4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5">
      <style:graphic-properties draw:fill="none" draw:stroke="solid" svg:stroke-width="0.01042in" svg:stroke-color="#000000" draw:marker-end="a134" svg:stroke-opacity="100%"/>
    </style:style>
    <style:style style:family="graphic" style:name="a4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
      <style:graphic-properties/>
    </style:style>
    <style:style style:family="graphic" style:name="a4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4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8"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9">
      <style:graphic-properties fo:wrap-option="wrap" fo:padding-top="0.05in" fo:padding-bottom="0.05in" fo:padding-left="0.1in" fo:padding-right="0.1in" draw:textarea-vertical-align="middle" draw:textarea-horizontal-align="left" draw:fill="solid" draw:fill-color="#000000" draw:opacity="100%" draw:stroke="solid" svg:stroke-width="0.01389in" svg:stroke-color="#000000" svg:stroke-opacity="100%" draw:auto-grow-width="false" draw:auto-grow-height="false"/>
      <style:paragraph-properties style:font-independent-line-spacing="true" style:writing-mode="lr-tb"/>
    </style:style>
    <style:style style:family="graphic" style:name="a45">
      <style:graphic-properties style:wrap="run-through" style:run-through="foreground" style:horizontal-rel="paragraph" style:vertical-rel="paragraph" style:horizontal-pos="from-left" style:vertical-pos="from-top"/>
    </style:style>
    <style:style style:family="graphic" style:name="a46">
      <style:graphic-properties draw:fill="solid" draw:fill-color="#ffffff" draw:opacity="100%" draw:stroke="solid" svg:stroke-width="0.02778in" svg:stroke-color="#f79646" svg:stroke-opacity="100%"/>
    </style:style>
    <style:style style:family="graphic" style:name="a4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
      <style:graphic-properties style:wrap="parallel" style:wrap-contour="false" style:horizontal-rel="paragraph" style:vertical-rel="paragraph" style:horizontal-pos="from-left" style:vertical-pos="from-top"/>
    </style:style>
    <style:style style:family="graphic" style:name="a49" style:parent-style-name="Graphics">
      <style:graphic-properties fo:wrap-option="wrap" fo:border="0.01042in none" fo:padding-top="0.05in" fo:padding-bottom="0.05in" fo:padding-left="0.1in" fo:padding-right="0.1in" fo:background-color="#ffc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2">
      <style:graphic-properties draw:fill="none" draw:stroke="solid" svg:stroke-width="0.01042in" svg:stroke-color="#000000" draw:marker-end="a181" svg:stroke-opacity="100%"/>
    </style:style>
    <style:style style:family="graphic" style:name="a183">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90">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185">
      <style:graphic-properties draw:fill="none" draw:stroke="solid" svg:stroke-width="0.01042in" svg:stroke-color="#000000" draw:marker-end="a184" svg:stroke-opacity="100%"/>
    </style:style>
    <style:style style:family="graphic" style:name="a9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6">
      <style:graphic-properties fo:wrap-option="wrap" fo:padding-top="0.03937in" fo:padding-bottom="0.03937in" fo:padding-left="0.03937in" fo:padding-right="0.03937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92">
      <style:graphic-properties style:wrap="none" style:horizontal-rel="paragraph" style:vertical-rel="paragraph" style:horizontal-pos="from-left" style:vertical-pos="from-top"/>
    </style:style>
    <style:style style:family="graphic" style:name="a93">
      <style:graphic-properties draw:fill="solid" draw:fill-color="#ffffff" draw:opacity="100%" draw:stroke="solid" svg:stroke-width="0.02778in" svg:stroke-color="#f79646" svg:stroke-opacity="100%"/>
    </style:style>
    <style:style style:family="graphic" style:name="a188">
      <style:graphic-properties draw:fill="none" draw:stroke="solid" svg:stroke-width="0.01042in" svg:stroke-color="#000000" draw:marker-end="a187" svg:stroke-opacity="100%"/>
    </style:style>
    <style:style style:family="graphic" style:name="a94">
      <style:graphic-properties fo:wrap-option="wrap" fo:padding-top="0.05in" fo:padding-bottom="0.05in" fo:padding-left="0.1in" fo:padding-right="0.1in" draw:textarea-vertical-align="middle" draw:textarea-horizontal-align="left" draw:fill="none" draw:stroke="solid" svg:stroke-width="0.02778in" svg:stroke-color="#f79646" svg:stroke-opacity="100%" draw:auto-grow-width="false" draw:auto-grow-height="false"/>
      <style:paragraph-properties style:font-independent-line-spacing="true" style:writing-mode="lr-tb"/>
    </style:style>
    <style:style style:family="graphic" style:name="a189">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95">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f79646" svg:stroke-opacity="100%" draw:auto-grow-width="false" draw:auto-grow-height="false"/>
      <style:paragraph-properties style:font-independent-line-spacing="true" style:writing-mode="lr-tb"/>
    </style:style>
    <style:style style:family="graphic" style:name="a97">
      <style:graphic-properties draw:fill="none" draw:stroke="solid" svg:stroke-width="0.02778in" svg:stroke-color="#385d8a" svg:stroke-opacity="100%"/>
    </style:style>
    <style:style style:family="graphic" style:name="a98">
      <style:graphic-properties style:wrap="none" style:horizontal-rel="paragraph" style:vertical-rel="paragraph" style:horizontal-pos="from-left" style:vertical-pos="from-top"/>
    </style:style>
    <style:style style:family="graphic" style:name="a99">
      <style:graphic-properties draw:fill="solid" draw:fill-color="#ffffff" draw:opacity="100%" draw:stroke="solid" svg:stroke-width="0.01389in" svg:stroke-color="#000000" svg:stroke-opacity="100%"/>
    </style:style>
    <style:style style:family="graphic" style:name="a140"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1">
      <style:graphic-properties fo:wrap-option="wrap" fo:padding-top="0in" fo:padding-bottom="0.05in" fo:padding-left="0.1in" fo:padding-right="0.1in" draw:textarea-vertical-align="middle" draw:textarea-horizontal-align="left" draw:fill="none" draw:stroke="solid" svg:stroke-width="0.02778in" svg:stroke-color="#000000" svg:stroke-opacity="100%" draw:auto-grow-width="false" draw:auto-grow-height="false"/>
      <style:paragraph-properties style:font-independent-line-spacing="true" style:writing-mode="lr-tb"/>
    </style:style>
    <style:style style:family="graphic" style:name="a142">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44">
      <style:graphic-properties draw:fill="none" draw:stroke="solid" svg:stroke-width="0.01042in" svg:stroke-color="#000000" draw:marker-end="a143" svg:stroke-opacity="100%"/>
    </style:style>
    <style:style style:family="graphic" style:name="a5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5">
      <style:graphic-properties fo:wrap-option="wrap" fo:padding-top="0.03937in" fo:padding-bottom="0.03937in" fo:padding-left="0.03937in" fo:padding-right="0.03937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5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6">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7">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8">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4" style:parent-style-name="Graphics">
      <style:graphic-properties fo:wrap-option="wrap" fo:border="0.01042in none" fo:padding-top="0.05in" fo:padding-bottom="0.05in" fo:padding-left="0.1in" fo:padding-right="0.1in" fo:background-color="#ffc0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56">
      <style:graphic-properties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style:style>
    <style:style style:family="graphic" style:name="a5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draw:fill="solid" draw:fill-color="#ffffff" draw:opacity="100%" draw:stroke="solid" svg:stroke-width="0.02778in" svg:stroke-color="#f79646" svg:stroke-opacity="100%"/>
    </style:style>
    <style:style style:family="graphic" style:name="a59">
      <style:graphic-properties fo:wrap-option="wrap" fo:padding-top="0.05in" fo:padding-bottom="0.05in" fo:padding-left="0.1in" fo:padding-right="0.1in" draw:textarea-vertical-align="middle" draw:textarea-horizontal-align="left" draw:fill="none" draw:stroke="solid" svg:stroke-width="0.02778in" svg:stroke-color="#f79646" svg:stroke-opacity="100%" draw:auto-grow-width="false" draw:auto-grow-height="false"/>
      <style:paragraph-properties style:font-independent-line-spacing="true" style:writing-mode="lr-tb"/>
    </style:style>
    <style:style style:family="graphic" style:name="a0">
      <style:graphic-properties draw:fill="solid" draw:fill-color="#ffffff" draw:opacity="100%" draw:stroke="solid" svg:stroke-width="0.02778in" svg:stroke-color="#f79646" svg:stroke-opacity="100%"/>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1">
      <style:graphic-properties draw:fill="none" draw:stroke="solid" svg:stroke-width="0.01042in" svg:stroke-color="#000000" draw:marker-end="a190" svg:stroke-opacity="100%"/>
    </style:style>
    <style:style style:family="graphic" style:name="a2">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9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94">
      <style:graphic-properties draw:fill="none" draw:stroke="solid" svg:stroke-width="0.01042in" svg:stroke-color="#000000" draw:marker-end="a193" svg:stroke-opacity="100%"/>
    </style:style>
    <style:style style:family="graphic" style:name="a100"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
      <style:graphic-properties style:wrap="parallel" style:wrap-contour="false" style:horizontal-rel="paragraph" style:vertical-rel="paragraph" style:horizontal-pos="from-left" style:vertical-pos="from-top"/>
    </style:style>
    <style:style style:family="graphic" style:name="a101">
      <style:graphic-properties fo:wrap-option="wrap" fo:padding-top="0.03937in" fo:padding-bottom="0.03937in" fo:padding-left="0.03937in" fo:padding-right="0.03937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196">
      <style:graphic-properties draw:fill="none" draw:stroke="solid" svg:stroke-width="0.01042in" svg:stroke-color="#000000" draw:marker-end="a195" svg:stroke-opacity="100%"/>
    </style:style>
    <style:style style:family="graphic" style:name="a6">
      <style:graphic-properties draw:fill="solid" draw:fill-color="#ffffff" draw:opacity="100%" draw:stroke="solid" svg:stroke-width="0.02778in" svg:stroke-color="#f79646" svg:stroke-opacity="100%"/>
    </style:style>
    <style:style style:family="graphic" style:name="a102">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9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
      <style:graphic-properties draw:fill="none" draw:stroke="solid" svg:stroke-width="0.02083in" svg:stroke-color="#f79646" svg:stroke-opacity="100%"/>
    </style:style>
    <style:style style:family="graphic" style:name="a103">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98">
      <style:graphic-properties/>
    </style:style>
    <style:style style:family="graphic" style:name="a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5">
      <style:graphic-properties draw:fill="none" draw:stroke="solid" svg:stroke-width="0.01042in" svg:stroke-color="#000000" draw:marker-end="a104" svg:stroke-opacity="100%"/>
    </style:style>
    <style:style style:family="graphic" style:name="a10">
      <style:graphic-properties style:wrap="parallel" style:wrap-contour="false" style:horizontal-rel="paragraph" style:vertical-rel="paragraph" style:horizontal-pos="from-left" style:vertical-pos="from-top"/>
    </style:style>
    <style:style style:family="graphic" style:name="a10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7">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draw:fill="solid" draw:fill-color="#ffffff" draw:opacity="100%" draw:stroke="solid" svg:stroke-width="0.02778in" svg:stroke-color="#f79646" svg:stroke-opacity="100%"/>
    </style:style>
    <style:style style:family="graphic" style:name="a109">
      <style:graphic-properties draw:fill="none" draw:stroke="solid" svg:stroke-width="0.01042in" svg:stroke-color="#000000" draw:marker-end="a108" svg:stroke-opacity="100%"/>
    </style:style>
    <style:style style:family="graphic" style:name="a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0">
      <style:graphic-properties draw:fill="none" draw:stroke="solid" svg:stroke-width="0.01042in" svg:stroke-color="#000000" draw:marker-end="a149" svg:stroke-opacity="100%"/>
    </style:style>
    <style:style style:family="graphic" style:name="a152">
      <style:graphic-properties draw:fill="none" draw:stroke="solid" svg:stroke-width="0.01042in" svg:stroke-color="#000000" draw:marker-end="a151" svg:stroke-opacity="100%"/>
    </style:style>
    <style:style style:family="graphic" style:name="a154">
      <style:graphic-properties draw:fill="none" draw:stroke="solid" svg:stroke-width="0.01042in" svg:stroke-color="#000000" draw:marker-end="a153" svg:stroke-opacity="100%"/>
    </style:style>
    <style:style style:family="graphic" style:name="a60">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f79646" svg:stroke-opacity="100%" draw:auto-grow-width="false" draw:auto-grow-height="false"/>
      <style:paragraph-properties style:font-independent-line-spacing="true" style:writing-mode="lr-tb"/>
    </style:style>
    <style:style style:family="graphic" style:name="a15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15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
      <style:graphic-properties fo:wrap-option="wrap" fo:padding-top="0in" fo:padding-bottom="0in" fo:padding-left="0in" fo:padding-right="0in" draw:textarea-vertical-align="middle" draw:textarea-horizontal-align="left" draw:fill="solid" draw:fill-color="#c00000" draw:opacity="100%" draw:stroke="solid" svg:stroke-width="0.02778in" svg:stroke-color="#c00000" svg:stroke-opacity="100%" draw:auto-grow-width="false" draw:auto-grow-height="false"/>
      <style:paragraph-properties style:font-independent-line-spacing="true" style:writing-mode="lr-tb"/>
    </style:style>
    <style:style style:family="graphic" style:name="a159">
      <style:graphic-properties draw:fill="none" draw:stroke="solid" svg:stroke-width="0.01042in" svg:stroke-color="#000000" draw:marker-end="a158" svg:stroke-opacity="100%"/>
    </style:style>
    <style:style style:family="graphic" style:name="a65" style:parent-style-name="Graphics">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
      <style:graphic-properties draw:fill="solid" draw:fill-color="#4f81bd" draw:opacity="100%" draw:stroke="solid" svg:stroke-width="0.02778in" svg:stroke-color="#385d8a" svg:stroke-opacity="100%"/>
    </style:style>
    <style:style style:family="graphic" style:name="a6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8">
      <style:graphic-properties draw:fill="solid" draw:fill-color="#4f81bd" draw:opacity="100%" draw:stroke="solid" svg:stroke-width="0.02778in" svg:stroke-color="#385d8a" svg:stroke-opacity="100%"/>
    </style:style>
    <style:style style:family="graphic" style:name="a6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12">
      <style:graphic-properties draw:fill="none" draw:stroke="solid" svg:stroke-width="0.01042in" svg:stroke-color="#000000" draw:marker-end="a111" svg:stroke-opacity="100%"/>
    </style:style>
    <style:style style:family="graphic" style:name="a11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
      <style:graphic-properties fo:wrap-option="wrap" fo:padding-top="0in" fo:padding-bottom="0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1">
      <style:graphic-properties draw:fill="solid" draw:fill-color="#ffffff" draw:opacity="100%" draw:stroke="solid" svg:stroke-width="0.02778in" svg:stroke-color="#8eb4e3" svg:stroke-opacity="100%"/>
    </style:style>
    <style:style style:family="graphic" style:name="a22">
      <style:graphic-properties draw:fill="solid" draw:fill-color="#ffffff" draw:opacity="100%" draw:stroke="solid" svg:stroke-width="0.02778in" svg:stroke-color="#8eb4e3" svg:stroke-opacity="100%"/>
    </style:style>
    <style:style style:family="graphic" style:name="a117">
      <style:graphic-properties draw:fill="none" draw:stroke="solid" svg:stroke-width="0.01042in" svg:stroke-color="#000000" draw:marker-end="a116" svg:stroke-opacity="100%"/>
    </style:style>
    <style:style style:family="graphic" style:name="a23">
      <style:graphic-properties draw:fill="solid" draw:fill-color="#ffffff" draw:opacity="100%" draw:stroke="solid" svg:stroke-width="0.02778in" svg:stroke-color="#8eb4e3" svg:stroke-opacity="100%"/>
    </style:style>
    <style:style style:family="graphic" style:name="a24">
      <style:graphic-properties draw:fill="solid" draw:fill-color="#ffffff" draw:opacity="100%" draw:stroke="solid" svg:stroke-width="0.02778in" svg:stroke-color="#8eb4e3" svg:stroke-opacity="100%"/>
    </style:style>
    <style:style style:family="graphic" style:name="a119">
      <style:graphic-properties draw:fill="none" draw:stroke="solid" svg:stroke-width="0.01042in" svg:stroke-color="#000000" draw:marker-end="a118" svg:stroke-opacity="100%"/>
    </style:style>
    <style:style style:family="graphic" style:name="a25">
      <style:graphic-properties draw:fill="solid" draw:fill-color="#ffffff" draw:opacity="100%" draw:stroke="solid" svg:stroke-width="0.02778in" svg:stroke-color="#8eb4e3" svg:stroke-opacity="100%"/>
    </style:style>
    <style:style style:family="graphic" style:name="a26">
      <style:graphic-properties style:wrap="parallel" style:wrap-contour="false" style:horizontal-rel="paragraph" style:vertical-rel="paragraph" style:horizontal-pos="from-left" style:vertical-pos="from-top"/>
    </style:style>
    <style:style style:family="graphic" style:name="a27">
      <style:graphic-properties draw:fill="solid" draw:fill-color="#ffffff" draw:opacity="100%" draw:stroke="solid" svg:stroke-width="0.02778in" svg:stroke-color="#f79646" svg:stroke-opacity="100%"/>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1">
      <style:graphic-properties draw:fill="none" draw:stroke="solid" svg:stroke-width="0.01042in" svg:stroke-color="#000000" draw:marker-end="a160" svg:stroke-opacity="100%"/>
    </style:style>
    <style:style style:family="graphic" style:name="a163">
      <style:graphic-properties draw:fill="none" draw:stroke="solid" svg:stroke-width="0.01042in" svg:stroke-color="#000000" draw:marker-end="a162" svg:stroke-opacity="100%"/>
    </style:style>
    <style:style style:family="graphic" style:name="a70">
      <style:graphic-properties draw:fill="solid" draw:fill-color="#4f81bd" draw:opacity="100%" draw:stroke="solid" svg:stroke-width="0.02778in" svg:stroke-color="#385d8a" svg:stroke-opacity="100%"/>
    </style:style>
    <style:style style:family="graphic" style:name="a165">
      <style:graphic-properties draw:fill="none" draw:stroke="solid" svg:stroke-width="0.01042in" svg:stroke-color="#000000" draw:marker-end="a164" svg:stroke-opacity="100%"/>
    </style:style>
    <style:style style:family="graphic" style:name="a71">
      <style:graphic-properties style:wrap="run-through" style:run-through="foreground" style:horizontal-rel="paragraph" style:vertical-rel="paragraph" style:horizontal-pos="from-left" style:vertical-pos="from-top"/>
    </style:style>
    <style:style style:family="graphic" style:name="a166">
      <style:graphic-properties/>
    </style:style>
    <style:style style:family="graphic" style:name="a72">
      <style:graphic-properties draw:fill="solid" draw:fill-color="#ffffff" draw:opacity="100%" draw:stroke="solid" svg:stroke-width="0.02778in" svg:stroke-color="#f79646" svg:stroke-opacity="100%"/>
    </style:style>
    <style:style style:family="graphic" style:name="a167">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000000" svg:stroke-opacity="100%"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left" draw:fill="solid" draw:fill-color="#c00000" draw:opacity="100%" draw:stroke="solid" svg:stroke-width="0.02778in" svg:stroke-color="#f79646" svg:stroke-opacity="100%" draw:auto-grow-width="false" draw:auto-grow-height="false"/>
      <style:paragraph-properties style:font-independent-line-spacing="true" style:writing-mode="lr-tb"/>
    </style:style>
    <style:style style:family="graphic" style:name="a168" style:parent-style-name="Graphics">
      <style:graphic-properties fo:wrap-option="no-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4">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169">
      <style:graphic-properties fo:wrap-option="wrap" fo:padding-top="0.05in" fo:padding-bottom="0.05in" fo:padding-left="0.1in" fo:padding-right="0.1in" draw:textarea-vertical-align="middle" draw:textarea-horizontal-align="left" draw:fill="solid" draw:fill-color="#000000" draw:opacity="100%" draw:stroke="solid" svg:stroke-width="0.01389in" svg:stroke-color="#000000" svg:stroke-opacity="100%" draw:auto-grow-width="false" draw:auto-grow-height="false"/>
      <style:paragraph-properties style:font-independent-line-spacing="true" style:writing-mode="lr-tb"/>
    </style:style>
    <style:style style:family="graphic" style:name="a75">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f79646" svg:stroke-opacity="100%" draw:auto-grow-width="false" draw:auto-grow-height="false"/>
      <style:paragraph-properties style:font-independent-line-spacing="true" style:writing-mode="lr-tb"/>
    </style:style>
    <style:style style:family="graphic" style:name="a7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1">
      <style:graphic-properties draw:fill="none" draw:stroke="solid" svg:stroke-width="0.01042in" svg:stroke-color="#000000" draw:marker-end="a120" svg:stroke-opacity="100%"/>
    </style:style>
  </office:automatic-styles>
  <office:body>
    <office:text text:use-soft-page-breaks="true">
      <text:h text:style-name="P1" text:outline-level="1">Utilité de l’application :</text:h>
      <text:p text:style-name="Normal"/>
      <text:p text:style-name="P2">Lift-maintenance-android est une application qui permet d’acceder au données d‘intervention diponibles pour les techniciens affin de leur permettre de<text:s/>rensegner en temps réel l’avancement des dépanages et des entretiens via un support technologique.</text:p>
      <text:p text:style-name="Normal"/>
      <text:h text:style-name="Titre1" text:outline-level="1">Détails techniques :</text:h>
      <text:p text:style-name="Normal"/>
      <text:h text:style-name="Titre2" text:outline-level="2">Interfaces Principale :</text:h>
      <text:p text:style-name="Normal"><text:span text:style-name="T3"><draw:g draw:z-index="251665408" draw:name="Groupe 15" draw:id="id5" draw:style-name="a5" text:anchor-type="paragraph"><svg:title/><svg:desc/><draw:custom-shape svg:x="0.65139in" svg:y="0.23194in" svg:width="2.66667in" svg:height="3.33333in" draw:id="id0" draw:style-name="a0" draw:name="Rectangle 1"><svg:title/><svg:desc/><draw:enhanced-geometry draw:type="non-primitive" svg:viewBox="0 0 21600 21600" draw:enhanced-path="M 0 0 L 21600 0 21600 21600 0 21600 Z N"/></draw:custom-shape><draw:frame draw:id="id1" draw:style-name="a1" draw:name="Zone de texte 3" svg:x="0.93264in" svg:y="0.31528in" svg:width="2.0625in" svg:height="0.32292in" style:rel-width="scale" style:rel-height="scale"><draw:text-box><text:p text:style-name="P4"><text:span text:style-name="T5">Lift</text:span><text:s/><text:span text:style-name="T6">Maintenance</text:span></text:p></draw:text-box><svg:title/><svg:desc/></draw:frame><draw:custom-shape svg:x="0.72431in" svg:y="0.76319in" svg:width="1.16667in" svg:height="0.41667in" draw:id="id2" draw:style-name="a2" draw:name="Rectangle à coins arrondis 4"><svg:title/><svg:desc/><text:p text:style-name="P7"><text:span text:style-name="T8">Incident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96389in" svg:y="0.76319in" svg:width="1.30208in" svg:height="0.41667in" draw:id="id3" draw:style-name="a3" draw:name="Rectangle à coins arrondis 5"><svg:title/><svg:desc/><text:p text:style-name="P9"><text:span text:style-name="T10">Maintenance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72431in" svg:y="1.24236in" svg:width="2.54167in" svg:height="0.41667in" draw:id="id4" draw:style-name="a4" draw:name="Rectangle à coins arrondis 6"><svg:title/><svg:desc/><text:p text:style-name="P11"><text:span text:style-name="T12">Check Lis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span></text:p>
      <text:p text:style-name="P13"/>
      <text:p text:style-name="P14"/>
      <text:p text:style-name="P15"/>
      <text:p text:style-name="P16"/>
      <text:p text:style-name="P17"/>
      <text:p text:style-name="P18"/>
      <text:p text:style-name="P19"/>
      <text:p text:style-name="P20"><text:span text:style-name="T21"><draw:g draw:z-index="251671552" draw:name="Groupe 14" draw:id="id10" draw:style-name="a10" text:anchor-type="paragraph"><svg:title/><svg:desc/><draw:custom-shape svg:x="3.59931in" svg:y="0.03056in" svg:width="2.66667in" svg:height="0.70833in" draw:id="id6" draw:style-name="a6" draw:name="Rectangle 7"><svg:title/><svg:desc/><draw:enhanced-geometry draw:type="non-primitive" svg:viewBox="0 0 21600 21600" draw:enhanced-path="M 0 0 L 21600 0 21600 21600 0 21600 Z N"/></draw:custom-shape><draw:connector draw:type="line" svg:x1="4.93264in" svg:y1="0.03056in" svg:x2="4.93264in" svg:y2="0.73889in" draw:id="id7" draw:style-name="a7" draw:name="Connecteur droit 8"><svg:title/><svg:desc/></draw:connector><draw:frame draw:id="id8" draw:style-name="a8" draw:name="Zone de texte 9" svg:x="3.71389in" svg:y="0.27014in" svg:width="1.10417in" svg:height="0.36458in" style:rel-width="scale" style:rel-height="scale"><draw:text-box><text:p text:style-name="P22">Options</text:p></draw:text-box><svg:title/><svg:desc/></draw:frame><draw:frame draw:id="id9" draw:style-name="a9" draw:name="Zone de texte 10" svg:x="5.06806in" svg:y="0.27014in" svg:width="1.10417in" svg:height="0.36458in" style:rel-width="scale" style:rel-height="scale"><draw:text-box><text:p text:style-name="P23">Sync</text:p></draw:text-box><svg:title/><svg:desc/></draw:frame></draw:g></text:span></text:p>
      <text:p text:style-name="P24"/>
      <text:p text:style-name="P25"><text:span text:style-name="T26"><draw:frame draw:z-index="251673600" draw:id="id11" draw:style-name="a11" draw:name="Zone de texte 11" text:anchor-type="paragraph" svg:x="3.83889in" svg:y="0.08681in" svg:width="2.33264in" svg:height="0.28125in" style:rel-width="scale" style:rel-height="scale"><draw:text-box><text:p text:style-name="P27">Menu Contextuel</text:p></draw:text-box><svg:title/><svg:desc/></draw:frame></text:span><text:span text:style-name="T28"><draw:frame draw:z-index="251675648" draw:id="id12" draw:style-name="a12" draw:name="Zone de texte 12" text:anchor-type="paragraph" svg:x="0.81806in" svg:y="0.08681in" svg:width="2.33264in" svg:height="0.33264in" style:rel-width="scale" style:rel-height="scale"><draw:text-box><text:p text:style-name="P29">Page d’accueil</text:p></draw:text-box><svg:title/><svg:desc/></draw:frame></text:span></text:p>
      <text:p text:style-name="Normal"/>
      <table:table table:style-name="Table30">
        <table:table-columns>
          <table:table-column table:style-name="TableColumn31"/>
          <table:table-column table:style-name="TableColumn32"/>
        </table:table-columns>
        <table:table-row table:style-name="TableRow33">
          <table:table-cell table:style-name="TableCell34">
            <text:p text:style-name="P35">Bouton</text:p>
          </table:table-cell>
          <table:table-cell table:style-name="TableCell36">
            <text:p text:style-name="P37">Action</text:p>
          </table:table-cell>
        </table:table-row>
        <table:table-row table:style-name="TableRow38">
          <table:table-cell table:style-name="TableCell39">
            <text:p text:style-name="P40">Menu Contextuel/Options</text:p>
          </table:table-cell>
          <table:table-cell table:style-name="TableCell41">
            <text:p text:style-name="P42">Affichache de l’interface de configuration de la connection</text:p>
          </table:table-cell>
        </table:table-row>
        <table:table-row table:style-name="TableRow43">
          <table:table-cell table:style-name="TableCell44">
            <text:p text:style-name="P45">Check liste<text:s/></text:p>
          </table:table-cell>
          <table:table-cell table:style-name="TableCell46">
            <text:p text:style-name="P47">Affichage de la liste des check lists</text:p>
          </table:table-cell>
        </table:table-row>
        <table:table-row table:style-name="TableRow48">
          <table:table-cell table:style-name="TableCell49">
            <text:p text:style-name="P50">Incidents</text:p>
          </table:table-cell>
          <table:table-cell table:style-name="TableCell51">
            <text:p text:style-name="P52">Affichage de la liste des interventions de type Panne</text:p>
          </table:table-cell>
        </table:table-row>
        <table:table-row table:style-name="TableRow53">
          <table:table-cell table:style-name="TableCell54">
            <text:p text:style-name="P55">Maintenance</text:p>
          </table:table-cell>
          <table:table-cell table:style-name="TableCell56">
            <text:p text:style-name="P57">Affichage<text:s/>de la liste des interventions de type Entretiens</text:p>
          </table:table-cell>
        </table:table-row>
        <table:table-row table:style-name="TableRow58">
          <table:table-cell table:style-name="TableCell59">
            <text:p text:style-name="P60">Menu Contectuel/Sync</text:p>
          </table:table-cell>
          <table:table-cell table:style-name="TableCell61">
            <text:p text:style-name="P62">Syncronisation des données de l’application avec celle de la base OpenERP distante<text:s/></text:p>
          </table:table-cell>
        </table:table-row>
      </table:table>
      <text:p text:style-name="P63"/>
      <text:p text:style-name="P64">Action : Affichache de l’interface de configuration de la connection.</text:p>
      <text:p text:style-name="Normal"><text:span text:style-name="T65"><draw:g draw:z-index="251696128" draw:name="Groupe 33" draw:id="id27" draw:style-name="a26" text:anchor-type="paragraph"><svg:title/><svg:desc/><draw:g draw:name="Groupe 16" draw:id="id16"><svg:title/><svg:desc/><draw:custom-shape svg:x="0.27292in" svg:y="0.03611in" svg:width="2.66528in" svg:height="3.33403in" draw:id="id13" draw:style-name="a13" draw:name="Rectangle 17"><svg:title/><svg:desc/><draw:enhanced-geometry draw:type="non-primitive" svg:viewBox="0 0 21600 21600" draw:enhanced-path="M 0 0 L 21600 0 21600 21600 0 21600 Z N"/></draw:custom-shape><draw:frame draw:id="id14" draw:style-name="a14" draw:name="Zone de texte 18" svg:x="0.55402in" svg:y="0.11946in" svg:width="2.06143in" svg:height="0.32298in" style:rel-width="scale" style:rel-height="scale"><draw:text-box><text:p text:style-name="P66"><text:span text:style-name="T67">Options</text:span></text:p></draw:text-box><svg:title/><svg:desc/></draw:frame><draw:custom-shape svg:x="0.3458in" svg:y="2.85962in" svg:width="2.54034in" svg:height="0.41675in" draw:id="id15" draw:style-name="a15" draw:name="Rectangle à coins arrondis 21"><svg:title/><svg:desc/><text:p text:style-name="P68"><text:span text:style-name="T69">Validat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draw:frame draw:id="id17" draw:style-name="a16" draw:name="Zone de texte 22" svg:x="0.29374in" svg:y="0.44245in" svg:width="0.61426in" svg:height="0.30215in" style:rel-width="scale" style:rel-height="scale"><draw:text-box><text:p text:style-name="Normal">Login :</text:p></draw:text-box><svg:title/><svg:desc/></draw:frame><draw:frame draw:id="id18" draw:style-name="a17" draw:name="Zone de texte 23" svg:x="0.30415in" svg:y="0.70292in" svg:width="0.61426in" svg:height="0.30215in" style:rel-width="scale" style:rel-height="scale"><draw:text-box><text:p text:style-name="Normal">Pass :</text:p></draw:text-box><svg:title/><svg:desc/></draw:frame><draw:frame draw:id="id19" draw:style-name="a18" draw:name="Zone de texte 24" svg:x="0.29374in" svg:y="0.96339in" svg:width="0.61426in" svg:height="0.30215in" style:rel-width="scale" style:rel-height="scale"><draw:text-box><text:p text:style-name="Normal">URL :</text:p></draw:text-box><svg:title/><svg:desc/></draw:frame><draw:frame draw:id="id20" draw:style-name="a19" draw:name="Zone de texte 25" svg:x="0.30415in" svg:y="1.22386in" svg:width="0.61426in" svg:height="0.30215in" style:rel-width="scale" style:rel-height="scale"><draw:text-box><text:p text:style-name="Normal">Base :</text:p></draw:text-box><svg:title/><svg:desc/></draw:frame><draw:frame draw:id="id21" draw:style-name="a20" draw:name="Zone de texte 26" svg:x="0.30415in" svg:y="1.47391in" svg:width="0.61426in" svg:height="0.30215in" style:rel-width="scale" style:rel-height="scale"><draw:text-box><text:p text:style-name="Normal">Freq :</text:p></draw:text-box><svg:title/><svg:desc/></draw:frame><draw:custom-shape svg:x="0.908in" svg:y="0.49454in" svg:width="1.97814in" svg:height="0.20838in" draw:id="id22" draw:style-name="a21" draw:name="Rectangle à coins arrondis 27"><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08in" svg:y="0.74459in" svg:width="1.97814in" svg:height="0.20838in" draw:id="id23" draw:style-name="a22" draw:name="Rectangle à coins arrondis 28"><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1841in" svg:y="0.99464in" svg:width="1.97814in" svg:height="0.20838in" draw:id="id24" draw:style-name="a23" draw:name="Rectangle à coins arrondis 29"><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08in" svg:y="1.2447in" svg:width="1.97814in" svg:height="0.20838in" draw:id="id25" draw:style-name="a24" draw:name="Rectangle à coins arrondis 30"><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08in" svg:y="1.50517in" svg:width="1.97814in" svg:height="0.20838in" draw:id="id26" draw:style-name="a25" draw:name="Rectangle à coins arrondis 31"><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text:span>Action Validate :</text:p>
      <text:p text:style-name="Normal"><text:tab/>Test de la connection xmlrpc sur la base OpenERP en fonction des informations saisies, affichage d’un message d’erreur si la connection echoue, retour à la vue précédante si elle réussie.</text:p>
      <text:p text:style-name="Normal"><text:tab/>Freq<text:s/>indique un interval en minutes permettant de faire une syncronisation programmée, si non renseigné elle sera désactivée et devra etre faite manuelement.</text:p>
      <text:p text:style-name="Normal"/>
      <text:p text:style-name="Normal"/>
      <text:p text:style-name="Normal"/>
      <text:p text:style-name="Normal"/>
      <text:p text:style-name="Normal"/>
      <text:p text:style-name="Normal"/>
      <text:p text:style-name="Normal"/>
      <text:p text:style-name="P70">Action : Affichage de la liste des check lists :</text:p>
      <text:p text:style-name="Normal"><text:span text:style-name="T71"><draw:g draw:z-index="251698176" draw:name="Groupe 35" draw:id="id36" draw:style-name="a34" text:anchor-type="paragraph"><svg:title/><svg:desc/><draw:g draw:name="Groupe 36" draw:id="id30"><svg:title/><svg:desc/><draw:custom-shape svg:x="0.06458in" svg:y="0.01736in" svg:width="2.66528in" svg:height="3.33403in" draw:id="id28" draw:style-name="a27" draw:name="Rectangle 37"><svg:title/><svg:desc/><draw:enhanced-geometry draw:type="non-primitive" svg:viewBox="0 0 21600 21600" draw:enhanced-path="M 0 0 L 21600 0 21600 21600 0 21600 Z N"/></draw:custom-shape><draw:frame draw:id="id29" draw:style-name="a28" draw:name="Zone de texte 38" svg:x="0.34569in" svg:y="0.10071in" svg:width="2.06143in" svg:height="0.32298in" style:rel-width="scale" style:rel-height="scale"><draw:text-box><text:p text:style-name="P72"><text:span text:style-name="T73">Check lists</text:span></text:p></draw:text-box><svg:title/><svg:desc/></draw:frame></draw:g><draw:frame draw:id="id31" draw:style-name="a29" draw:name="Zone de texte 40" svg:x="0.0854in" svg:y="0.4237in" svg:width="2.5924in" svg:height="0.30215in" style:rel-width="scale" style:rel-height="scale"><draw:text-box><text:p text:style-name="P74">Liste 1</text:p></draw:text-box><svg:title/><svg:desc/></draw:frame><draw:frame draw:id="id32" draw:style-name="a30" draw:name="Zone de texte 41" svg:x="0.09582in" svg:y="0.68417in" svg:width="2.58199in" svg:height="0.30215in" style:rel-width="scale" style:rel-height="scale"><draw:text-box><text:p text:style-name="P75">Liste 2</text:p></draw:text-box><svg:title/><svg:desc/></draw:frame><draw:frame draw:id="id33" draw:style-name="a31" draw:name="Zone de texte 42" svg:x="0.20561in" svg:y="0.94464in" svg:width="2.40405in" svg:height="0.30215in" style:rel-width="scale" style:rel-height="scale"><draw:text-box><text:p text:style-name="P76">Liste 3</text:p><text:p text:style-name="Normal"/></draw:text-box><svg:title/><svg:desc/></draw:frame><draw:frame draw:id="id34" draw:style-name="a32" draw:name="Zone de texte 43" svg:x="0.21555in" svg:y="1.20511in" svg:width="2.39459in" svg:height="0.30215in" style:rel-width="scale" style:rel-height="scale"><draw:text-box><text:p text:style-name="P77">Liste 4</text:p></draw:text-box><svg:title/><svg:desc/></draw:frame><draw:frame draw:id="id35" draw:style-name="a33" draw:name="Zone de texte 44" svg:x="0.21555in" svg:y="1.45516in" svg:width="2.39459in" svg:height="0.30215in" style:rel-width="scale" style:rel-height="scale"><draw:text-box><text:p text:style-name="P78">Liste 5</text:p></draw:text-box><svg:title/><svg:desc/></draw:frame></draw:g></text:span>Action Selection d’une Liste :<text:s/></text:p>
      <text:p text:style-name="Normal"><text:tab/>Affichage des Check Lines :</text:p>
      <text:p text:style-name="Normal"><text:span text:style-name="T79"><draw:g draw:z-index="251709440" draw:name="Groupe 66" draw:id="id49" draw:style-name="a45" text:anchor-type="paragraph"><svg:title/><svg:desc/><draw:g draw:name="Groupe 50" draw:id="id42"><svg:title/><svg:desc/><draw:g draw:name="Groupe 51" draw:id="id39"><svg:title/><svg:desc/><draw:custom-shape svg:x="1.00833in" svg:y="0.12778in" svg:width="2.66528in" svg:height="3.33403in" draw:id="id37" draw:style-name="a35" draw:name="Rectangle 52"><svg:title/><svg:desc/><draw:enhanced-geometry draw:type="non-primitive" svg:viewBox="0 0 21600 21600" draw:enhanced-path="M 0 0 L 21600 0 21600 21600 0 21600 Z N"/></draw:custom-shape><draw:frame draw:id="id38" draw:style-name="a36" draw:name="Zone de texte 53" svg:x="1.28944in" svg:y="0.21113in" svg:width="2.06143in" svg:height="0.32298in" style:rel-width="scale" style:rel-height="scale"><draw:text-box><text:p text:style-name="P80"><text:span text:style-name="T81">Check lines</text:span></text:p></draw:text-box><svg:title/><svg:desc/></draw:frame></draw:g><draw:frame draw:id="id40" draw:style-name="a37" draw:name="Zone de texte 55" svg:x="1.02915in" svg:y="0.53411in" svg:width="1.87501in" svg:height="0.30215in" style:rel-width="scale" style:rel-height="scale"><draw:text-box><text:p text:style-name="Normal">Ligne 1</text:p></draw:text-box><svg:title/><svg:desc/></draw:frame><draw:frame draw:id="id41" draw:style-name="a38" draw:name="Zone de texte 56" svg:x="2.90417in" svg:y="0.54458in" svg:width="0.71739in" svg:height="0.30215in" style:rel-width="scale" style:rel-height="scale"><draw:text-box><text:p text:style-name="P82">Freq</text:p></draw:text-box><svg:title/><svg:desc/></draw:frame></draw:g><draw:frame draw:id="id43" draw:style-name="a39" draw:name="Zone de texte 60" svg:x="1.02917in" svg:y="0.85694in" svg:width="1.87501in" svg:height="0.30215in" style:rel-width="scale" style:rel-height="scale"><draw:text-box><text:p text:style-name="Normal">Ligne 2</text:p></draw:text-box><svg:title/><svg:desc/></draw:frame><draw:frame draw:id="id44" draw:style-name="a40" draw:name="Zone de texte 61" svg:x="2.90417in" svg:y="0.86736in" svg:width="0.71736in" svg:height="0.30208in" style:rel-width="scale" style:rel-height="scale"><draw:text-box><text:p text:style-name="P83">Freq</text:p></draw:text-box><svg:title/><svg:desc/></draw:frame><draw:frame draw:id="id45" draw:style-name="a41" draw:name="Zone de texte 62" svg:x="1.03958in" svg:y="1.15903in" svg:width="1.875in" svg:height="0.30208in" style:rel-width="scale" style:rel-height="scale"><draw:text-box><text:p text:style-name="Normal">Ligne 3</text:p></draw:text-box><svg:title/><svg:desc/></draw:frame><draw:frame draw:id="id46" draw:style-name="a42" draw:name="Zone de texte 63" svg:x="2.91458in" svg:y="1.16944in" svg:width="0.71736in" svg:height="0.30208in" style:rel-width="scale" style:rel-height="scale"><draw:text-box><text:p text:style-name="P84">Freq</text:p></draw:text-box><svg:title/><svg:desc/></draw:frame><draw:frame draw:id="id47" draw:style-name="a43" draw:name="Zone de texte 64" svg:x="1.05in" svg:y="1.47153in" svg:width="1.875in" svg:height="0.30208in" style:rel-width="scale" style:rel-height="scale"><draw:text-box><text:p text:style-name="Normal">Ligne 4</text:p></draw:text-box><svg:title/><svg:desc/></draw:frame><draw:frame draw:id="id48" draw:style-name="a44" draw:name="Zone de texte 65" svg:x="2.925in" svg:y="1.48194in" svg:width="0.71736in" svg:height="0.30208in" style:rel-width="scale" style:rel-height="scale"><draw:text-box><text:p text:style-name="P85">Freq</text:p></draw:text-box><svg:title/><svg:desc/></draw:frame></draw:g></text:span></text:p>
      <text:p text:style-name="Normal"/>
      <text:p text:style-name="Normal"/>
      <text:p text:style-name="Normal"/>
      <text:p text:style-name="Normal"/>
      <text:p text:style-name="Normal"/>
      <text:p text:style-name="Normal"/>
      <text:p text:style-name="Normal"/>
      <text:p text:style-name="Normal"/>
      <text:p text:style-name="Normal"/>
      <text:p text:style-name="P86"/>
      <text:p text:style-name="P87"><text:span text:style-name="T88"><draw:g draw:z-index="251711488" draw:name="Groupe 68" draw:id="id52" draw:style-name="a48" text:anchor-type="paragraph"><svg:title/><svg:desc/><draw:custom-shape svg:x="0.23125in" svg:y="0.45556in" svg:width="2.66528in" svg:height="3.33403in" draw:id="id50" draw:style-name="a46" draw:name="Rectangle 69"><svg:title/><svg:desc/><draw:enhanced-geometry draw:type="non-primitive" svg:viewBox="0 0 21600 21600" draw:enhanced-path="M 0 0 L 21600 0 21600 21600 0 21600 Z N"/></draw:custom-shape><draw:frame draw:id="id51" draw:style-name="a47" draw:name="Zone de texte 70" svg:x="0.51235in" svg:y="0.53891in" svg:width="2.06143in" svg:height="0.32298in" style:rel-width="scale" style:rel-height="scale"><draw:text-box><text:p text:style-name="P89"><text:span text:style-name="T90">Interventions</text:span></text:p></draw:text-box><svg:title/><svg:desc/></draw:frame></draw:g></text:span><text:span text:style-name="T91">Action : Affichage de la liste des interventions (Incidents ou<text:s/></text:span><text:span text:style-name="T92">Maintenance) :</text:span></text:p>
      <text:p text:style-name="Normal"><text:span text:style-name="T93"><draw:frame draw:z-index="251713536" draw:id="id53" draw:style-name="a49" draw:name="Zone de texte 76" text:anchor-type="paragraph" svg:x="-1.55208in" svg:y="0.40069in" svg:width="1.38403in" svg:height="0.38542in" style:rel-width="scale" style:rel-height="scale"><draw:text-box><text:p text:style-name="P94">Adresse</text:p><text:p text:style-name="P95">Etat</text:p></draw:text-box><svg:title/><svg:desc/></draw:frame></text:span><text:span text:style-name="T96"><draw:frame draw:z-index="251721728" draw:id="id54" draw:style-name="a50" draw:name="Zone de texte 80" text:anchor-type="paragraph" svg:x="-2.78264in" svg:y="1.17153in" svg:width="1.25in" svg:height="0.38542in" style:rel-width="scale" style:rel-height="scale"><draw:text-box><text:p text:style-name="P97">Descption</text:p><text:p text:style-name="P98">Date</text:p></draw:text-box><svg:title/><svg:desc/></draw:frame></text:span><text:span text:style-name="T99"><draw:frame draw:z-index="251720704" draw:id="id55" draw:style-name="a51" draw:name="Zone de texte 79" text:anchor-type="paragraph" svg:x="-1.53264in" svg:y="1.17153in" svg:width="1.38542in" svg:height="0.38542in" style:rel-width="scale" style:rel-height="scale"><draw:text-box><text:p text:style-name="P100">Adresse</text:p><text:p text:style-name="P101">Etat</text:p></draw:text-box><svg:title/><svg:desc/></draw:frame></text:span><text:span text:style-name="T102"><draw:frame draw:z-index="251718656" draw:id="id56" draw:style-name="a52" draw:name="Zone de texte 78" text:anchor-type="paragraph" svg:x="-2.78264in" svg:y="0.78611in" svg:width="1.25in" svg:height="0.38542in" style:rel-width="scale" style:rel-height="scale"><draw:text-box><text:p text:style-name="P103">Descption</text:p><text:p text:style-name="P104">Date</text:p></draw:text-box><svg:title/><svg:desc/></draw:frame></text:span><text:span text:style-name="T105"><draw:frame draw:z-index="251717632" draw:id="id57" draw:style-name="a53" draw:name="Zone de texte 77" text:anchor-type="paragraph" svg:x="-1.53264in" svg:y="0.78611in" svg:width="1.38542in" svg:height="0.38542in" style:rel-width="scale" style:rel-height="scale"><draw:text-box><text:p text:style-name="P106">Adresse</text:p><text:p text:style-name="P107">Etat</text:p></draw:text-box><svg:title/><svg:desc/></draw:frame></text:span><text:span text:style-name="T108"><draw:frame draw:z-index="251715584" draw:id="id58" draw:style-name="a54" draw:name="Zone de texte 71" text:anchor-type="paragraph" svg:x="-2.78125in" svg:y="0.40069in" svg:width="1.25in" svg:height="0.38542in" style:rel-width="scale" style:rel-height="scale"><draw:text-box><text:p text:style-name="P109">Descption</text:p><text:p text:style-name="P110">Date</text:p></draw:text-box><svg:title/><svg:desc/></draw:frame></text:span>Action Selection d’une intervention :</text:p>
      <text:p text:style-name="Normal"><text:tab/>Affichage d’une vue avec trois onglets : (Info, Maintenance – Incidents, Signature)</text:p>
      <text:p text:style-name="Normal"><text:tab/>L’affichage des<text:s/>check lines d’une maintenance implique que la check liste de l’appareil a été renseignée dans OpenERP</text:p>
      <text:p text:style-name="Normal"/>
      <text:p text:style-name="Normal"/>
      <text:p text:style-name="Normal"/>
      <text:p text:style-name="Normal"/>
      <text:p text:style-name="Normal"/>
      <text:p text:style-name="Normal"/>
      <text:p text:style-name="Normal"><text:bookmark-start text:name="_GoBack"/><text:bookmark-end text:name="_GoBack"/><text:span text:style-name="T111"><draw:custom-shape svg:x="-0.175in" svg:y="3.12083in" svg:width="0.11389in" svg:height="0.09792in" draw:z-index="251772928" draw:id="id59" draw:style-name="a55" draw:name="Rectangle 181" text:anchor-type="paragraph"><svg:title/><svg:desc/><draw:enhanced-geometry draw:type="non-primitive" svg:viewBox="0 0 21600 21600" draw:enhanced-path="M 0 0 L 21600 0 21600 21600 0 21600 Z N"/></draw:custom-shape></text:span><text:span text:style-name="T112"><draw:custom-shape svg:x="-0.175in" svg:y="2.95417in" svg:width="0.11389in" svg:height="0.09792in" draw:z-index="251770880" draw:id="id60" draw:style-name="a56" draw:name="Rectangle 180" text:anchor-type="paragraph"><svg:title/><svg:desc/><draw:enhanced-geometry draw:type="non-primitive" svg:viewBox="0 0 21600 21600" draw:enhanced-path="M 0 0 L 21600 0 21600 21600 0 21600 Z N"/></draw:custom-shape></text:span><text:span text:style-name="T113"><draw:frame draw:z-index="251774976" draw:id="id61" draw:style-name="a57" draw:name="Zone de texte 115" text:anchor-type="paragraph" svg:x="-0.09167in" svg:y="2.88611in" svg:width="2.60417in" svg:height="0.43889in" style:rel-width="scale" style:rel-height="scale"><draw:text-box><text:p text:style-name="P114">Câble</text:p><text:p text:style-name="P115">Parachute</text:p><text:p text:style-name="P116"/></draw:text-box><svg:title/><svg:desc/></draw:frame></text:span><text:span text:style-name="T117"><draw:g draw:z-index="251767808" draw:name="Groupe 136" draw:id="id79" draw:style-name="a71" text:anchor-type="paragraph"><svg:title/><svg:desc/><draw:g draw:name="Groupe 98" draw:id="id66"><svg:title/><svg:desc/><draw:custom-shape svg:x="2.42917in" svg:y="3.44306in" svg:width="2.66528in" svg:height="3.33403in" draw:id="id62" draw:style-name="a58" draw:name="Rectangle 99"><svg:title/><svg:desc/><draw:enhanced-geometry draw:type="non-primitive" svg:viewBox="0 0 21600 21600" draw:enhanced-path="M 0 0 L 21600 0 21600 21600 0 21600 Z N"/></draw:custom-shape><draw:custom-shape svg:x="2.42917in" svg:y="3.44306in" svg:width="0.89583in" svg:height="0.65625in" draw:id="id63" draw:style-name="a59" draw:name="Rectangle 100"><svg:title/><svg:desc/><text:p text:style-name="P118">Info</text:p><draw:enhanced-geometry draw:type="non-primitive" svg:viewBox="0 0 21600 21600" draw:enhanced-path="M 0 0 L 21600 0 21600 21600 0 21600 Z N"/></draw:custom-shape><draw:custom-shape svg:x="3.325in" svg:y="3.44306in" svg:width="0.90625in" svg:height="0.65625in" draw:id="id64" draw:style-name="a60" draw:name="Rectangle 101"><svg:title/><svg:desc/><text:p text:style-name="P119">Incident</text:p><draw:enhanced-geometry draw:type="non-primitive" svg:viewBox="0 0 21600 21600" draw:enhanced-path="M 0 0 L 21600 0 21600 21600 0 21600 Z N"/></draw:custom-shape><draw:custom-shape svg:x="4.23125in" svg:y="3.44306in" svg:width="0.85417in" svg:height="0.65625in" draw:id="id65" draw:style-name="a61" draw:name="Rectangle 102"><svg:title/><svg:desc/><text:p text:style-name="P120">Signature</text:p><draw:enhanced-geometry draw:type="non-primitive" svg:viewBox="0 0 21600 21600" draw:enhanced-path="M 0 0 L 21600 0 21600 21600 0 21600 Z N"/></draw:custom-shape></draw:g><draw:frame draw:id="id67" draw:style-name="a62" draw:name="Zone de texte 116" svg:x="2.47083in" svg:y="4.16181in" svg:width="2.60417in" svg:height="0.67708in" style:rel-width="scale" style:rel-height="scale"><draw:text-box><text:p text:style-name="P121">Dernieres pannes</text:p></draw:text-box><svg:title/><svg:desc/></draw:frame><draw:frame draw:id="id68" draw:style-name="a63" draw:name="Zone de texte 117" svg:x="2.47083in" svg:y="4.83889in" svg:width="2.60417in" svg:height="0.33333in" style:rel-width="scale" style:rel-height="scale"><draw:text-box><text:p text:style-name="P122">Personne à contacter - Tel</text:p></draw:text-box><svg:title/><svg:desc/></draw:frame><draw:custom-shape svg:x="4.34583in" svg:y="4.87014in" svg:width="0.66667in" svg:height="0.26042in" draw:id="id69" draw:style-name="a64" draw:name="Rectangle à coins arrondis 118"><svg:title/><svg:desc/><text:p text:style-name="P123"><text:span text:style-name="T124">Appeler</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g draw:name="Groupe 121" draw:id="id72"><svg:title/><svg:desc/><draw:frame draw:id="id70" draw:style-name="a65" draw:name="Zone de texte 119" svg:x="2.47083in" svg:y="5.17222in" svg:width="2.60417in" svg:height="0.21458in" style:rel-width="scale" style:rel-height="scale"><draw:text-box><text:p text:style-name="P125">Chapitre</text:p></draw:text-box><svg:title/><svg:desc/></draw:frame><draw:custom-shape svg:x="4.84583in" svg:y="5.22431in" svg:width="0.08333in" svg:height="0.10417in" draw:id="id71" draw:style-name="a66" draw:name="Flèche vers le bas 120"><svg:title/><svg:desc/><draw:enhanced-geometry draw:type="non-primitive" svg:viewBox="0 0 21600 21600" draw:enhanced-path="M ?f12 ?f8 L ?f12 ?f13 ?f8 ?f13 ?f10 ?f9 ?f9 ?f13 ?f15 ?f13 ?f15 ?f8 Z N" draw:text-areas="?f12 ?f20 ?f15 ?f23" draw:glue-points="?f20 ?f13 ?f21 ?f13" draw:glue-point-leaving-directions="-270, -90" draw:modifiers="1296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g draw:name="Groupe 122" draw:id="id75"><svg:title/><svg:desc/><draw:frame draw:id="id73" draw:style-name="a67" draw:name="Zone de texte 123" svg:x="2.47083in" svg:y="5.39097in" svg:width="2.60417in" svg:height="0.21458in" style:rel-width="scale" style:rel-height="scale"><draw:text-box><text:p text:style-name="P126">Localisation</text:p></draw:text-box><svg:title/><svg:desc/></draw:frame><draw:custom-shape svg:x="4.84583in" svg:y="5.44306in" svg:width="0.08333in" svg:height="0.10417in" draw:id="id74" draw:style-name="a68" draw:name="Flèche vers le bas 124"><svg:title/><svg:desc/><draw:enhanced-geometry draw:type="non-primitive" svg:viewBox="0 0 21600 21600" draw:enhanced-path="M ?f12 ?f8 L ?f12 ?f13 ?f8 ?f13 ?f10 ?f9 ?f9 ?f13 ?f15 ?f13 ?f15 ?f8 Z N" draw:text-areas="?f12 ?f20 ?f15 ?f23" draw:glue-points="?f20 ?f13 ?f21 ?f13" draw:glue-point-leaving-directions="-270, -90" draw:modifiers="1296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g draw:name="Groupe 125" draw:id="id78"><svg:title/><svg:desc/><draw:frame draw:id="id76" draw:style-name="a69" draw:name="Zone de texte 126" svg:x="2.47083in" svg:y="5.60972in" svg:width="2.60417in" svg:height="0.21458in" style:rel-width="scale" style:rel-height="scale"><draw:text-box><text:p text:style-name="P127">Cause</text:p></draw:text-box><svg:title/><svg:desc/></draw:frame><draw:custom-shape svg:x="4.84583in" svg:y="5.66181in" svg:width="0.08333in" svg:height="0.10417in" draw:id="id77" draw:style-name="a70" draw:name="Flèche vers le bas 127"><svg:title/><svg:desc/><draw:enhanced-geometry draw:type="non-primitive" svg:viewBox="0 0 21600 21600" draw:enhanced-path="M ?f12 ?f8 L ?f12 ?f13 ?f8 ?f13 ?f10 ?f9 ?f9 ?f13 ?f15 ?f13 ?f15 ?f8 Z N" draw:text-areas="?f12 ?f20 ?f15 ?f23" draw:glue-points="?f20 ?f13 ?f21 ?f13" draw:glue-point-leaving-directions="-270, -90" draw:modifiers="1296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draw:g></draw:g></text:span><text:span text:style-name="T128"><draw:g draw:z-index="251754496" draw:name="Groupe 132" draw:id="id95" draw:style-name="a86" text:anchor-type="paragraph"><svg:title/><svg:desc/><draw:g draw:name="Groupe 87" draw:id="id84"><svg:title/><svg:desc/><draw:custom-shape svg:x="-0.28958in" svg:y="0.04444in" svg:width="2.66528in" svg:height="3.33403in" draw:id="id80" draw:style-name="a72" draw:name="Rectangle 82"><svg:title/><svg:desc/><draw:enhanced-geometry draw:type="non-primitive" svg:viewBox="0 0 21600 21600" draw:enhanced-path="M 0 0 L 21600 0 21600 21600 0 21600 Z N"/></draw:custom-shape><draw:custom-shape svg:x="-0.28958in" svg:y="0.04444in" svg:width="0.89583in" svg:height="0.65625in" draw:id="id81" draw:style-name="a73" draw:name="Rectangle 84"><svg:title/><svg:desc/><text:p text:style-name="P129">Info</text:p><draw:enhanced-geometry draw:type="non-primitive" svg:viewBox="0 0 21600 21600" draw:enhanced-path="M 0 0 L 21600 0 21600 21600 0 21600 Z N"/></draw:custom-shape><draw:custom-shape svg:x="0.60625in" svg:y="0.04444in" svg:width="0.90625in" svg:height="0.65625in" draw:id="id82" draw:style-name="a74" draw:name="Rectangle 85"><svg:title/><svg:desc/><text:p text:style-name="P130"><text:span text:style-name="T131">Maintenance - Incidents</text:span></text:p><text:p text:style-name="P132"/><draw:enhanced-geometry draw:type="non-primitive" svg:viewBox="0 0 21600 21600" draw:enhanced-path="M 0 0 L 21600 0 21600 21600 0 21600 Z N"/></draw:custom-shape><draw:custom-shape svg:x="1.5125in" svg:y="0.04444in" svg:width="0.85417in" svg:height="0.65625in" draw:id="id83" draw:style-name="a75" draw:name="Rectangle 86"><svg:title/><svg:desc/><text:p text:style-name="P133">Signature</text:p><draw:enhanced-geometry draw:type="non-primitive" svg:viewBox="0 0 21600 21600" draw:enhanced-path="M 0 0 L 21600 0 21600 21600 0 21600 Z N"/></draw:custom-shape></draw:g><draw:frame draw:id="id85" draw:style-name="a76" draw:name="Zone de texte 106" svg:x="-0.25833in" svg:y="0.73194in" svg:width="2.60417in" svg:height="0.21458in" style:rel-width="scale" style:rel-height="scale"><draw:text-box><text:p text:style-name="P134">Contract name/Machine Name</text:p></draw:text-box><svg:title/><svg:desc/></draw:frame><draw:frame draw:id="id86" draw:style-name="a77" draw:name="Zone de texte 107" svg:x="-0.25833in" svg:y="0.96111in" svg:width="2.60417in" svg:height="0.26042in" style:rel-width="scale" style:rel-height="scale"><draw:text-box><text:p text:style-name="P135">Machine Adresse</text:p></draw:text-box><svg:title/><svg:desc/></draw:frame><draw:frame draw:id="id87" draw:style-name="a78" draw:name="Zone de texte 108" svg:x="-0.25833in" svg:y="1.23194in" svg:width="2.60417in" svg:height="0.23604in" style:rel-width="scale" style:rel-height="scale"><draw:text-box><text:p text:style-name="P136">Motif</text:p></draw:text-box><svg:title/><svg:desc/></draw:frame><draw:frame draw:id="id88" draw:style-name="a79" draw:name="Zone de texte 109" svg:x="-0.25833in" svg:y="1.48194in" svg:width="2.60417in" svg:height="0.23604in" style:rel-width="scale" style:rel-height="scale"><draw:text-box><text:p text:style-name="P137">Appel :<text:s/><text:tab/><text:tab/><text:tab/><text:s text:c="15"/>Date Heure</text:p></draw:text-box><svg:title/><svg:desc/></draw:frame><draw:frame draw:id="id89" draw:style-name="a80" draw:name="Zone de texte 110" svg:x="-0.25833in" svg:y="1.73194in" svg:width="2.60417in" svg:height="0.67708in" style:rel-width="scale" style:rel-height="scale"><draw:text-box><text:p text:style-name="P138">Infos</text:p></draw:text-box><svg:title/><svg:desc/></draw:frame><draw:custom-shape svg:x="-0.25833in" svg:y="2.46111in" svg:width="0.66667in" svg:height="0.26042in" draw:id="id90" draw:style-name="a81" draw:name="Rectangle à coins arrondis 111"><svg:title/><svg:desc/><text:p text:style-name="P139"><text:span text:style-name="T140">Debu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40833in" svg:y="2.46111in" svg:width="0.63542in" svg:height="0.26042in" draw:id="id91" draw:style-name="a82" draw:name="Rectangle à coins arrondis 112"><svg:title/><svg:desc/><text:p text:style-name="P141"><text:span text:style-name="T142">Attent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075in" svg:y="2.46111in" svg:width="0.61458in" svg:height="0.26042in" draw:id="id92" draw:style-name="a83" draw:name="Rectangle à coins arrondis 113"><svg:title/><svg:desc/><text:p text:style-name="P143"><text:span text:style-name="T144">Arre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72083in" svg:y="2.46111in" svg:width="0.625in" svg:height="0.26042in" draw:id="id93" draw:style-name="a84" draw:name="Rectangle à coins arrondis 114"><svg:title/><svg:desc/><text:p text:style-name="P145"><text:span text:style-name="T146">Terminé</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94" draw:style-name="a85" draw:name="Zone de texte 115" svg:x="-0.25833in" svg:y="2.77361in" svg:width="2.60417in" svg:height="0.21458in" style:rel-width="scale" style:rel-height="scale"><draw:text-box><text:p text:style-name="P147">State</text:p></draw:text-box><svg:title/><svg:desc/></draw:frame></draw:g></text:span><text:span text:style-name="T148"><draw:g draw:z-index="251769856" draw:name="Groupe 134" draw:id="id102" draw:style-name="a92" text:anchor-type="paragraph"><svg:title/><svg:desc/><draw:g draw:name="Groupe 88" draw:id="id100"><svg:title/><svg:desc/><draw:custom-shape svg:x="2.42917in" svg:y="0.04444in" svg:width="2.66528in" svg:height="3.33403in" draw:id="id96" draw:style-name="a87" draw:name="Rectangle 89"><svg:title/><svg:desc/><draw:enhanced-geometry draw:type="non-primitive" svg:viewBox="0 0 21600 21600" draw:enhanced-path="M 0 0 L 21600 0 21600 21600 0 21600 Z N"/></draw:custom-shape><draw:custom-shape svg:x="2.42917in" svg:y="0.04444in" svg:width="0.89583in" svg:height="0.65625in" draw:id="id97" draw:style-name="a88" draw:name="Rectangle 90"><svg:title/><svg:desc/><text:p text:style-name="P149">Info</text:p><draw:enhanced-geometry draw:type="non-primitive" svg:viewBox="0 0 21600 21600" draw:enhanced-path="M 0 0 L 21600 0 21600 21600 0 21600 Z N"/></draw:custom-shape><draw:custom-shape svg:x="3.325in" svg:y="0.04444in" svg:width="0.90625in" svg:height="0.65625in" draw:id="id98" draw:style-name="a89" draw:name="Rectangle 91"><svg:title/><svg:desc/><text:p text:style-name="P150">Maintenance</text:p><draw:enhanced-geometry draw:type="non-primitive" svg:viewBox="0 0 21600 21600" draw:enhanced-path="M 0 0 L 21600 0 21600 21600 0 21600 Z N"/></draw:custom-shape><draw:custom-shape svg:x="4.23125in" svg:y="0.04444in" svg:width="0.85417in" svg:height="0.65625in" draw:id="id99" draw:style-name="a90" draw:name="Rectangle 92"><svg:title/><svg:desc/><text:p text:style-name="P151">Signature</text:p><draw:enhanced-geometry draw:type="non-primitive" svg:viewBox="0 0 21600 21600" draw:enhanced-path="M 0 0 L 21600 0 21600 21600 0 21600 Z N"/></draw:custom-shape></draw:g><draw:frame draw:id="id101" draw:style-name="a91" draw:name="Zone de texte 131" svg:x="2.46042in" svg:y="0.75278in" svg:width="2.60417in" svg:height="2.57123in" style:rel-width="scale" style:rel-height="scale"><draw:text-box><text:p text:style-name="P152">Check Lines (integration IHM<text:s/>existante)</text:p></draw:text-box><svg:title/><svg:desc/></draw:frame></draw:g></text:span><text:span text:style-name="T153"><draw:g draw:z-index="251736064" draw:name="Groupe 135" draw:id="id109" draw:style-name="a98" text:anchor-type="paragraph"><svg:title/><svg:desc/><draw:g draw:name="Groupe 93" draw:id="id107"><svg:title/><svg:desc/><draw:custom-shape svg:x="5.16875in" svg:y="0.04444in" svg:width="2.66528in" svg:height="3.33403in" draw:id="id103" draw:style-name="a93" draw:name="Rectangle 94"><svg:title/><svg:desc/><draw:enhanced-geometry draw:type="non-primitive" svg:viewBox="0 0 21600 21600" draw:enhanced-path="M 0 0 L 21600 0 21600 21600 0 21600 Z N"/></draw:custom-shape><draw:custom-shape svg:x="5.16875in" svg:y="0.04444in" svg:width="0.89583in" svg:height="0.65625in" draw:id="id104" draw:style-name="a94" draw:name="Rectangle 95"><svg:title/><svg:desc/><text:p text:style-name="P154">Info</text:p><draw:enhanced-geometry draw:type="non-primitive" svg:viewBox="0 0 21600 21600" draw:enhanced-path="M 0 0 L 21600 0 21600 21600 0 21600 Z N"/></draw:custom-shape><draw:custom-shape svg:x="6.06458in" svg:y="0.04444in" svg:width="0.90625in" svg:height="0.65625in" draw:id="id105" draw:style-name="a95" draw:name="Rectangle 96"><svg:title/><svg:desc/><text:p text:style-name="P155"><text:span text:style-name="T156">Maintenance - Incidents</text:span></text:p><draw:enhanced-geometry draw:type="non-primitive" svg:viewBox="0 0 21600 21600" draw:enhanced-path="M 0 0 L 21600 0 21600 21600 0 21600 Z N"/></draw:custom-shape><draw:custom-shape svg:x="6.97083in" svg:y="0.04444in" svg:width="0.85417in" svg:height="0.65625in" draw:id="id106" draw:style-name="a96" draw:name="Rectangle 97"><svg:title/><svg:desc/><text:p text:style-name="P157">Signature</text:p><draw:enhanced-geometry draw:type="non-primitive" svg:viewBox="0 0 21600 21600" draw:enhanced-path="M 0 0 L 21600 0 21600 21600 0 21600 Z N"/></draw:custom-shape></draw:g><draw:custom-shape svg:x="5.34583in" svg:y="1.45069in" svg:width="2.16845in" svg:height="1.32421in" draw:id="id108" draw:style-name="a97" draw:name="Forme libre 105"><svg:title/><svg:desc/><draw:enhanced-geometry draw:type="non-primitive" svg:viewBox="0 0 1982830 1210862" draw:enhanced-path="M ?f3 ?f2 C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38 ?f182 ?f183 ?f184 ?f185 ?f186 ?f20 ?f187 ?f188 ?f189 ?f190 ?f191 ?f192 ?f193 ?f194 ?f195 ?f196 ?f197 ?f198 ?f199 ?f200 ?f201 ?f202 ?f203 ?f204 ?f205 ?f206 ?f207 ?f208 ?f209 ?f210 ?f211 ?f212 ?f213 ?f214 ?f215 ?f216 ?f81 L ?f217 ?f218 C ?f219 ?f220 ?f221 ?f222 ?f223 ?f75 ?f224 ?f225 ?f226 ?f227 ?f228 ?f229 ?f230 ?f231 ?f232 ?f233 ?f234 ?f235 L ?f18 ?f236 C ?f237 ?f238 ?f239 ?f240 ?f241 ?f235 ?f242 ?f243 ?f244 ?f245 ?f246 ?f229 ?f247 ?f248 ?f249 ?f250 ?f251 ?f75 ?f252 ?f253 ?f254 ?f255 ?f122 ?f256 ?f257 ?f258 ?f259 ?f260 ?f261 ?f262 ?f263 ?f264 ?f265 ?f266 ?f267 ?f268 ?f269 ?f270 ?f271 ?f272 ?f273 ?f268 ?f274 ?f275 ?f276 ?f277 ?f278 ?f279 ?f280 ?f281 ?f282 ?f283 ?f284 ?f285 ?f286 ?f287 ?f288 ?f279 ?f1 ?f279 N" draw:text-areas="?f481 ?f483 ?f482 ?f484" draw:glue-points="?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497 ?f545 ?f491 ?f546 ?f547 ?f548 ?f549 ?f550 ?f551 ?f552 ?f553 ?f554 ?f555 ?f512 ?f556 ?f557 ?f558 ?f510 ?f559 ?f560 ?f561 ?f562 ?f563 ?f564 ?f565 ?f562 ?f566 ?f560 ?f567 ?f510 ?f525 ?f568 ?f569 ?f570 ?f571 ?f572 ?f573 ?f572 ?f574 ?f575 ?f576 ?f577 ?f578 ?f575" draw:glue-point-leaving-directions="-90, -90, -90, -90, -90, -90, -90, -90, -90, -90, -90, -90, -90, -90, -90, -90, -90, -90, -90, -90, -90, -90, -90, -90, -90, -90, -90, -90, -90, -90, -90, -90, -90, -90, -90, -90, -90, -90, -90, -90, -90, -90, -90, -90, -90, -90, -90, -90, -90, -90, -90, -90"><draw:equation draw:name="f0" draw:formula="0"/><draw:equation draw:name="f1" draw:formula="1982830"/><draw:equation draw:name="f2" draw:formula="1210862"/><draw:equation draw:name="f3" draw:formula="354055"/><draw:equation draw:name="f4" draw:formula="366755"/><draw:equation draw:name="f5" draw:formula="1194987"/><draw:equation draw:name="f6" draw:formula="379957"/><draw:equation draw:name="f7" draw:formula="1179501"/><draw:equation draw:name="f8" draw:formula="392155"/><draw:equation draw:name="f9" draw:formula="1163237"/><draw:equation draw:name="f10" draw:formula="399024"/><draw:equation draw:name="f11" draw:formula="1154079"/><draw:equation draw:name="f12" draw:formula="403876"/><draw:equation draw:name="f13" draw:formula="1143456"/><draw:equation draw:name="f14" draw:formula="411205"/><draw:equation draw:name="f15" draw:formula="1134662"/><draw:equation draw:name="f16" draw:formula="419829"/><draw:equation draw:name="f17" draw:formula="1124314"/><draw:equation draw:name="f18" draw:formula="430255"/><draw:equation draw:name="f19" draw:formula="1115612"/><draw:equation draw:name="f20" draw:formula="439780"/><draw:equation draw:name="f21" draw:formula="1106087"/><draw:equation draw:name="f22" draw:formula="442955"/><draw:equation draw:name="f23" draw:formula="1096562"/><draw:equation draw:name="f24" draw:formula="444815"/><draw:equation draw:name="f25" draw:formula="1086492"/><draw:equation draw:name="f26" draw:formula="449305"/><draw:equation draw:name="f27" draw:formula="1077512"/><draw:equation draw:name="f28" draw:formula="454425"/><draw:equation draw:name="f29" draw:formula="1067273"/><draw:equation draw:name="f30" draw:formula="462288"/><draw:equation draw:name="f31" draw:formula="1058645"/><draw:equation draw:name="f32" draw:formula="468355"/><draw:equation draw:name="f33" draw:formula="1048937"/><draw:equation draw:name="f34" draw:formula="478167"/><draw:equation draw:name="f35" draw:formula="1033238"/><draw:equation draw:name="f36" draw:formula="488065"/><draw:equation draw:name="f37" draw:formula="1017565"/><draw:equation draw:name="f38" draw:formula="496930"/><draw:equation draw:name="f39" draw:formula="1001312"/><draw:equation draw:name="f40" draw:formula="544496"/><draw:equation draw:name="f41" draw:formula="914108"/><draw:equation draw:name="f42" draw:formula="503862"/><draw:equation draw:name="f43" draw:formula="973019"/><draw:equation draw:name="f44" draw:formula="554080"/><draw:equation draw:name="f45" draw:formula="906062"/><draw:equation draw:name="f46" draw:formula="572793"/><draw:equation draw:name="f47" draw:formula="849922"/><draw:equation draw:name="f48" draw:formula="550991"/><draw:equation draw:name="f49" draw:formula="905290"/><draw:equation draw:name="f50" draw:formula="592180"/><draw:equation draw:name="f51" draw:formula="839387"/><draw:equation draw:name="f52" draw:formula="599705"/><draw:equation draw:name="f53" draw:formula="827346"/><draw:equation draw:name="f54" draw:formula="604185"/><draw:equation draw:name="f55" draw:formula="813615"/><draw:equation draw:name="f56" draw:formula="611230"/><draw:equation draw:name="f57" draw:formula="801287"/><draw:equation draw:name="f58" draw:formula="616910"/><draw:equation draw:name="f59" draw:formula="791348"/><draw:equation draw:name="f60" draw:formula="624280"/><draw:equation draw:name="f61" draw:formula="782461"/><draw:equation draw:name="f62" draw:formula="630280"/><draw:equation draw:name="f63" draw:formula="772712"/><draw:equation draw:name="f64" draw:formula="649686"/><draw:equation draw:name="f65" draw:formula="741178"/><draw:equation draw:name="f66" draw:formula="666891"/><draw:equation draw:name="f67" draw:formula="708270"/><draw:equation draw:name="f68" draw:formula="687430"/><draw:equation draw:name="f69" draw:formula="677462"/><draw:equation draw:name="f70" draw:formula="700130"/><draw:equation draw:name="f71" draw:formula="658412"/><draw:equation draw:name="f72" draw:formula="718290"/><draw:equation draw:name="f73" draw:formula="642032"/><draw:equation draw:name="f74" draw:formula="725530"/><draw:equation draw:name="f75" draw:formula="620312"/><draw:equation draw:name="f76" draw:formula="747150"/><draw:equation draw:name="f77" draw:formula="555452"/><draw:equation draw:name="f78" draw:formula="719937"/><draw:equation draw:name="f79" draw:formula="635227"/><draw:equation draw:name="f80" draw:formula="754105"/><draw:equation draw:name="f81" draw:formula="544112"/><draw:equation draw:name="f82" draw:formula="757630"/><draw:equation draw:name="f83" draw:formula="534711"/><draw:equation draw:name="f84" draw:formula="760455"/><draw:equation draw:name="f85" draw:formula="525062"/><draw:equation draw:name="f86" draw:formula="763630"/><draw:equation draw:name="f87" draw:formula="515537"/><draw:equation draw:name="f88" draw:formula="770196"/><draw:equation draw:name="f89" draw:formula="449878"/><draw:equation draw:name="f90" draw:formula="770863"/><draw:equation draw:name="f91" draw:formula="422220"/><draw:equation draw:name="f92" draw:formula="782680"/><draw:equation draw:name="f93" draw:formula="363137"/><draw:equation draw:name="f94" draw:formula="785247"/><draw:equation draw:name="f95" draw:formula="350300"/><draw:equation draw:name="f96" draw:formula="788065"/><draw:equation draw:name="f97" draw:formula="337456"/><draw:equation draw:name="f98" draw:formula="792205"/><draw:equation draw:name="f99" draw:formula="325037"/><draw:equation draw:name="f100" draw:formula="797612"/><draw:equation draw:name="f101" draw:formula="308817"/><draw:equation draw:name="f102" draw:formula="805252"/><draw:equation draw:name="f103" draw:formula="293421"/><draw:equation draw:name="f104" draw:formula="811255"/><draw:equation draw:name="f105" draw:formula="277412"/><draw:equation draw:name="f106" draw:formula="825827"/><draw:equation draw:name="f107" draw:formula="238554"/><draw:equation draw:name="f108" draw:formula="815502"/><draw:equation draw:name="f109" draw:formula="253310"/><draw:equation draw:name="f110" draw:formula="839830"/><draw:equation draw:name="f111" draw:formula="210737"/><draw:equation draw:name="f112" draw:formula="858200"/><draw:equation draw:name="f113" draw:formula="178589"/><draw:equation draw:name="f114" draw:formula="885271"/><draw:equation draw:name="f115" draw:formula="150613"/><draw:equation draw:name="f116" draw:formula="896980"/><draw:equation draw:name="f117" draw:formula="115487"/><draw:equation draw:name="f118" draw:formula="903330"/><draw:equation draw:name="f119" draw:formula="96437"/><draw:equation draw:name="f120" draw:formula="907875"/><draw:equation draw:name="f121" draw:formula="76687"/><draw:equation draw:name="f122" draw:formula="916030"/><draw:equation draw:name="f123" draw:formula="58337"/><draw:equation draw:name="f124" draw:formula="920679"/><draw:equation draw:name="f125" draw:formula="47876"/><draw:equation draw:name="f126" draw:formula="929960"/><draw:equation draw:name="f127" draw:formula="40001"/><draw:equation draw:name="f128" draw:formula="935080"/><draw:equation draw:name="f129" draw:formula="29762"/><draw:equation draw:name="f130" draw:formula="939570"/><draw:equation draw:name="f131" draw:formula="20782"/><draw:equation draw:name="f132" draw:formula="951705"/><draw:equation draw:name="f133" draw:formula="0 - 5913"/><draw:equation draw:name="f134" draw:formula="944605"/><draw:equation draw:name="f135" draw:formula="1187"/><draw:equation draw:name="f136" draw:formula="912697"/><draw:equation draw:name="f137" draw:formula="33095"/><draw:equation draw:name="f138" draw:formula="899241"/><draw:equation draw:name="f139" draw:formula="85781"/><draw:equation draw:name="f140" draw:formula="858880"/><draw:equation draw:name="f141" draw:formula="105962"/><draw:equation draw:name="f142" draw:formula="818999"/><draw:equation draw:name="f143" draw:formula="125902"/><draw:equation draw:name="f144" draw:formula="808383"/><draw:equation draw:name="f145" draw:formula="127884"/><draw:equation draw:name="f146" draw:formula="773155"/><draw:equation draw:name="f147" draw:formula="163112"/><draw:equation draw:name="f148" draw:formula="724933"/><draw:equation draw:name="f149" draw:formula="211334"/><draw:equation draw:name="f150" draw:formula="765841"/><draw:equation draw:name="f151" draw:formula="194791"/><draw:equation draw:name="f152" draw:formula="706480"/><draw:equation draw:name="f153" draw:formula="239312"/><draw:equation draw:name="f154" draw:formula="695121"/><draw:equation draw:name="f155" draw:formula="247831"/><draw:equation draw:name="f156" draw:formula="681080"/><draw:equation draw:name="f157" draw:formula="252012"/><draw:equation draw:name="f158" draw:formula="668380"/><draw:equation draw:name="f159" draw:formula="258362"/><draw:equation draw:name="f160" draw:formula="662030"/><draw:equation draw:name="f161" draw:formula="267887"/><draw:equation draw:name="f162" draw:formula="657425"/><draw:equation draw:name="f163" draw:formula="278842"/><draw:equation draw:name="f164" draw:formula="649330"/><draw:equation draw:name="f165" draw:formula="286937"/><draw:equation draw:name="f166" draw:formula="592515"/><draw:equation draw:name="f167" draw:formula="343752"/><draw:equation draw:name="f168" draw:formula="631330"/><draw:equation draw:name="f169" draw:formula="291295"/><draw:equation draw:name="f170" draw:formula="582655"/><draw:equation draw:name="f171" draw:formula="334562"/><draw:equation draw:name="f172" draw:formula="562519"/><draw:equation draw:name="f173" draw:formula="352460"/><draw:equation draw:name="f174" draw:formula="547921"/><draw:equation draw:name="f175" draw:formula="376768"/><draw:equation draw:name="f176" draw:formula="525505"/><draw:equation draw:name="f177" draw:formula="391712"/><draw:equation draw:name="f178" draw:formula="515980"/><draw:equation draw:name="f179" draw:formula="398062"/><draw:equation draw:name="f180" draw:formula="507790"/><draw:equation draw:name="f181" draw:formula="407142"/><draw:equation draw:name="f182" draw:formula="410762"/><draw:equation draw:name="f183" draw:formula="478608"/><draw:equation draw:name="f184" draw:formula="416869"/><draw:equation draw:name="f185" draw:formula="459066"/><draw:equation draw:name="f186" draw:formula="419272"/><draw:equation draw:name="f187" draw:formula="420287"/><draw:equation draw:name="f188" draw:formula="338271"/><draw:equation draw:name="f189" draw:formula="425630"/><draw:equation draw:name="f190" draw:formula="236580"/><draw:equation draw:name="f191" draw:formula="426637"/><draw:equation draw:name="f192" draw:formula="134980"/><draw:equation draw:name="f193" draw:formula="429812"/><draw:equation draw:name="f194" draw:formula="28505"/><draw:equation draw:name="f195" draw:formula="451107"/><draw:equation draw:name="f196" draw:formula="66671"/><draw:equation draw:name="f197" draw:formula="430901"/><draw:equation draw:name="f198" draw:formula="11155"/><draw:equation draw:name="f199" draw:formula="467912"/><draw:equation draw:name="f200" draw:formula="7980"/><draw:equation draw:name="f201" draw:formula="477437"/><draw:equation draw:name="f202" draw:formula="0 - 4394"/><draw:equation draw:name="f203" draw:formula="488455"/><draw:equation draw:name="f204" draw:formula="1630"/><draw:equation draw:name="f205" draw:formula="496487"/><draw:equation draw:name="f206" draw:formula="9485"/><draw:equation draw:name="f207" draw:formula="506960"/><draw:equation draw:name="f208" draw:formula="28021"/><draw:equation draw:name="f209" draw:formula="500158"/><draw:equation draw:name="f210" draw:formula="39730"/><draw:equation draw:name="f211" draw:formula="506012"/><draw:equation draw:name="f212" draw:formula="60208"/><draw:equation draw:name="f213" draw:formula="516251"/><draw:equation draw:name="f214" draw:formula="77830"/><draw:equation draw:name="f215" draw:formula="531412"/><draw:equation draw:name="f216" draw:formula="96880"/><draw:equation draw:name="f217" draw:formula="125455"/><draw:equation draw:name="f218" draw:formula="563162"/><draw:equation draw:name="f219" draw:formula="169723"/><draw:equation draw:name="f220" draw:formula="592674"/><draw:equation draw:name="f221" draw:formula="181518"/><draw:equation draw:name="f222" draw:formula="603371"/><draw:equation draw:name="f223" draw:formula="249280"/><draw:equation draw:name="f224" draw:formula="261980"/><draw:equation draw:name="f225" draw:formula="623487"/><draw:equation draw:name="f226" draw:formula="274467"/><draw:equation draw:name="f227" draw:formula="627685"/><draw:equation draw:name="f228" draw:formula="287380"/><draw:equation draw:name="f229" draw:formula="629837"/><draw:equation draw:name="f230" draw:formula="312629"/><draw:equation draw:name="f231" draw:formula="634045"/><draw:equation draw:name="f232" draw:formula="338207"/><draw:equation draw:name="f233" draw:formula="635979"/><draw:equation draw:name="f234" draw:formula="363580"/><draw:equation draw:name="f235" draw:formula="639362"/><draw:equation draw:name="f236" draw:formula="648887"/><draw:equation draw:name="f237" draw:formula="535030"/><draw:equation draw:name="f238" draw:formula="645712"/><draw:equation draw:name="f239" draw:formula="639894"/><draw:equation draw:name="f240" draw:formula="644730"/><draw:equation draw:name="f241" draw:formula="744580"/><draw:equation draw:name="f242" draw:formula="763867"/><draw:equation draw:name="f243" draw:formula="638373"/><draw:equation draw:name="f244" draw:formula="782642"/><draw:equation draw:name="f245" draw:formula="632774"/><draw:equation draw:name="f246" draw:formula="801730"/><draw:equation draw:name="f247" draw:formula="823920"/><draw:equation draw:name="f248" draw:formula="626423"/><draw:equation draw:name="f249" draw:formula="846260"/><draw:equation draw:name="f250" draw:formula="624003"/><draw:equation draw:name="f251" draw:formula="868405"/><draw:equation draw:name="f252" draw:formula="884374"/><draw:equation draw:name="f253" draw:formula="617650"/><draw:equation draw:name="f254" draw:formula="900003"/><draw:equation draw:name="f255" draw:formula="613077"/><draw:equation draw:name="f256" draw:formula="610787"/><draw:equation draw:name="f257" draw:formula="944492"/><draw:equation draw:name="f258" draw:formula="606721"/><draw:equation draw:name="f259" draw:formula="973226"/><draw:equation draw:name="f260" draw:formula="604828"/><draw:equation draw:name="f261" draw:formula="1001755"/><draw:equation draw:name="f262" draw:formula="601262"/><draw:equation draw:name="f263" draw:formula="1024032"/><draw:equation draw:name="f264" draw:formula="598477"/><draw:equation draw:name="f265" draw:formula="1046205"/><draw:equation draw:name="f266" draw:formula="594912"/><draw:equation draw:name="f267" draw:formula="1068430"/><draw:equation draw:name="f268" draw:formula="591737"/><draw:equation draw:name="f269" draw:formula="1299982"/><draw:equation draw:name="f270" draw:formula="599722"/><draw:equation draw:name="f271" draw:formula="1346012"/><draw:equation draw:name="f272" draw:formula="608485"/><draw:equation draw:name="f273" draw:formula="1563730"/><draw:equation draw:name="f274" draw:formula="1573741"/><draw:equation draw:name="f275" draw:formula="590967"/><draw:equation draw:name="f276" draw:formula="1582565"/><draw:equation draw:name="f277" draw:formula="584647"/><draw:equation draw:name="f278" draw:formula="1592305"/><draw:equation draw:name="f279" draw:formula="582212"/><draw:equation draw:name="f280" draw:formula="1608011"/><draw:equation draw:name="f281" draw:formula="578285"/><draw:equation draw:name="f282" draw:formula="1624055"/><draw:equation draw:name="f283" draw:formula="575862"/><draw:equation draw:name="f284" draw:formula="1639930"/><draw:equation draw:name="f285" draw:formula="572687"/><draw:equation draw:name="f286" draw:formula="1887526"/><draw:equation draw:name="f287" draw:formula="584477"/><draw:equation draw:name="f288" draw:formula="1773204"/><draw:equation draw:name="f289" draw:formula="?f2 - ?f0"/><draw:equation draw:name="f290" draw:formula="?f1 - ?f0"/><draw:equation draw:name="f291" draw:formula="?f290 / 1982830"/><draw:equation draw:name="f292" draw:formula="?f289 / 1210862"/><draw:equation draw:name="f293" draw:formula="354055 * ?f290"/><draw:equation draw:name="f294" draw:formula="1210862 * ?f289"/><draw:equation draw:name="f295" draw:formula="392155 * ?f290"/><draw:equation draw:name="f296" draw:formula="1163237 * ?f289"/><draw:equation draw:name="f297" draw:formula="411205 * ?f290"/><draw:equation draw:name="f298" draw:formula="1134662 * ?f289"/><draw:equation draw:name="f299" draw:formula="439780 * ?f290"/><draw:equation draw:name="f300" draw:formula="1106087 * ?f289"/><draw:equation draw:name="f301" draw:formula="449305 * ?f290"/><draw:equation draw:name="f302" draw:formula="1077512 * ?f289"/><draw:equation draw:name="f303" draw:formula="468355 * ?f290"/><draw:equation draw:name="f304" draw:formula="1048937 * ?f289"/><draw:equation draw:name="f305" draw:formula="496930 * ?f290"/><draw:equation draw:name="f306" draw:formula="1001312 * ?f289"/><draw:equation draw:name="f307" draw:formula="554080 * ?f290"/><draw:equation draw:name="f308" draw:formula="906062 * ?f289"/><draw:equation draw:name="f309" draw:formula="592180 * ?f290"/><draw:equation draw:name="f310" draw:formula="839387 * ?f289"/><draw:equation draw:name="f311" draw:formula="611230 * ?f290"/><draw:equation draw:name="f312" draw:formula="801287 * ?f289"/><draw:equation draw:name="f313" draw:formula="630280 * ?f290"/><draw:equation draw:name="f314" draw:formula="772712 * ?f289"/><draw:equation draw:name="f315" draw:formula="687430 * ?f290"/><draw:equation draw:name="f316" draw:formula="677462 * ?f289"/><draw:equation draw:name="f317" draw:formula="725530 * ?f290"/><draw:equation draw:name="f318" draw:formula="620312 * ?f289"/><draw:equation draw:name="f319" draw:formula="754105 * ?f290"/><draw:equation draw:name="f320" draw:formula="544112 * ?f289"/><draw:equation draw:name="f321" draw:formula="763630 * ?f290"/><draw:equation draw:name="f322" draw:formula="515537 * ?f289"/><draw:equation draw:name="f323" draw:formula="782680 * ?f290"/><draw:equation draw:name="f324" draw:formula="363137 * ?f289"/><draw:equation draw:name="f325" draw:formula="792205 * ?f290"/><draw:equation draw:name="f326" draw:formula="325037 * ?f289"/><draw:equation draw:name="f327" draw:formula="811255 * ?f290"/><draw:equation draw:name="f328" draw:formula="277412 * ?f289"/><draw:equation draw:name="f329" draw:formula="839830 * ?f290"/><draw:equation draw:name="f330" draw:formula="210737 * ?f289"/><draw:equation draw:name="f331" draw:formula="896980 * ?f290"/><draw:equation draw:name="f332" draw:formula="115487 * ?f289"/><draw:equation draw:name="f333" draw:formula="916030 * ?f290"/><draw:equation draw:name="f334" draw:formula="58337 * ?f289"/><draw:equation draw:name="f335" draw:formula="935080 * ?f290"/><draw:equation draw:name="f336" draw:formula="29762 * ?f289"/><draw:equation draw:name="f337" draw:formula="944605 * ?f290"/><draw:equation draw:name="f338" draw:formula="1187 * ?f289"/><draw:equation draw:name="f339" draw:formula="858880 * ?f290"/><draw:equation draw:name="f340" draw:formula="105962 * ?f289"/><draw:equation draw:name="f341" draw:formula="773155 * ?f290"/><draw:equation draw:name="f342" draw:formula="163112 * ?f289"/><draw:equation draw:name="f343" draw:formula="706480 * ?f290"/><draw:equation draw:name="f344" draw:formula="239312 * ?f289"/><draw:equation draw:name="f345" draw:formula="668380 * ?f290"/><draw:equation draw:name="f346" draw:formula="258362 * ?f289"/><draw:equation draw:name="f347" draw:formula="649330 * ?f290"/><draw:equation draw:name="f348" draw:formula="286937 * ?f289"/><draw:equation draw:name="f349" draw:formula="582655 * ?f290"/><draw:equation draw:name="f350" draw:formula="334562 * ?f289"/><draw:equation draw:name="f351" draw:formula="525505 * ?f290"/><draw:equation draw:name="f352" draw:formula="391712 * ?f289"/><draw:equation draw:name="f353" draw:formula="410762 * ?f289"/><draw:equation draw:name="f354" draw:formula="420287 * ?f289"/><draw:equation draw:name="f355" draw:formula="134980 * ?f290"/><draw:equation draw:name="f356" draw:formula="429812 * ?f289"/><draw:equation draw:name="f357" draw:formula="11155 * ?f290"/><draw:equation draw:name="f358" draw:formula="467912 * ?f289"/><draw:equation draw:name="f359" draw:formula="1630 * ?f290"/><draw:equation draw:name="f360" draw:formula="496487 * ?f289"/><draw:equation draw:name="f361" draw:formula="39730 * ?f290"/><draw:equation draw:name="f362" draw:formula="506012 * ?f289"/><draw:equation draw:name="f363" draw:formula="96880 * ?f290"/><draw:equation draw:name="f364" draw:formula="125455 * ?f290"/><draw:equation draw:name="f365" draw:formula="563162 * ?f289"/><draw:equation draw:name="f366" draw:formula="249280 * ?f290"/><draw:equation draw:name="f367" draw:formula="287380 * ?f290"/><draw:equation draw:name="f368" draw:formula="629837 * ?f289"/><draw:equation draw:name="f369" draw:formula="363580 * ?f290"/><draw:equation draw:name="f370" draw:formula="639362 * ?f289"/><draw:equation draw:name="f371" draw:formula="430255 * ?f290"/><draw:equation draw:name="f372" draw:formula="648887 * ?f289"/><draw:equation draw:name="f373" draw:formula="744580 * ?f290"/><draw:equation draw:name="f374" draw:formula="801730 * ?f290"/><draw:equation draw:name="f375" draw:formula="868405 * ?f290"/><draw:equation draw:name="f376" draw:formula="610787 * ?f289"/><draw:equation draw:name="f377" draw:formula="1001755 * ?f290"/><draw:equation draw:name="f378" draw:formula="601262 * ?f289"/><draw:equation draw:name="f379" draw:formula="1068430 * ?f290"/><draw:equation draw:name="f380" draw:formula="591737 * ?f289"/><draw:equation draw:name="f381" draw:formula="1563730 * ?f290"/><draw:equation draw:name="f382" draw:formula="1592305 * ?f290"/><draw:equation draw:name="f383" draw:formula="582212 * ?f289"/><draw:equation draw:name="f384" draw:formula="1639930 * ?f290"/><draw:equation draw:name="f385" draw:formula="572687 * ?f289"/><draw:equation draw:name="f386" draw:formula="1982830 * ?f290"/><draw:equation draw:name="f387" draw:formula="?f293 / 1982830"/><draw:equation draw:name="f388" draw:formula="?f294 / 1210862"/><draw:equation draw:name="f389" draw:formula="?f295 / 1982830"/><draw:equation draw:name="f390" draw:formula="?f296 / 1210862"/><draw:equation draw:name="f391" draw:formula="?f297 / 1982830"/><draw:equation draw:name="f392" draw:formula="?f298 / 1210862"/><draw:equation draw:name="f393" draw:formula="?f299 / 1982830"/><draw:equation draw:name="f394" draw:formula="?f300 / 1210862"/><draw:equation draw:name="f395" draw:formula="?f301 / 1982830"/><draw:equation draw:name="f396" draw:formula="?f302 / 1210862"/><draw:equation draw:name="f397" draw:formula="?f303 / 1982830"/><draw:equation draw:name="f398" draw:formula="?f304 / 1210862"/><draw:equation draw:name="f399" draw:formula="?f305 / 1982830"/><draw:equation draw:name="f400" draw:formula="?f306 / 1210862"/><draw:equation draw:name="f401" draw:formula="?f307 / 1982830"/><draw:equation draw:name="f402" draw:formula="?f308 / 1210862"/><draw:equation draw:name="f403" draw:formula="?f309 / 1982830"/><draw:equation draw:name="f404" draw:formula="?f310 / 1210862"/><draw:equation draw:name="f405" draw:formula="?f311 / 1982830"/><draw:equation draw:name="f406" draw:formula="?f312 / 1210862"/><draw:equation draw:name="f407" draw:formula="?f313 / 1982830"/><draw:equation draw:name="f408" draw:formula="?f314 / 1210862"/><draw:equation draw:name="f409" draw:formula="?f315 / 1982830"/><draw:equation draw:name="f410" draw:formula="?f316 / 1210862"/><draw:equation draw:name="f411" draw:formula="?f317 / 1982830"/><draw:equation draw:name="f412" draw:formula="?f318 / 1210862"/><draw:equation draw:name="f413" draw:formula="?f319 / 1982830"/><draw:equation draw:name="f414" draw:formula="?f320 / 1210862"/><draw:equation draw:name="f415" draw:formula="?f321 / 1982830"/><draw:equation draw:name="f416" draw:formula="?f322 / 1210862"/><draw:equation draw:name="f417" draw:formula="?f323 / 1982830"/><draw:equation draw:name="f418" draw:formula="?f324 / 1210862"/><draw:equation draw:name="f419" draw:formula="?f325 / 1982830"/><draw:equation draw:name="f420" draw:formula="?f326 / 1210862"/><draw:equation draw:name="f421" draw:formula="?f327 / 1982830"/><draw:equation draw:name="f422" draw:formula="?f328 / 1210862"/><draw:equation draw:name="f423" draw:formula="?f329 / 1982830"/><draw:equation draw:name="f424" draw:formula="?f330 / 1210862"/><draw:equation draw:name="f425" draw:formula="?f331 / 1982830"/><draw:equation draw:name="f426" draw:formula="?f332 / 1210862"/><draw:equation draw:name="f427" draw:formula="?f333 / 1982830"/><draw:equation draw:name="f428" draw:formula="?f334 / 1210862"/><draw:equation draw:name="f429" draw:formula="?f335 / 1982830"/><draw:equation draw:name="f430" draw:formula="?f336 / 1210862"/><draw:equation draw:name="f431" draw:formula="?f337 / 1982830"/><draw:equation draw:name="f432" draw:formula="?f338 / 1210862"/><draw:equation draw:name="f433" draw:formula="?f339 / 1982830"/><draw:equation draw:name="f434" draw:formula="?f340 / 1210862"/><draw:equation draw:name="f435" draw:formula="?f341 / 1982830"/><draw:equation draw:name="f436" draw:formula="?f342 / 1210862"/><draw:equation draw:name="f437" draw:formula="?f343 / 1982830"/><draw:equation draw:name="f438" draw:formula="?f344 / 1210862"/><draw:equation draw:name="f439" draw:formula="?f345 / 1982830"/><draw:equation draw:name="f440" draw:formula="?f346 / 1210862"/><draw:equation draw:name="f441" draw:formula="?f347 / 1982830"/><draw:equation draw:name="f442" draw:formula="?f348 / 1210862"/><draw:equation draw:name="f443" draw:formula="?f349 / 1982830"/><draw:equation draw:name="f444" draw:formula="?f350 / 1210862"/><draw:equation draw:name="f445" draw:formula="?f351 / 1982830"/><draw:equation draw:name="f446" draw:formula="?f352 / 1210862"/><draw:equation draw:name="f447" draw:formula="?f353 / 1210862"/><draw:equation draw:name="f448" draw:formula="?f354 / 1210862"/><draw:equation draw:name="f449" draw:formula="?f355 / 1982830"/><draw:equation draw:name="f450" draw:formula="?f356 / 1210862"/><draw:equation draw:name="f451" draw:formula="?f357 / 1982830"/><draw:equation draw:name="f452" draw:formula="?f358 / 1210862"/><draw:equation draw:name="f453" draw:formula="?f359 / 1982830"/><draw:equation draw:name="f454" draw:formula="?f360 / 1210862"/><draw:equation draw:name="f455" draw:formula="?f361 / 1982830"/><draw:equation draw:name="f456" draw:formula="?f362 / 1210862"/><draw:equation draw:name="f457" draw:formula="?f363 / 1982830"/><draw:equation draw:name="f458" draw:formula="?f364 / 1982830"/><draw:equation draw:name="f459" draw:formula="?f365 / 1210862"/><draw:equation draw:name="f460" draw:formula="?f366 / 1982830"/><draw:equation draw:name="f461" draw:formula="?f367 / 1982830"/><draw:equation draw:name="f462" draw:formula="?f368 / 1210862"/><draw:equation draw:name="f463" draw:formula="?f369 / 1982830"/><draw:equation draw:name="f464" draw:formula="?f370 / 1210862"/><draw:equation draw:name="f465" draw:formula="?f371 / 1982830"/><draw:equation draw:name="f466" draw:formula="?f372 / 1210862"/><draw:equation draw:name="f467" draw:formula="?f373 / 1982830"/><draw:equation draw:name="f468" draw:formula="?f374 / 1982830"/><draw:equation draw:name="f469" draw:formula="?f375 / 1982830"/><draw:equation draw:name="f470" draw:formula="?f376 / 1210862"/><draw:equation draw:name="f471" draw:formula="?f377 / 1982830"/><draw:equation draw:name="f472" draw:formula="?f378 / 1210862"/><draw:equation draw:name="f473" draw:formula="?f379 / 1982830"/><draw:equation draw:name="f474" draw:formula="?f380 / 1210862"/><draw:equation draw:name="f475" draw:formula="?f381 / 1982830"/><draw:equation draw:name="f476" draw:formula="?f382 / 1982830"/><draw:equation draw:name="f477" draw:formula="?f383 / 1210862"/><draw:equation draw:name="f478" draw:formula="?f384 / 1982830"/><draw:equation draw:name="f479" draw:formula="?f385 / 1210862"/><draw:equation draw:name="f480" draw:formula="?f386 / 1982830"/><draw:equation draw:name="f481" draw:formula="?f0 / ?f291"/><draw:equation draw:name="f482" draw:formula="?f1 / ?f291"/><draw:equation draw:name="f483" draw:formula="?f0 / ?f292"/><draw:equation draw:name="f484" draw:formula="?f2 / ?f292"/><draw:equation draw:name="f485" draw:formula="?f387 / ?f291"/><draw:equation draw:name="f486" draw:formula="?f388 / ?f292"/><draw:equation draw:name="f487" draw:formula="?f389 / ?f291"/><draw:equation draw:name="f488" draw:formula="?f390 / ?f292"/><draw:equation draw:name="f489" draw:formula="?f391 / ?f291"/><draw:equation draw:name="f490" draw:formula="?f392 / ?f292"/><draw:equation draw:name="f491" draw:formula="?f393 / ?f291"/><draw:equation draw:name="f492" draw:formula="?f394 / ?f292"/><draw:equation draw:name="f493" draw:formula="?f395 / ?f291"/><draw:equation draw:name="f494" draw:formula="?f396 / ?f292"/><draw:equation draw:name="f495" draw:formula="?f397 / ?f291"/><draw:equation draw:name="f496" draw:formula="?f398 / ?f292"/><draw:equation draw:name="f497" draw:formula="?f399 / ?f291"/><draw:equation draw:name="f498" draw:formula="?f400 / ?f292"/><draw:equation draw:name="f499" draw:formula="?f401 / ?f291"/><draw:equation draw:name="f500" draw:formula="?f402 / ?f292"/><draw:equation draw:name="f501" draw:formula="?f403 / ?f291"/><draw:equation draw:name="f502" draw:formula="?f404 / ?f292"/><draw:equation draw:name="f503" draw:formula="?f405 / ?f291"/><draw:equation draw:name="f504" draw:formula="?f406 / ?f292"/><draw:equation draw:name="f505" draw:formula="?f407 / ?f291"/><draw:equation draw:name="f506" draw:formula="?f408 / ?f292"/><draw:equation draw:name="f507" draw:formula="?f409 / ?f291"/><draw:equation draw:name="f508" draw:formula="?f410 / ?f292"/><draw:equation draw:name="f509" draw:formula="?f411 / ?f291"/><draw:equation draw:name="f510" draw:formula="?f412 / ?f292"/><draw:equation draw:name="f511" draw:formula="?f413 / ?f291"/><draw:equation draw:name="f512" draw:formula="?f414 / ?f292"/><draw:equation draw:name="f513" draw:formula="?f415 / ?f291"/><draw:equation draw:name="f514" draw:formula="?f416 / ?f292"/><draw:equation draw:name="f515" draw:formula="?f417 / ?f291"/><draw:equation draw:name="f516" draw:formula="?f418 / ?f292"/><draw:equation draw:name="f517" draw:formula="?f419 / ?f291"/><draw:equation draw:name="f518" draw:formula="?f420 / ?f292"/><draw:equation draw:name="f519" draw:formula="?f421 / ?f291"/><draw:equation draw:name="f520" draw:formula="?f422 / ?f292"/><draw:equation draw:name="f521" draw:formula="?f423 / ?f291"/><draw:equation draw:name="f522" draw:formula="?f424 / ?f292"/><draw:equation draw:name="f523" draw:formula="?f425 / ?f291"/><draw:equation draw:name="f524" draw:formula="?f426 / ?f292"/><draw:equation draw:name="f525" draw:formula="?f427 / ?f291"/><draw:equation draw:name="f526" draw:formula="?f428 / ?f292"/><draw:equation draw:name="f527" draw:formula="?f429 / ?f291"/><draw:equation draw:name="f528" draw:formula="?f430 / ?f292"/><draw:equation draw:name="f529" draw:formula="?f431 / ?f291"/><draw:equation draw:name="f530" draw:formula="?f432 / ?f292"/><draw:equation draw:name="f531" draw:formula="?f433 / ?f291"/><draw:equation draw:name="f532" draw:formula="?f434 / ?f292"/><draw:equation draw:name="f533" draw:formula="?f435 / ?f291"/><draw:equation draw:name="f534" draw:formula="?f436 / ?f292"/><draw:equation draw:name="f535" draw:formula="?f437 / ?f291"/><draw:equation draw:name="f536" draw:formula="?f438 / ?f292"/><draw:equation draw:name="f537" draw:formula="?f439 / ?f291"/><draw:equation draw:name="f538" draw:formula="?f440 / ?f292"/><draw:equation draw:name="f539" draw:formula="?f441 / ?f291"/><draw:equation draw:name="f540" draw:formula="?f442 / ?f292"/><draw:equation draw:name="f541" draw:formula="?f443 / ?f291"/><draw:equation draw:name="f542" draw:formula="?f444 / ?f292"/><draw:equation draw:name="f543" draw:formula="?f445 / ?f291"/><draw:equation draw:name="f544" draw:formula="?f446 / ?f292"/><draw:equation draw:name="f545" draw:formula="?f447 / ?f292"/><draw:equation draw:name="f546" draw:formula="?f448 / ?f292"/><draw:equation draw:name="f547" draw:formula="?f449 / ?f291"/><draw:equation draw:name="f548" draw:formula="?f450 / ?f292"/><draw:equation draw:name="f549" draw:formula="?f451 / ?f291"/><draw:equation draw:name="f550" draw:formula="?f452 / ?f292"/><draw:equation draw:name="f551" draw:formula="?f453 / ?f291"/><draw:equation draw:name="f552" draw:formula="?f454 / ?f292"/><draw:equation draw:name="f553" draw:formula="?f455 / ?f291"/><draw:equation draw:name="f554" draw:formula="?f456 / ?f292"/><draw:equation draw:name="f555" draw:formula="?f457 / ?f291"/><draw:equation draw:name="f556" draw:formula="?f458 / ?f291"/><draw:equation draw:name="f557" draw:formula="?f459 / ?f292"/><draw:equation draw:name="f558" draw:formula="?f460 / ?f291"/><draw:equation draw:name="f559" draw:formula="?f461 / ?f291"/><draw:equation draw:name="f560" draw:formula="?f462 / ?f292"/><draw:equation draw:name="f561" draw:formula="?f463 / ?f291"/><draw:equation draw:name="f562" draw:formula="?f464 / ?f292"/><draw:equation draw:name="f563" draw:formula="?f465 / ?f291"/><draw:equation draw:name="f564" draw:formula="?f466 / ?f292"/><draw:equation draw:name="f565" draw:formula="?f467 / ?f291"/><draw:equation draw:name="f566" draw:formula="?f468 / ?f291"/><draw:equation draw:name="f567" draw:formula="?f469 / ?f291"/><draw:equation draw:name="f568" draw:formula="?f470 / ?f292"/><draw:equation draw:name="f569" draw:formula="?f471 / ?f291"/><draw:equation draw:name="f570" draw:formula="?f472 / ?f292"/><draw:equation draw:name="f571" draw:formula="?f473 / ?f291"/><draw:equation draw:name="f572" draw:formula="?f474 / ?f292"/><draw:equation draw:name="f573" draw:formula="?f475 / ?f291"/><draw:equation draw:name="f574" draw:formula="?f476 / ?f291"/><draw:equation draw:name="f575" draw:formula="?f477 / ?f292"/><draw:equation draw:name="f576" draw:formula="?f478 / ?f291"/><draw:equation draw:name="f577" draw:formula="?f479 / ?f292"/><draw:equation draw:name="f578" draw:formula="?f480 / ?f291"/></draw:enhanced-geometry></draw:custom-shape></draw:g></text:span></text:p>
      <text:p text:style-name="P158"/>
      <table:table table:style-name="Table159">
        <table:table-columns>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Bouton</text:p>
          </table:table-cell>
          <table:table-cell table:style-name="TableCell167">
            <text:p text:style-name="P168">Action</text:p>
          </table:table-cell>
          <table:table-cell table:style-name="TableCell169">
            <text:p text:style-name="P170">State</text:p>
          </table:table-cell>
          <table:table-cell table:style-name="TableCell171">
            <text:p text:style-name="P172">Type d’intervention</text:p>
          </table:table-cell>
        </table:table-row>
        <table:table-row table:style-name="TableRow173">
          <table:table-cell table:style-name="TableCell174">
            <text:p text:style-name="P175">Début/Reprise</text:p>
          </table:table-cell>
          <table:table-cell table:style-name="TableCell176">
            <text:p text:style-name="P177">Met le state à En cours</text:p>
          </table:table-cell>
          <table:table-cell table:style-name="TableCell178">
            <text:p text:style-name="P179">Pris en compte, En Attente, A L’Arret</text:p>
          </table:table-cell>
          <table:table-cell table:style-name="TableCell180">
            <text:p text:style-name="P181">Les deux</text:p>
          </table:table-cell>
        </table:table-row>
        <table:table-row table:style-name="TableRow182">
          <table:table-cell table:style-name="TableCell183">
            <text:p text:style-name="P184">Attente</text:p>
          </table:table-cell>
          <table:table-cell table:style-name="TableCell185">
            <text:p text:style-name="P186">Met le state à En Attente</text:p>
          </table:table-cell>
          <table:table-cell table:style-name="TableCell187">
            <text:p text:style-name="P188">En cours</text:p>
          </table:table-cell>
          <table:table-cell table:style-name="TableCell189">
            <text:p text:style-name="P190">Incidents uniquement</text:p>
          </table:table-cell>
        </table:table-row>
        <table:table-row table:style-name="TableRow191">
          <table:table-cell table:style-name="TableCell192">
            <text:p text:style-name="P193">Arrêt</text:p>
          </table:table-cell>
          <table:table-cell table:style-name="TableCell194">
            <text:p text:style-name="P195">Met le state à A L’Arret</text:p>
          </table:table-cell>
          <table:table-cell table:style-name="TableCell196">
            <text:p text:style-name="P197">En cours</text:p>
          </table:table-cell>
          <table:table-cell table:style-name="TableCell198">
            <text:p text:style-name="P199">Incidents uniquement</text:p>
          </table:table-cell>
        </table:table-row>
        <table:table-row table:style-name="TableRow200">
          <table:table-cell table:style-name="TableCell201">
            <text:p text:style-name="P202">Fin</text:p>
          </table:table-cell>
          <table:table-cell table:style-name="TableCell203">
            <text:p text:style-name="P204">Met le state à Fait</text:p>
          </table:table-cell>
          <table:table-cell table:style-name="TableCell205">
            <text:p text:style-name="P206">En cours</text:p>
          </table:table-cell>
          <table:table-cell table:style-name="TableCell207">
            <text:p text:style-name="P208">Les deux</text:p>
          </table:table-cell>
        </table:table-row>
        <table:table-row table:style-name="TableRow209">
          <table:table-cell table:style-name="TableCell210">
            <text:p text:style-name="P211">Appeler</text:p>
          </table:table-cell>
          <table:table-cell table:style-name="TableCell212">
            <text:p text:style-name="P213">Appel la personne à contacter</text:p>
          </table:table-cell>
          <table:table-cell table:style-name="TableCell214">
            <text:p text:style-name="P215">Pris en compte, En Attente, A L’Arret</text:p>
          </table:table-cell>
          <table:table-cell table:style-name="TableCell216">
            <text:p text:style-name="P217">Les deux</text:p>
          </table:table-cell>
        </table:table-row>
      </table:table>
      <text:p text:style-name="Normal"/>
      <text:p text:style-name="Normal"/>
      <text:p text:style-name="P218">Action : Syncronisation des données de l’application avec celle de<text:s/>la base OpenERP distante</text:p>
      <text:p text:style-name="Sansinterligne"><text:span text:style-name="T219"><draw:g draw:name="Zone de dessin 108" draw:id="id136" draw:style-name="a136" text:anchor-type="as-char"><svg:title/><svg:desc/><draw:custom-shape svg:x="3.32356in" svg:y="0in" svg:width="0.16667in" svg:height="0.17708in" draw:id="id110" draw:style-name="a99" draw:name="Ellipse 10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11" draw:style-name="a100" draw:name="Zone de texte 110" svg:x="3.41717in" svg:y="0in" svg:width="0.58194in" svg:height="0.19792in" style:rel-width="scale" style:rel-height="scale"><draw:text-box><text:p text:style-name="Normal">Début</text:p></draw:text-box><svg:title/><svg:desc/></draw:frame><draw:custom-shape svg:x="2.73188in" svg:y="1in" svg:width="1.35559in" svg:height="0.34375in" draw:id="id112" draw:style-name="a101" draw:name="Losange 111"><svg:title/><svg:desc/><text:p text:style-name="P220"/><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ustom-shape svg:x="2.4888in" svg:y="0.33333in" svg:width="1.8466in" svg:height="0.51042in" draw:id="id113" draw:style-name="a102" draw:name="Rectangle à coins arrondis 113"><svg:title/><svg:desc/><text:p text:style-name="P221">Lectures des ids de check list dans les deux bases</text:p><text:p text:style-name="P222"/><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08566in" svg:y="1.73852in" svg:width="1.94623in" svg:height="0.42815in" draw:id="id114" draw:style-name="a103" draw:name="Rectangle à coins arrondis 118"><svg:title/><svg:desc/><text:p text:style-name="P223"><text:span text:style-name="T224">Supression des lignes dans l’application android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1.05878in" svg:y1="1.73852in" svg:x2="2.73188in" svg:y2="1.17188in" draw:id="id115" draw:style-name="a105" draw:transform="translate(-1.89533in -1.4552in) rotate(-3.14159) translate(1.89533in 1.4552in)" draw:name="Connecteur en angle 121"><svg:title/><svg:desc/></draw:connector><draw:frame draw:id="id116" draw:style-name="a106" draw:name="Zone de texte 110" svg:x="1.04645in" svg:y="0.92708in" svg:width="1.43336in" svg:height="0.52083in" style:rel-width="scale" style:rel-height="scale"><draw:text-box><text:p text:style-name="P225"><text:span text:style-name="T226">ID plus présent dans OpenERP</text:span></text:p></draw:text-box><svg:title/><svg:desc/></draw:frame><draw:custom-shape svg:x="2.39606in" svg:y="1.73852in" svg:width="2.03972in" svg:height="0.42815in" draw:id="id117" draw:style-name="a107" draw:name="Rectangle à coins arrondis 123"><svg:title/><svg:desc/><text:p text:style-name="P227"><text:span text:style-name="T228">Lecture dans OpenERP et enregistrement dans Android</text:span></text:p><text:p text:style-name="P229"><text:span text:style-name="T230">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40967in" svg:y1="1.34375in" svg:x2="3.41592in" svg:y2="1.73852in" draw:id="id118" draw:style-name="a109" draw:name="Connecteur droit avec flèche 124"><svg:title/><svg:desc/></draw:connector><draw:custom-shape svg:x="4.61416in" svg:y="1.73852in" svg:width="1.84653in" svg:height="0.42815in" draw:id="id119" draw:style-name="a110" draw:name="Rectangle à coins arrondis 125"><svg:title/><svg:desc/><text:p text:style-name="P231"><text:span text:style-name="T232">Mise à jour dans Android</text:span></text:p><text:p text:style-name="P233"><text:span text:style-name="T234">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4.08747in" svg:y1="1.17188in" svg:x2="5.53742in" svg:y2="1.73852in" draw:id="id120" draw:style-name="a112" draw:name="Connecteur en angle 126"><svg:title/><svg:desc/></draw:connector><draw:frame draw:id="id121" draw:style-name="a113" draw:name="Zone de texte 110" svg:x="2.64541in" svg:y="1.26349in" svg:width="0.84482in" svg:height="0.5219in" style:rel-width="scale" style:rel-height="scale"><draw:text-box><text:p text:style-name="P235"><text:span text:style-name="T236">ID Absent d’Android</text:span></text:p></draw:text-box><svg:title/><svg:desc/></draw:frame><draw:frame draw:id="id122" draw:style-name="a114" draw:name="Zone de texte 110" svg:x="4.47874in" svg:y="0.92708in" svg:width="1.43333in" svg:height="0.52014in" style:rel-width="scale" style:rel-height="scale"><draw:text-box><text:p text:style-name="P237"><text:span text:style-name="T238">ID présent dans les deux bases</text:span></text:p></draw:text-box><svg:title/><svg:desc/></draw:frame><draw:custom-shape svg:x="0in" svg:y="2.35159in" svg:width="2.11368in" svg:height="0.45049in" draw:id="id123" draw:style-name="a115" draw:name="Rectangle à coins arrondis 129"><svg:title/><svg:desc/><text:p text:style-name="P239"><text:span text:style-name="T240">Recherche et suppression des check lines correspondantes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40689in" svg:y1="0.17708in" svg:x2="3.4121in" svg:y2="0.33333in" draw:id="id124" draw:style-name="a117" draw:name="Connecteur droit avec flèche 130"><svg:title/><svg:desc/></draw:connector><draw:connector draw:type="line" svg:x1="3.4121in" svg:y1="0.84375in" svg:x2="3.40967in" svg:y2="1in" draw:id="id125" draw:style-name="a119" draw:name="Connecteur droit avec flèche 131"><svg:title/><svg:desc/></draw:connector><draw:connector draw:type="line" svg:x1="1.05878in" svg:y1="2.16667in" svg:x2="1.05684in" svg:y2="2.35159in" draw:id="id126" draw:style-name="a121" draw:name="Connecteur droit avec flèche 132"><svg:title/><svg:desc/></draw:connector><draw:custom-shape svg:x="3.29853in" svg:y="2.67602in" svg:width="2.40003in" svg:height="0.46042in" draw:id="id127" draw:style-name="a122" draw:name="Rectangle à coins arrondis 136"><svg:title/><svg:desc/><text:p text:style-name="P241"><text:span text:style-name="T242">Syncronisation des Check Line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77597in" svg:y="2.41667in" svg:width="1.44792in" svg:height="0.05in" draw:id="id128" draw:style-name="a123" draw:name="Rectangle 152"><svg:title/><svg:desc/><draw:enhanced-geometry draw:type="non-primitive" svg:viewBox="0 0 21600 21600" draw:enhanced-path="M 0 0 L 21600 0 21600 21600 0 21600 Z N"/></draw:custom-shape><draw:connector draw:type="standard" svg:x1="4.08293in" svg:y1="1.74967in" svg:x2="3.83293in" svg:y2="2.83367in" draw:id="id129" draw:style-name="a125" draw:transform="translate(-3.95793in -2.29167in) rotate(-4.71239) translate(3.95793in 2.29167in)" draw:name="Connecteur en angle 153"><svg:title/><svg:desc/></draw:connector><draw:connector draw:type="standard" svg:x1="4.89367in" svg:y1="1.77294in" svg:x2="5.14366in" svg:y2="2.81044in" draw:id="id130" draw:style-name="a127" draw:transform="translate(-5.01867in -2.29169in) rotate(-1.5708) translate(5.01867in 2.29169in)" draw:name="Connecteur en angle 154"><svg:title/><svg:desc/></draw:connector><draw:connector draw:type="line" svg:x1="4.49992in" svg:y1="2.46667in" svg:x2="4.49854in" svg:y2="2.67602in" draw:id="id131" draw:style-name="a129" draw:name="Connecteur droit avec flèche 155"><svg:title/><svg:desc/></draw:connector><draw:custom-shape svg:x="3.32698in" svg:y="3.84199in" svg:width="0.16667in" svg:height="0.17708in" draw:id="id132" draw:style-name="a130" draw:name="Ellipse 163"><svg:title/><svg:desc/><text:p text:style-name="P243"/><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33" draw:style-name="a131" draw:name="Zone de texte 110" svg:x="3.50013in" svg:y="3.84168in" svg:width="0.40417in" svg:height="0.19792in" style:rel-width="scale" style:rel-height="scale"><draw:text-box><text:p text:style-name="P244"><text:span text:style-name="T245">Fin</text:span></text:p></draw:text-box><svg:title/><svg:desc/></draw:frame><draw:connector draw:type="standard" svg:x1="2.75353in" svg:y1="2.14528in" svg:x2="1.71363in" svg:y2="4.49876in" draw:id="id134" draw:style-name="a133" draw:transform="translate(-2.23358in -3.32202in) rotate(-4.71239) translate(2.23358in 3.32202in)" draw:name="Connecteur en angle 187"><svg:title/><svg:desc/></draw:connector><draw:connector draw:type="standard" svg:x1="3.60165in" svg:y1="2.94509in" svg:x2="4.30721in" svg:y2="4.03332in" draw:id="id135" draw:style-name="a135" draw:transform="translate(-3.95443in -3.48921in) rotate(-1.5708) translate(3.95443in 3.48921in)" draw:name="Connecteur en angle 188"><svg:title/><svg:desc/></draw:connector></draw:g></text:span></text:p>
      <text:p text:style-name="Sansinterligne"/>
      <text:p text:style-name="Sansinterligne"><text:span text:style-name="T246"><draw:g draw:name="Zone de dessin 165" draw:id="id158" draw:style-name="a166" text:anchor-type="as-char"><svg:title/><svg:desc/><draw:custom-shape svg:x="4.34269in" svg:y="0in" svg:width="0.16667in" svg:height="0.17708in" draw:id="id137" draw:style-name="a137" draw:name="Ellipse 166"><svg:title/><svg:desc/><text:p text:style-name="P247"/><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38" draw:style-name="a138" draw:name="Zone de texte 110" svg:x="4.43605in" svg:y="0in" svg:width="0.57361in" svg:height="0.19792in" style:rel-width="scale" style:rel-height="scale"><draw:text-box><text:p text:style-name="P248"><text:span text:style-name="T249">Début</text:span></text:p></draw:text-box><svg:title/><svg:desc/></draw:frame><draw:custom-shape svg:x="4.34921in" svg:y="2.82185in" svg:width="0.16667in" svg:height="0.17708in" draw:id="id139" draw:style-name="a139" draw:name="Ellipse 168"><svg:title/><svg:desc/><text:p text:style-name="P250"><text:span text:style-name="T251"> </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40" draw:style-name="a140" draw:name="Zone de texte 110" svg:x="4.52936in" svg:y="2.82155in" svg:width="0.40417in" svg:height="0.19792in" style:rel-width="scale" style:rel-height="scale"><draw:text-box><text:p text:style-name="P252"><text:span text:style-name="T253">Fin</text:span></text:p></draw:text-box><svg:title/><svg:desc/></draw:frame><draw:custom-shape svg:x="0in" svg:y="0.01041in" svg:width="1.88542in" svg:height="1.4375in" draw:id="id141" draw:style-name="a141" draw:name="Rogner un rectangle à un seul coin 170"><svg:title/><svg:desc/><text:p text:style-name="P254">Diagramme comun à :</text:p><text:list text:style-name="LFO6" text:continue-numbering="true"><text:list-item><text:p text:style-name="P255">Machines</text:p></text:list-item><text:list-item><text:p text:style-name="P256">Chapitre</text:p></text:list-item><text:list-item><text:p text:style-name="P257">Localisation</text:p></text:list-item><text:list-item><text:p text:style-name="P258">Cause</text:p></text:list-item><text:list-item><text:p text:style-name="P259">Check Lines</text:p></text:list-item></text:list><draw:enhanced-geometry draw:path-stretchpoint-x="21600" draw:path-stretchpoint-y="21600" draw:type="non-primitive" svg:viewBox="0 0 21600 21600" draw:enhanced-path="M ?f7 ?f7 L ?f18 ?f7 ?f11 ?f17 ?f11 ?f12 ?f7 ?f12 Z N" draw:text-areas="?f7 ?f19 ?f21 ?f12"><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7 / 2"/><draw:equation draw:name="f20" draw:formula="?f18 + ?f11"/><draw:equation draw:name="f21" draw:formula="?f20 / 2"/></draw:enhanced-geometry></draw:custom-shape><draw:custom-shape svg:x="3.45727in" svg:y="0.42601in" svg:width="1.94583in" svg:height="0.42778in" draw:id="id142" draw:style-name="a142" draw:name="Rectangle à coins arrondis 171"><svg:title/><svg:desc/><text:p text:style-name="P260"><text:span text:style-name="T261">Lecture des ids dans les deux bases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4.42602in" svg:y1="0.17708in" svg:x2="4.43019in" svg:y2="0.42601in" draw:id="id143" draw:style-name="a144" draw:name="Connecteur droit avec flèche 172"><svg:title/><svg:desc/></draw:connector><draw:custom-shape svg:x="3.74856in" svg:y="1.14439in" svg:width="1.35556in" svg:height="0.34375in" draw:id="id144" draw:style-name="a145" draw:name="Losange 175"><svg:title/><svg:desc/><text:p text:style-name="P262"><text:span text:style-name="T263"> </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ustom-shape svg:x="1.37495in" svg:y="1.82148in" svg:width="1.94583in" svg:height="0.42778in" draw:id="id145" draw:style-name="a146" draw:name="Rectangle à coins arrondis 177"><svg:title/><svg:desc/><text:p text:style-name="P264"><text:span text:style-name="T265">Supression des lignes dans l’application android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40412in" svg:y="1.82148in" svg:width="2.03958in" svg:height="0.42778in" draw:id="id146" draw:style-name="a147" draw:name="Rectangle à coins arrondis 178"><svg:title/><svg:desc/><text:p text:style-name="P266"><text:span text:style-name="T267">Lecture dans OpenERP et enregistrement dans Android</text:span></text:p><text:p text:style-name="P268"><text:span text:style-name="T269">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5.51801in" svg:y="1.82148in" svg:width="1.84653in" svg:height="0.42778in" draw:id="id147" draw:style-name="a148" draw:name="Rectangle à coins arrondis 179"><svg:title/><svg:desc/><text:p text:style-name="P270"><text:span text:style-name="T271">Mise à jour dans Android</text:span></text:p><text:p text:style-name="P272"><text:span text:style-name="T273">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2.34787in" svg:y1="1.82078in" svg:x2="3.74787in" svg:y2="1.31592in" draw:id="id148" draw:style-name="a150" draw:transform="translate(-3.04787in -1.56835in) rotate(-3.14159) translate(3.04787in 1.56835in)" draw:name="Connecteur en angle 180"><svg:title/><svg:desc/></draw:connector><draw:connector draw:type="line" svg:x1="4.42634in" svg:y1="1.48814in" svg:x2="4.42426in" svg:y2="1.82148in" draw:id="id149" draw:style-name="a152" draw:name="Connecteur droit avec flèche 181"><svg:title/><svg:desc/></draw:connector><draw:connector draw:type="standard" svg:x1="5.10412in" svg:y1="1.31592in" svg:x2="6.44093in" svg:y2="1.82078in" draw:id="id150" draw:style-name="a154" draw:name="Connecteur en angle 182"><svg:title/><svg:desc/></draw:connector><draw:frame draw:id="id151" draw:style-name="a155" draw:name="Zone de texte 110" svg:x="2.05481in" svg:y="0.89925in" svg:width="1.43333in" svg:height="0.52014in" style:rel-width="scale" style:rel-height="scale"><draw:text-box><text:p text:style-name="P274"><text:span text:style-name="T275">ID plus présent dans OpenERP</text:span></text:p></draw:text-box><svg:title/><svg:desc/></draw:frame><draw:frame draw:id="id152" draw:style-name="a156" draw:name="Zone de texte 110" svg:x="3.63329in" svg:y="1.41245in" svg:width="0.84444in" svg:height="0.52153in" style:rel-width="scale" style:rel-height="scale"><draw:text-box><text:p text:style-name="P276"><text:span text:style-name="T277">ID Absent d’Android</text:span></text:p></draw:text-box><svg:title/><svg:desc/></draw:frame><draw:frame draw:id="id153" draw:style-name="a157" draw:name="Zone de texte 110" svg:x="5.48745in" svg:y="0.89925in" svg:width="1.43333in" svg:height="0.52014in" style:rel-width="scale" style:rel-height="scale"><draw:text-box><text:p text:style-name="P278"><text:span text:style-name="T279">ID présent dans les de</text:span><text:span text:style-name="T280">ux bases</text:span></text:p></draw:text-box><svg:title/><svg:desc/></draw:frame><draw:connector draw:type="line" svg:x1="4.43019in" svg:y1="0.85379in" svg:x2="4.42634in" svg:y2="1.14439in" draw:id="id154" draw:style-name="a159" draw:name="Connecteur droit avec flèche 186"><svg:title/><svg:desc/></draw:connector><draw:connector draw:type="standard" svg:x1="3.6765in" svg:y1="1.4932in" svg:x2="3.10391in" svg:y2="3.57787in" draw:id="id155" draw:style-name="a161" draw:transform="translate(-3.3902in -2.53553in) rotate(-4.71239) translate(3.3902in 2.53553in)" draw:name="Connecteur en angle 189"><svg:title/><svg:desc/></draw:connector><draw:connector draw:type="line" svg:x1="4.42391in" svg:y1="2.24925in" svg:x2="4.43254in" svg:y2="2.82185in" draw:id="id156" draw:style-name="a163" draw:name="Connecteur droit avec flèche 190"><svg:title/><svg:desc/></draw:connector><draw:connector draw:type="standard" svg:x1="5.15061in" svg:y1="1.53117in" svg:x2="5.72321in" svg:y2="3.53991in" draw:id="id157" draw:style-name="a165" draw:transform="translate(-5.43691in -2.53554in) rotate(-1.5708) translate(5.43691in 2.53554in)" draw:name="Connecteur en angle 191"><svg:title/><svg:desc/></draw:connector></draw:g></text:span></text:p>
      <text:p text:style-name="Sansinterligne"/>
      <text:p text:style-name="P281"><text:span text:style-name="T282"><draw:g draw:name="Zone de dessin 192" draw:id="id181" draw:style-name="a198" text:anchor-type="as-char"><svg:title/><svg:desc/><draw:custom-shape svg:x="3.26041in" svg:y="0in" svg:width="0.16667in" svg:height="0.17708in" draw:id="id159" draw:style-name="a167" draw:name="Ellipse 193"><svg:title/><svg:desc/><text:p text:style-name="P283"><text:span text:style-name="T284"> </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60" draw:style-name="a168" draw:name="Zone de texte 110" svg:x="3.34366in" svg:y="0in" svg:width="0.57361in" svg:height="0.19792in" style:rel-width="scale" style:rel-height="scale"><draw:text-box><text:p text:style-name="P285"><text:span text:style-name="T286">Début</text:span></text:p></draw:text-box><svg:title/><svg:desc/></draw:frame><draw:custom-shape svg:x="3.25in" svg:y="3.96875in" svg:width="0.16667in" svg:height="0.17708in" draw:id="id161" draw:style-name="a169" draw:name="Ellipse 195"><svg:title/><svg:desc/><text:p text:style-name="P287"><text:span text:style-name="T288"> </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frame draw:id="id162" draw:style-name="a170" draw:name="Zone de texte 110" svg:x="3.43046in" svg:y="3.94791in" svg:width="0.40417in" svg:height="0.19792in" style:rel-width="scale" style:rel-height="scale"><draw:text-box><text:p text:style-name="P289"><text:span text:style-name="T290">Fin</text:span></text:p></draw:text-box><svg:title/><svg:desc/></draw:frame><draw:custom-shape svg:x="2.27456in" svg:y="0.34268in" svg:width="2.14042in" svg:height="0.42778in" draw:id="id163" draw:style-name="a171" draw:name="Rectangle à coins arrondis 197"><svg:title/><svg:desc/><text:p text:style-name="P291"><text:span text:style-name="T292">Lecture des ids d’interventions dans les deux bases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3.34375in" svg:y1="0.17708in" svg:x2="3.34477in" svg:y2="0.34268in" draw:id="id164" draw:style-name="a173" draw:name="Connecteur droit avec flèche 198"><svg:title/><svg:desc/></draw:connector><draw:custom-shape svg:x="2.66666in" svg:y="0.9781in" svg:width="1.35556in" svg:height="0.34375in" draw:id="id165" draw:style-name="a174" draw:name="Losange 200"><svg:title/><svg:desc/><text:p text:style-name="P293"><text:span text:style-name="T294"> </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3.34477in" svg:y1="0.77046in" svg:x2="3.34444in" svg:y2="0.9781in" draw:id="id166" draw:style-name="a176" draw:name="Connecteur droit avec flèche 201"><svg:title/><svg:desc/></draw:connector><draw:custom-shape svg:x="0in" svg:y="1.68643in" svg:width="2.14028in" svg:height="0.42778in" draw:id="id167" draw:style-name="a177" draw:name="Rectangle à coins arrondis 202"><svg:title/><svg:desc/><text:p text:style-name="P295"><text:span text:style-name="T296">Enregistrement de la nouvelle intervention dans Android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1.07014in" svg:y1="1.68643in" svg:x2="2.66666in" svg:y2="1.14997in" draw:id="id168" draw:style-name="a179" draw:transform="translate(-1.8684in -1.4182in) rotate(-3.14159) translate(1.8684in 1.4182in)" draw:name="Connecteur en angle 203"><svg:title/><svg:desc/></draw:connector><draw:frame draw:id="id169" draw:style-name="a180" draw:name="Zone de texte 110" svg:x="0in" svg:y="0.71677in" svg:width="2.85523in" svg:height="0.52153in" style:rel-width="scale" style:rel-height="scale"><draw:text-box><text:p text:style-name="P297">ID Absent d’Android et</text:p><text:p text:style-name="P298"><text:span text:style-name="T299">Etat n’est pas ‘Fait’ dans OpenERP</text:span></text:p></draw:text-box><svg:title/><svg:desc/></draw:frame><draw:connector draw:type="standard" svg:x1="3.129in" svg:y1="1.90988in" svg:x2="1.27446in" svg:y2="4.17308in" draw:id="id170" draw:style-name="a182" draw:transform="translate(-2.20173in -3.04148in) rotate(-4.71239) translate(2.20173in 3.04148in)" draw:name="Connecteur en angle 205"><svg:title/><svg:desc/></draw:connector><draw:custom-shape svg:x="4.41476in" svg:y="1.6979in" svg:width="2.14028in" svg:height="0.23128in" draw:id="id171" draw:style-name="a183" draw:name="Rectangle à coins arrondis 206"><svg:title/><svg:desc/><text:p text:style-name="P300">Mise à jour dans  OpenERP</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4.02222in" svg:y1="1.14998in" svg:x2="5.4849in" svg:y2="1.6979in" draw:id="id172" draw:style-name="a185" draw:name="Connecteur en angle 209"><svg:title/><svg:desc/></draw:connector><draw:custom-shape svg:x="4.8125in" svg:y="2.28018in" svg:width="1.35486in" svg:height="0.34375in" draw:id="id173" draw:style-name="a186" draw:name="Losange 210"><svg:title/><svg:desc/><text:p text:style-name="P301"><text:span text:style-name="T302"> </text:span></text:p><draw:enhanced-geometry draw:path-stretchpoint-x="21600" draw:path-stretchpoint-y="21600" draw:type="non-primitive" svg:viewBox="0 0 21600 21600" draw:enhanced-path="M ?f7 ?f20 L ?f21 ?f7 ?f10 ?f20 ?f21 ?f11 Z N" draw:text-areas="?f17 ?f15 ?f22 ?f23"><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1600 * ?f5"/><draw:equation draw:name="f9" draw:formula="21600 * ?f4"/><draw:equation draw:name="f10" draw:formula="?f8 / ?f6"/><draw:equation draw:name="f11" draw:formula="?f9 / ?f6"/><draw:equation draw:name="f12" draw:formula="?f11 - ?f7"/><draw:equation draw:name="f13" draw:formula="?f10 - ?f7"/><draw:equation draw:name="f14" draw:formula="?f12 / 2"/><draw:equation draw:name="f15" draw:formula="?f12 / 4"/><draw:equation draw:name="f16" draw:formula="?f13 / 2"/><draw:equation draw:name="f17" draw:formula="?f13 / 4"/><draw:equation draw:name="f18" draw:formula="?f13 * 3"/><draw:equation draw:name="f19" draw:formula="?f12 * 3"/><draw:equation draw:name="f20" draw:formula="?f7 + ?f14"/><draw:equation draw:name="f21" draw:formula="?f7 + ?f16"/><draw:equation draw:name="f22" draw:formula="?f18 / 4"/><draw:equation draw:name="f23" draw:formula="?f19 / 4"/></draw:enhanced-geometry></draw:custom-shape><draw:connector draw:type="line" svg:x1="5.4849in" svg:y1="1.92918in" svg:x2="5.48993in" svg:y2="2.28018in" draw:id="id174" draw:style-name="a188" draw:name="Connecteur droit avec flèche 211"><svg:title/><svg:desc/></draw:connector><draw:custom-shape svg:x="2.69482in" svg:y="2.95727in" svg:width="2.35354in" svg:height="0.42778in" draw:id="id175" draw:style-name="a189" draw:name="Rectangle à coins arrondis 212"><svg:title/><svg:desc/><text:p text:style-name="P303"><text:span text:style-name="T304">Suppression de l’enregistrement dans Android </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3.87159in" svg:y1="2.95729in" svg:x2="4.8125in" svg:y2="2.45208in" draw:id="id176" draw:style-name="a191" draw:transform="translate(-4.34204in -2.70469in) rotate(-3.14159) translate(4.34204in 2.70469in)" draw:name="Connecteur en angle 213"><svg:title/><svg:desc/></draw:connector><draw:frame draw:id="id177" draw:style-name="a192" draw:name="Zone de texte 110" svg:x="3.83761in" svg:y="2.20727in" svg:width="1.09053in" svg:height="0.3375in" style:rel-width="scale" style:rel-height="scale"><draw:text-box><text:p text:style-name="P305"><text:span text:style-name="T306">Etat est ‘Fait’</text:span></text:p></draw:text-box><svg:title/><svg:desc/></draw:frame><draw:connector draw:type="standard" svg:x1="3.31061in" svg:y1="3.40777in" svg:x2="3.89431in" svg:y2="3.94603in" draw:id="id178" draw:style-name="a194" draw:transform="translate(-3.60246in -3.6769in) rotate(-1.5708) translate(3.60246in 3.6769in)" draw:name="Connecteur en angle 215"><svg:title/><svg:desc/></draw:connector><draw:connector draw:type="standard" svg:x1="3.73922in" svg:y1="2.21804in" svg:x2="5.08404in" svg:y2="4.37464in" draw:id="id179" draw:style-name="a196" draw:transform="translate(-4.41163in -3.29634in) rotate(-1.5708) translate(4.41163in 3.29634in)" draw:name="Connecteur en angle 217"><svg:title/><svg:desc/></draw:connector><draw:frame draw:id="id180" draw:style-name="a197" draw:name="Zone de texte 110" svg:x="5.48897in" svg:y="2.69685in" svg:width="0.96458in" svg:height="0.53232in" style:rel-width="scale" style:rel-height="scale"><draw:text-box><text:p text:style-name="P307"><text:span text:style-name="T308">Etat n’est pas ‘Fait’</text:span></text:p></draw:text-box><svg:title/><svg:desc/></draw:frame></draw: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fo:font-style="italic" style:font-style-asian="italic" style:font-style-complex="italic" fo:color="#243F60"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4" style:display-name="WW_OutlineListStyle_4">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mbria" style:font-name-asian="Times New Roman" style:font-name-complex="Times New Roman" fo:color="#404040" fo:font-size="10pt" style:font-size-asian="10pt" style:font-size-complex="10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Sansinterligne" style:display-name="Sans interligne" style:family="paragraph">
      <style:paragraph-properties fo:margin-bottom="0in" fo:line-height="100%"/>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text:list-style style:name="WW_OutlineListStyle_3" style:display-name="WW_OutlineListStyle_3">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WW_OutlineListStyle_2" style:display-name="WW_OutlineListStyle_2">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WW_OutlineListStyle_1" style:display-name="WW_OutlineListStyle_1">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list-style style:name="WW_OutlineListStyle" style:display-name="WW_OutlineListStyle">
      <text:list-level-style-number text:level="1" style:num-suffix="." style:num-format="I">
        <style:list-level-properties/>
      </text:list-level-style-number>
      <text:list-level-style-number text:level="2" style:num-suffix="." style:num-format="A" style:num-letter-sync="true">
        <style:list-level-properties text:space-before="0.5in" text:min-label-width="0in"/>
      </text:list-level-style-number>
      <text:list-level-style-number text:level="3" style:num-suffix="." style:num-format="1">
        <style:list-level-properties text:space-before="0.8868in" text:min-label-width="0in"/>
      </text:list-level-style-number>
      <text:list-level-style-number text:level="4" style:num-suffix=")" style:num-format="a" style:num-letter-sync="true">
        <style:list-level-properties text:space-before="1.5in" text:min-label-width="0in"/>
      </text:list-level-style-number>
      <text:list-level-style-number text:level="5" style:num-prefix="(" style:num-suffix=")" style:num-format="1">
        <style:list-level-properties text:space-before="2in" text:min-label-width="0in"/>
      </text:list-level-style-number>
      <text:list-level-style-number text:level="6" style:num-prefix="(" style:num-suffix=")" style:num-format="a" style:num-letter-sync="true">
        <style:list-level-properties text:space-before="2.5in" text:min-label-width="0in"/>
      </text:list-level-style-number>
      <text:list-level-style-number text:level="7" style:num-prefix="(" style:num-suffix=")" style:num-format="i">
        <style:list-level-properties text:space-before="3in" text:min-label-width="0in"/>
      </text:list-level-style-number>
      <text:list-level-style-number text:level="8" style:num-prefix="(" style:num-suffix=")" style:num-format="a" style:num-letter-sync="true">
        <style:list-level-properties text:space-before="3.5in" text:min-label-width="0in"/>
      </text:list-level-style-number>
      <text:list-level-style-number text:level="9" style:num-prefix="(" style:num-suffix=")" style:num-format="i">
        <style:list-level-properties text:space-before="4in" text:min-label-width="0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I">
        <style:list-level-properties/>
      </text:outline-level-style>
      <text:outline-level-style text:level="2" style:num-suffix="." style:num-format="A" style:num-letter-sync="true">
        <style:list-level-properties text:space-before="0.5in" text:min-label-width="0in"/>
      </text:outline-level-style>
      <text:outline-level-style text:level="3" style:num-suffix="." style:num-format="1">
        <style:list-level-properties text:space-before="0.8868in" text:min-label-width="0in"/>
      </text:outline-level-style>
      <text:outline-level-style text:level="4" style:num-suffix=")" style:num-format="a" style:num-letter-sync="true">
        <style:list-level-properties text:space-before="1.5in" text:min-label-width="0in"/>
      </text:outline-level-style>
      <text:outline-level-style text:level="5" style:num-prefix="(" style:num-suffix=")" style:num-format="1">
        <style:list-level-properties text:space-before="2in" text:min-label-width="0in"/>
      </text:outline-level-style>
      <text:outline-level-style text:level="6" style:num-prefix="(" style:num-suffix=")" style:num-format="a" style:num-letter-sync="true">
        <style:list-level-properties text:space-before="2.5in" text:min-label-width="0in"/>
      </text:outline-level-style>
      <text:outline-level-style text:level="7" style:num-prefix="(" style:num-suffix=")" style:num-format="i">
        <style:list-level-properties text:space-before="3in" text:min-label-width="0in"/>
      </text:outline-level-style>
      <text:outline-level-style text:level="8" style:num-prefix="(" style:num-suffix=")" style:num-format="a" style:num-letter-sync="true">
        <style:list-level-properties text:space-before="3.5in" text:min-label-width="0in"/>
      </text:outline-level-style>
      <text:outline-level-style text:level="9" style:num-prefix="(" style:num-suffix=")" style:num-format="i">
        <style:list-level-properties text:space-before="4in" text:min-label-width="0in"/>
      </text:outline-level-style>
    </text:outlin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32" svg:viewBox="0 0 20 30" svg:d="m10 0-10 30h20z"/>
    <draw:marker draw:name="a134" svg:viewBox="0 0 20 30" svg:d="m10 0-10 30h20z"/>
    <draw:marker draw:name="a181" svg:viewBox="0 0 20 30" svg:d="m10 0-10 30h20z"/>
    <draw:marker draw:name="a184" svg:viewBox="0 0 20 30" svg:d="m10 0-10 30h20z"/>
    <draw:marker draw:name="a104" svg:viewBox="0 0 20 30" svg:d="m10 0-10 30h20z"/>
    <draw:marker draw:name="a187" svg:viewBox="0 0 20 30" svg:d="m10 0-10 30h20z"/>
    <draw:marker draw:name="a151" svg:viewBox="0 0 20 30" svg:d="m10 0-10 30h20z"/>
    <draw:marker draw:name="a108" svg:viewBox="0 0 20 30" svg:d="m10 0-10 30h20z"/>
    <draw:marker draw:name="a153" svg:viewBox="0 0 20 30" svg:d="m10 0-10 30h20z"/>
    <draw:marker draw:name="a120" svg:viewBox="0 0 20 30" svg:d="m10 0-10 30h20z"/>
    <draw:marker draw:name="a158" svg:viewBox="0 0 20 30" svg:d="m10 0-10 30h20z"/>
    <draw:marker draw:name="a124" svg:viewBox="0 0 20 30" svg:d="m10 0-10 30h20z"/>
    <draw:marker draw:name="a126" svg:viewBox="0 0 20 30" svg:d="m10 0-10 30h20z"/>
    <draw:marker draw:name="a172" svg:viewBox="0 0 20 30" svg:d="m10 0-10 30h20z"/>
    <draw:marker draw:name="a128" svg:viewBox="0 0 20 30" svg:d="m10 0-10 30h20z"/>
    <draw:marker draw:name="a175" svg:viewBox="0 0 20 30" svg:d="m10 0-10 30h20z"/>
    <draw:marker draw:name="a178" svg:viewBox="0 0 20 30" svg:d="m10 0-10 30h20z"/>
    <draw:marker draw:name="a143" svg:viewBox="0 0 20 30" svg:d="m10 0-10 30h20z"/>
    <draw:marker draw:name="a190" svg:viewBox="0 0 20 30" svg:d="m10 0-10 30h20z"/>
    <draw:marker draw:name="a111" svg:viewBox="0 0 20 30" svg:d="m10 0-10 30h20z"/>
    <draw:marker draw:name="a149" svg:viewBox="0 0 20 30" svg:d="m10 0-10 30h20z"/>
    <draw:marker draw:name="a193" svg:viewBox="0 0 20 30" svg:d="m10 0-10 30h20z"/>
    <draw:marker draw:name="a195" svg:viewBox="0 0 20 30" svg:d="m10 0-10 30h20z"/>
    <draw:marker draw:name="a160" svg:viewBox="0 0 20 30" svg:d="m10 0-10 30h20z"/>
    <draw:marker draw:name="a116" svg:viewBox="0 0 20 30" svg:d="m10 0-10 30h20z"/>
    <draw:marker draw:name="a162" svg:viewBox="0 0 20 30" svg:d="m10 0-10 30h20z"/>
    <draw:marker draw:name="a118" svg:viewBox="0 0 20 30" svg:d="m10 0-10 30h20z"/>
    <draw:marker draw:name="a164" svg:viewBox="0 0 20 30" svg:d="m10 0-10 30h20z"/>
  </office:styles>
  <office:automatic-styles>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0.3937in" fo:margin-bottom="0.3944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dmin</meta:initial-creator>
    <dc:creator>admin</dc:creator>
    <meta:creation-date>2011-12-28T10:40:00Z</meta:creation-date>
    <dc:date>2012-01-09T17:08:00Z</dc:date>
    <meta:template xlink:href="Normal" xlink:type="simple"/>
    <meta:editing-cycles>35</meta:editing-cycles>
    <meta:editing-duration>PT72780S</meta:editing-duration>
    <meta:document-statistic meta:page-count="1" meta:paragraph-count="4" meta:word-count="327" meta:character-count="2127" meta:row-count="15" meta:non-whitespace-character-count="1804"/>
  </office:meta>
</office:document-meta>
</file>